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3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3" style:data-style-name="N0">
      <style:table-cell-properties style:vertical-align="automatic" fo:wrap-option="wrap" fo:background-color="transparent"/>
    </style:style>
    <style:style style:name="ce6" style:family="table-cell" style:parent-style-name="Normal_32_4_32_3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3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3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3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order-top="none" fo:border-bottom="none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0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1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4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5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6" style:family="table-cell" style:parent-style-name="Default" style:data-style-name="N0">
      <style:table-cell-properties fo:border-top="thin dotted #BFBFBF" fo:border-bottom="thin solid #040404" fo:border-left="none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0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Default" style:data-style-name="N14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1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70C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B05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7030A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BF8F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5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6" style:family="table-cell" style:parent-style-name="Default" style:data-style-name="N14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4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BFBFBF" style:vertical-align="automatic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6" style:family="table-cell" style:parent-style-name="Default" style:data-style-name="N19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Normal_32_4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60" style:family="table-cell" style:parent-style-name="Normal_32_4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Normal_32_4_32_4" style:data-style-name="N0">
      <style:table-cell-properties style:vertical-align="automatic" fo:background-color="transparent"/>
    </style:style>
    <style:style style:name="ce62" style:family="table-cell" style:parent-style-name="Normal_32_4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6" style:family="table-cell" style:parent-style-name="Normal_32_4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8" style:family="table-cell" style:parent-style-name="Normal_32_4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0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Normal_32_4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73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4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5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6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7" style:family="table-cell" style:parent-style-name="Normal_32_4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78" style:family="table-cell" style:parent-style-name="Normal_32_4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Normal_32_4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Porcentaje_32_4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Normal_32_4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Porcentaje_32_4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Normal_32_4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Normal_32_4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Porcentaje_32_4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7" style:family="table-cell" style:parent-style-name="Normal_32_4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88" style:family="table-cell" style:parent-style-name="Normal_32_4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Normal_32_4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Porcentaje_32_4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1" style:family="table-cell" style:parent-style-name="Porcentaje_32_4" style:data-style-name="N36"/>
    <style:style style:name="ce92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4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6" style:family="table-cell" style:parent-style-name="Normal_32_4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7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8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9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0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2" style:family="table-cell" style:parent-style-name="Default" style:data-style-name="N3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3" style:family="table-cell" style:parent-style-name="Default" style:data-style-name="N14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4" style:family="table-cell" style:parent-style-name="Default" style:data-style-name="N3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5" style:family="table-cell" style:parent-style-name="Default" style:data-style-name="N14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6" style:family="table-cell" style:parent-style-name="Default" style:data-style-name="N0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7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08" style:family="table-cell" style:parent-style-name="Default" style:data-style-name="N0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9" style:family="table-cell" style:parent-style-name="Default" style:data-style-name="N14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1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2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3" style:family="table-cell" style:parent-style-name="Normal_32_5" style:data-style-name="N0">
      <style:table-cell-properties style:vertical-align="automatic" fo:background-color="transparent"/>
    </style:style>
    <style:style style:name="ce114" style:family="table-cell" style:parent-style-name="Normal_32_5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5" style:family="table-cell" style:parent-style-name="Normal_32_5" style:data-style-name="N0">
      <style:table-cell-properties fo:border-top="none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16" style:family="table-cell" style:parent-style-name="Normal_32_4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7" style:family="table-cell" style:parent-style-name="Porcentaje_32_4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18" style:family="table-cell" style:parent-style-name="Normal_32_5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19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0" style:family="table-cell" style:parent-style-name="Normal_32_5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21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2" style:family="table-cell" style:parent-style-name="Normal_32_5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3" style:family="table-cell" style:parent-style-name="Normal_32_5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125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6" style:family="table-cell" style:parent-style-name="Normal_32_5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7" style:family="table-cell" style:parent-style-name="Normal_32_5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8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9" style:family="table-cell" style:parent-style-name="Normal_32_5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5" style:data-style-name="N0">
      <style:table-cell-properties style:vertical-align="top" fo:wrap-option="wra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31" style:family="table-cell" style:parent-style-name="Normal_32_5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2" style:family="table-cell" style:parent-style-name="Normal_32_5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3" style:family="table-cell" style:parent-style-name="Normal_32_5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4" style:family="table-cell" style:parent-style-name="Normal_32_5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5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6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7" style:family="table-cell" style:parent-style-name="Normal_32_5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8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9" style:family="table-cell" style:parent-style-name="Normal_32_5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40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40404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7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65.25pt" style:use-optimal-row-height="true" fo:break-before="auto"/>
    </style:style>
    <style:style style:name="ro9" style:family="table-row">
      <style:table-row-properties style:row-height="29.25pt" style:use-optimal-row-height="false" fo:break-before="auto"/>
    </style:style>
    <style:style style:name="ro10" style:family="table-row">
      <style:table-row-properties style:row-height="33pt" style:use-optimal-row-height="tru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23.25pt" style:use-optimal-row-height="false" fo:break-before="auto"/>
    </style:style>
    <style:style style:name="ro13" style:family="table-row">
      <style:table-row-properties style:row-height="45pt" style:use-optimal-row-height="true" fo:break-before="auto"/>
    </style:style>
    <style:style style:name="ro14" style:family="table-row">
      <style:table-row-properties style:row-height="15pt" style:use-optimal-row-height="false" fo:break-before="auto"/>
    </style:style>
    <style:style style:name="ro15" style:family="table-row">
      <style:table-row-properties style:row-height="48.75pt" style:use-optimal-row-height="true" fo:break-before="auto"/>
    </style:style>
    <style:style style:name="ro16" style:family="table-row">
      <style:table-row-properties style:row-height="24pt" style:use-optimal-row-height="true" fo:break-before="auto"/>
    </style:style>
    <style:style style:name="ro17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966000" table:style-name="ce7">
            <text:p>966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974470" table:style-name="ce9">
            <text:p>16.974.470</text:p>
          </table:table-cell>
          <table:table-cell office:value-type="float" office:value="17345965.5" table:style-name="ce9">
            <text:p>17.345.966</text:p>
          </table:table-cell>
          <table:table-cell office:value-type="percentage" office:value="1" table:style-name="ce10">
            <text:p>100,0%</text:p>
          </table:table-cell>
          <table:table-cell office:value-type="float" office:value="7489790" table:style-name="ce8">
            <text:p>7.489.790</text:p>
          </table:table-cell>
          <table:table-cell office:value-type="float" office:value="7354043" table:style-name="ce8">
            <text:p>7.354.043</text:p>
          </table:table-cell>
          <table:table-cell office:value-type="float" office:value="4230763" table:style-name="ce8">
            <text:p>4.230.763</text:p>
          </table:table-cell>
          <table:table-cell office:value-type="date" office:date-value="2022-09-28T00:00:00" table:style-name="ce11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23230" table:style-name="ce7">
            <text:p>423.23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3514" table:style-name="ce14">
            <text:p>2.743.514</text:p>
          </table:table-cell>
          <table:table-cell office:value-type="float" office:value="2688866.5" table:style-name="ce14">
            <text:p>2.688.867</text:p>
          </table:table-cell>
          <table:table-cell office:value-type="percentage" office:value="0.98008120242871" table:style-name="ce15">
            <text:p>98,0%</text:p>
          </table:table-cell>
          <table:table-cell office:value-type="float" office:value="1152357" table:style-name="ce13">
            <text:p>1.152.357</text:p>
          </table:table-cell>
          <table:table-cell office:value-type="float" office:value="1132336" table:style-name="ce13">
            <text:p>1.132.336</text:p>
          </table:table-cell>
          <table:table-cell office:value-type="float" office:value="733164" table:style-name="ce13">
            <text:p>733.16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3602.5" table:style-name="ce14">
            <text:p>2.303.603</text:p>
          </table:table-cell>
          <table:table-cell office:value-type="percentage" office:value="0.93898231645006702" table:style-name="ce15">
            <text:p>93,9%</text:p>
          </table:table-cell>
          <table:table-cell office:value-type="float" office:value="929877" table:style-name="ce13">
            <text:p>929.877</text:p>
          </table:table-cell>
          <table:table-cell office:value-type="float" office:value="920754" table:style-name="ce13">
            <text:p>920.754</text:p>
          </table:table-cell>
          <table:table-cell office:value-type="float" office:value="730328" table:style-name="ce13">
            <text:p>730.328</text:p>
          </table:table-cell>
          <table:table-cell office:value-type="date" office:date-value="2022-09-27T00:00:00" table:style-name="ce16">
            <text:p>2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972" table:style-name="ce7">
            <text:p>1.284.972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642" table:style-name="ce14">
            <text:p>2.119.642</text:p>
          </table:table-cell>
          <table:table-cell office:value-type="float" office:value="2061099.5" table:style-name="ce14">
            <text:p>2.061.100</text:p>
          </table:table-cell>
          <table:table-cell office:value-type="percentage" office:value="0.97238094923576712" table:style-name="ce15">
            <text:p>97,2%</text:p>
          </table:table-cell>
          <table:table-cell office:value-type="float" office:value="929415" table:style-name="ce13">
            <text:p>929.415</text:p>
          </table:table-cell>
          <table:table-cell office:value-type="float" office:value="914426" table:style-name="ce13">
            <text:p>914.426</text:p>
          </table:table-cell>
          <table:table-cell office:value-type="float" office:value="495504" table:style-name="ce13">
            <text:p>495.50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4748" table:style-name="ce7">
            <text:p>2.834.748</text:p>
          </table:table-cell>
          <table:table-cell office:value-type="float" office:value="230540" table:style-name="ce7">
            <text:p>230.540</text:p>
          </table:table-cell>
          <table:table-cell office:value-type="float" office:value="796470" table:style-name="ce7">
            <text:p>796.47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50128" table:style-name="ce14">
            <text:p>4.450.128</text:p>
          </table:table-cell>
          <table:table-cell office:value-type="float" office:value="4199799" table:style-name="ce14">
            <text:p>4.199.799</text:p>
          </table:table-cell>
          <table:table-cell office:value-type="percentage" office:value="0.94374791017247139" table:style-name="ce15">
            <text:p>94,4%</text:p>
          </table:table-cell>
          <table:table-cell office:value-type="float" office:value="1824946" table:style-name="ce13">
            <text:p>1.824.946</text:p>
          </table:table-cell>
          <table:table-cell office:value-type="float" office:value="1769849" table:style-name="ce13">
            <text:p>1.769.849</text:p>
          </table:table-cell>
          <table:table-cell office:value-type="float" office:value="1026047" table:style-name="ce13">
            <text:p>1.026.04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70078" table:style-name="ce14">
            <text:p>1.270.078</text:p>
          </table:table-cell>
          <table:table-cell office:value-type="percentage" office:value="0.97907679499236833" table:style-name="ce15">
            <text:p>97,9%</text:p>
          </table:table-cell>
          <table:table-cell office:value-type="float" office:value="520251" table:style-name="ce13">
            <text:p>520.251</text:p>
          </table:table-cell>
          <table:table-cell office:value-type="float" office:value="517331" table:style-name="ce13">
            <text:p>517.331</text:p>
          </table:table-cell>
          <table:table-cell office:value-type="float" office:value="355898" table:style-name="ce13">
            <text:p>355.898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695" table:style-name="ce7">
            <text:p>4.084.695</text:p>
          </table:table-cell>
          <table:table-cell office:value-type="float" office:value="280480" table:style-name="ce7">
            <text:p>280.480</text:p>
          </table:table-cell>
          <table:table-cell office:value-type="float" office:value="691850" table:style-name="ce7">
            <text:p>691.85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23830" table:style-name="ce14">
            <text:p>5.623.830</text:p>
          </table:table-cell>
          <table:table-cell office:value-type="float" office:value="5358041" table:style-name="ce14">
            <text:p>5.358.041</text:p>
          </table:table-cell>
          <table:table-cell office:value-type="percentage" office:value="0.95273879189093558" table:style-name="ce15">
            <text:p>95,3%</text:p>
          </table:table-cell>
          <table:table-cell office:value-type="float" office:value="2152901" table:style-name="ce13">
            <text:p>2.152.901</text:p>
          </table:table-cell>
          <table:table-cell office:value-type="float" office:value="2127808" table:style-name="ce13">
            <text:p>2.127.808</text:p>
          </table:table-cell>
          <table:table-cell office:value-type="float" office:value="1541575" table:style-name="ce13">
            <text:p>1.541.575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2769" table:style-name="ce7">
            <text:p>2.762.769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7914" table:style-name="ce14">
            <text:p>4.207.914</text:p>
          </table:table-cell>
          <table:table-cell office:value-type="float" office:value="4044428.5" table:style-name="ce14">
            <text:p>4.044.429</text:p>
          </table:table-cell>
          <table:table-cell office:value-type="percentage" office:value="0.96114808905315086" table:style-name="ce15">
            <text:p>96,1%</text:p>
          </table:table-cell>
          <table:table-cell office:value-type="float" office:value="1769298" table:style-name="ce13">
            <text:p>1.769.298</text:p>
          </table:table-cell>
          <table:table-cell office:value-type="float" office:value="1718991" table:style-name="ce13">
            <text:p>1.718.991</text:p>
          </table:table-cell>
          <table:table-cell office:value-type="float" office:value="1112154" table:style-name="ce13">
            <text:p>1.112.15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410872.5" table:style-name="ce14">
            <text:p>14.410.873</text:p>
          </table:table-cell>
          <table:table-cell office:value-type="percentage" office:value="1" table:style-name="ce15">
            <text:p>100,0%</text:p>
          </table:table-cell>
          <table:table-cell office:value-type="float" office:value="6502940" table:style-name="ce13">
            <text:p>6.502.940</text:p>
          </table:table-cell>
          <table:table-cell office:value-type="float" office:value="6369201" table:style-name="ce13">
            <text:p>6.369.201</text:p>
          </table:table-cell>
          <table:table-cell office:value-type="float" office:value="3916209" table:style-name="ce13">
            <text:p>3.916.20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08172" table:style-name="ce7">
            <text:p>6.708.172</text:p>
          </table:table-cell>
          <table:table-cell office:value-type="float" office:value="543670" table:style-name="ce7">
            <text:p>543.670</text:p>
          </table:table-cell>
          <table:table-cell office:value-type="float" office:value="2120240" table:style-name="ce7">
            <text:p>2.120.240</text:p>
          </table:table-cell>
          <table:table-cell office:value-type="float" office:value="857060" table:style-name="ce7">
            <text:p>857.060</text:p>
          </table:table-cell>
          <table:table-cell office:value-type="float" office:value="208530" table:style-name="ce13">
            <text:p>208.530</text:p>
          </table:table-cell>
          <table:table-cell office:value-type="float" office:value="10437672" table:style-name="ce14">
            <text:p>10.437.672</text:p>
          </table:table-cell>
          <table:table-cell office:value-type="float" office:value="10223978" table:style-name="ce14">
            <text:p>10.223.978</text:p>
          </table:table-cell>
          <table:table-cell office:value-type="percentage" office:value="0.97952666073430938" table:style-name="ce15">
            <text:p>98,0%</text:p>
          </table:table-cell>
          <table:table-cell office:value-type="float" office:value="4454726" table:style-name="ce13">
            <text:p>4.454.726</text:p>
          </table:table-cell>
          <table:table-cell office:value-type="float" office:value="4394597" table:style-name="ce13">
            <text:p>4.394.597</text:p>
          </table:table-cell>
          <table:table-cell office:value-type="float" office:value="3008334" table:style-name="ce13">
            <text:p>3.008.33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481" table:style-name="ce7">
            <text:p>1.639.481</text:p>
          </table:table-cell>
          <table:table-cell office:value-type="float" office:value="155680" table:style-name="ce7">
            <text:p>155.680</text:p>
          </table:table-cell>
          <table:table-cell office:value-type="float" office:value="303980" table:style-name="ce7">
            <text:p>303.98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8971" table:style-name="ce14">
            <text:p>2.318.971</text:p>
          </table:table-cell>
          <table:table-cell office:value-type="float" office:value="2356949" table:style-name="ce14">
            <text:p>2.356.949</text:p>
          </table:table-cell>
          <table:table-cell office:value-type="percentage" office:value="1" table:style-name="ce15">
            <text:p>100,0%</text:p>
          </table:table-cell>
          <table:table-cell office:value-type="float" office:value="970673" table:style-name="ce13">
            <text:p>970.673</text:p>
          </table:table-cell>
          <table:table-cell office:value-type="float" office:value="953469" table:style-name="ce13">
            <text:p>953.469</text:p>
          </table:table-cell>
          <table:table-cell office:value-type="float" office:value="658800" table:style-name="ce13">
            <text:p>658.80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53800" table:style-name="ce7">
            <text:p>253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7174" table:style-name="ce14">
            <text:p>6.057.174</text:p>
          </table:table-cell>
          <table:table-cell office:value-type="float" office:value="6180832" table:style-name="ce14">
            <text:p>6.180.832</text:p>
          </table:table-cell>
          <table:table-cell office:value-type="percentage" office:value="1" table:style-name="ce15">
            <text:p>100,0%</text:p>
          </table:table-cell>
          <table:table-cell office:value-type="float" office:value="2483258" table:style-name="ce13">
            <text:p>2.483.258</text:p>
          </table:table-cell>
          <table:table-cell office:value-type="float" office:value="2459083" table:style-name="ce13">
            <text:p>2.459.083</text:p>
          </table:table-cell>
          <table:table-cell office:value-type="float" office:value="2003827" table:style-name="ce13">
            <text:p>2.003.82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40" table:style-name="ce7">
            <text:p>47.140</text:p>
          </table:table-cell>
          <table:table-cell office:value-type="float" office:value="108710" table:style-name="ce7">
            <text:p>108.71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8047" table:style-name="ce14">
            <text:p>688.047</text:p>
          </table:table-cell>
          <table:table-cell office:value-type="float" office:value="659498" table:style-name="ce14">
            <text:p>659.498</text:p>
          </table:table-cell>
          <table:table-cell office:value-type="percentage" office:value="0.95850719500266701" table:style-name="ce15">
            <text:p>95,9%</text:p>
          </table:table-cell>
          <table:table-cell office:value-type="float" office:value="284790" table:style-name="ce13">
            <text:p>284.790</text:p>
          </table:table-cell>
          <table:table-cell office:value-type="float" office:value="287017" table:style-name="ce13">
            <text:p>287.017</text:p>
          </table:table-cell>
          <table:table-cell office:value-type="float" office:value="188315" table:style-name="ce13">
            <text:p>188.315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93663" table:style-name="ce14">
            <text:p>13.493.663</text:p>
          </table:table-cell>
          <table:table-cell office:value-type="percentage" office:value="0.98659126544420561" table:style-name="ce15">
            <text:p>98,7%</text:p>
          </table:table-cell>
          <table:table-cell office:value-type="float" office:value="5779341" table:style-name="ce13">
            <text:p>5.779.341</text:p>
          </table:table-cell>
          <table:table-cell office:value-type="float" office:value="5736895" table:style-name="ce13">
            <text:p>5.736.895</text:p>
          </table:table-cell>
          <table:table-cell office:value-type="float" office:value="3524967" table:style-name="ce13">
            <text:p>3.524.96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4465" table:style-name="ce7">
            <text:p>1.784.46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5275" table:style-name="ce14">
            <text:p>2.935.275</text:p>
          </table:table-cell>
          <table:table-cell office:value-type="float" office:value="2852721" table:style-name="ce14">
            <text:p>2.852.721</text:p>
          </table:table-cell>
          <table:table-cell office:value-type="percentage" office:value="0.97187520760405754" table:style-name="ce15">
            <text:p>97,2%</text:p>
          </table:table-cell>
          <table:table-cell office:value-type="float" office:value="1301883" table:style-name="ce13">
            <text:p>1.301.883</text:p>
          </table:table-cell>
          <table:table-cell office:value-type="float" office:value="1283075" table:style-name="ce13">
            <text:p>1.283.075</text:p>
          </table:table-cell>
          <table:table-cell office:value-type="float" office:value="716214" table:style-name="ce13">
            <text:p>716.21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5749" table:style-name="ce7">
            <text:p>895.749</text:p>
          </table:table-cell>
          <table:table-cell office:value-type="float" office:value="77800" table:style-name="ce7">
            <text:p>77.800</text:p>
          </table:table-cell>
          <table:table-cell office:value-type="float" office:value="273760" table:style-name="ce7">
            <text:p>273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6169" table:style-name="ce14">
            <text:p>1.406.169</text:p>
          </table:table-cell>
          <table:table-cell office:value-type="float" office:value="1337155" table:style-name="ce14">
            <text:p>1.337.155</text:p>
          </table:table-cell>
          <table:table-cell office:value-type="percentage" office:value="0.95092055080150395" table:style-name="ce15">
            <text:p>95,1%</text:p>
          </table:table-cell>
          <table:table-cell office:value-type="float" office:value="568981" table:style-name="ce13">
            <text:p>568.981</text:p>
          </table:table-cell>
          <table:table-cell office:value-type="float" office:value="563709" table:style-name="ce13">
            <text:p>563.709</text:p>
          </table:table-cell>
          <table:table-cell office:value-type="float" office:value="371490" table:style-name="ce13">
            <text:p>371.49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6528" table:style-name="ce7">
            <text:p>2.976.52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9933" table:style-name="ce14">
            <text:p>4.519.933</text:p>
          </table:table-cell>
          <table:table-cell office:value-type="float" office:value="4462662" table:style-name="ce14">
            <text:p>4.462.662</text:p>
          </table:table-cell>
          <table:table-cell office:value-type="percentage" office:value="0.98732923695992836" table:style-name="ce15">
            <text:p>98,7%</text:p>
          </table:table-cell>
          <table:table-cell office:value-type="float" office:value="1953544" table:style-name="ce13">
            <text:p>1.953.544</text:p>
          </table:table-cell>
          <table:table-cell office:value-type="float" office:value="1918126" table:style-name="ce13">
            <text:p>1.918.126</text:p>
          </table:table-cell>
          <table:table-cell office:value-type="float" office:value="1234422" table:style-name="ce13">
            <text:p>1.234.422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60367.5" table:style-name="ce14">
            <text:p>160.368</text:p>
          </table:table-cell>
          <table:table-cell office:value-type="percentage" office:value="0.91853245585396726" table:style-name="ce15">
            <text:p>91,9%</text:p>
          </table:table-cell>
          <table:table-cell office:value-type="float" office:value="68574" table:style-name="ce13">
            <text:p>68.574</text:p>
          </table:table-cell>
          <table:table-cell office:value-type="float" office:value="65735" table:style-name="ce13">
            <text:p>65.735</text:p>
          </table:table-cell>
          <table:table-cell office:value-type="float" office:value="43939" table:style-name="ce13">
            <text:p>43.93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1336.5" table:style-name="ce14">
            <text:p>151.337</text:p>
          </table:table-cell>
          <table:table-cell office:value-type="percentage" office:value="0.95516599343600106" table:style-name="ce15">
            <text:p>95,5%</text:p>
          </table:table-cell>
          <table:table-cell office:value-type="float" office:value="66602" table:style-name="ce13">
            <text:p>66.602</text:p>
          </table:table-cell>
          <table:table-cell office:value-type="float" office:value="63364" table:style-name="ce13">
            <text:p>63.364</text:p>
          </table:table-cell>
          <table:table-cell office:value-type="float" office:value="37033" table:style-name="ce13">
            <text:p>37.033</text:p>
          </table:table-cell>
          <table:table-cell office:value-type="date" office:date-value="2022-09-28T00:00:00" table:style-name="ce17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742" table:style-name="ce14">
            <text:p>207.742</text:p>
          </table:table-cell>
          <table:table-cell office:value-type="percentage" office:value="0.93034357982229865" table:style-name="ce15">
            <text:p>93,0%</text:p>
          </table:table-cell>
          <table:table-cell office:value-type="float" office:value="95153" table:style-name="ce13">
            <text:p>95.153</text:p>
          </table:table-cell>
          <table:table-cell office:value-type="float" office:value="94785" table:style-name="ce13">
            <text:p>94.785</text:p>
          </table:table-cell>
          <table:table-cell office:value-type="float" office:value="51251" table:style-name="ce13">
            <text:p>51.251</text:p>
          </table:table-cell>
          <table:table-cell office:value-type="date" office:date-value="2022-08-01T00:00:00" table:style-name="ce17">
            <text:p>0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68.5" table:style-name="ce14">
            <text:p>13.469</text:p>
          </table:table-cell>
          <table:table-cell office:value-type="percentage" office:value="1" table:style-name="ce15">
            <text:p>100,0%</text:p>
          </table:table-cell>
          <table:table-cell office:value-type="float" office:value="8128" table:style-name="ce13">
            <text:p>8.128</text:p>
          </table:table-cell>
          <table:table-cell office:value-type="float" office:value="8140" table:style-name="ce13">
            <text:p>8.140</text:p>
          </table:table-cell>
          <table:table-cell office:value-type="float" office:value="4121" table:style-name="ce13">
            <text:p>4.121</text:p>
          </table:table-cell>
          <table:table-cell office:value-type="date" office:date-value="2022-09-21T00:00:00" table:style-name="ce17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57457" table:style-name="ce19">
            <text:p>63.857.457</text:p>
          </table:table-cell>
          <table:table-cell office:value-type="float" office:value="4932650" table:style-name="ce19">
            <text:p>4.932.650</text:p>
          </table:table-cell>
          <table:table-cell office:value-type="float" office:value="17097890" table:style-name="ce20">
            <text:p>17.097.890</text:p>
          </table:table-cell>
          <table:table-cell office:value-type="float" office:value="8962110" table:style-name="ce21">
            <text:p>8.962.110</text:p>
          </table:table-cell>
          <table:table-cell office:value-type="float" office:value="2023960" table:style-name="ce22">
            <text:p>2.023.960</text:p>
          </table:table-cell>
          <table:table-cell office:value-type="float" office:value="96874067" table:style-name="ce23">
            <text:p>96.874.067</text:p>
          </table:table-cell>
          <table:table-cell office:value-type="float" office:value="95783125.5" table:style-name="ce23">
            <text:p>95.783.126</text:p>
          </table:table-cell>
          <table:table-cell office:value-type="percentage" office:value="0.98873855992853077" table:style-name="ce24">
            <text:p>98,9%</text:p>
          </table:table-cell>
          <table:table-cell office:value-type="float" office:value="41307428" table:style-name="ce23">
            <text:p>41.307.428</text:p>
          </table:table-cell>
          <table:table-cell office:value-type="float" office:value="40652734" table:style-name="ce23">
            <text:p>40.652.734</text:p>
          </table:table-cell>
          <table:table-cell office:value-type="float" office:value="25984355" table:style-name="ce23">
            <text:p>25.984.35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Comunicacion_1" table:style-name="ta2">
        <table:table-column table:style-name="co4" table:number-columns-repeated="16384" table:default-cell-style-name="ce1"/>
        <table:table-row table:style-name="ro6">
          <table:table-cell table:number-columns-spanned="1" table:number-rows-spanned="2" table:style-name="ce47"/>
          <table:table-cell office:value-type="string" table:number-columns-spanned="1" table:number-rows-spanned="2" table:style-name="ce48">
            <text:p>Dosis entregadas Pfizer<text:s/><text:span text:style-name="T2">(1)</text:span></text:p>
          </table:table-cell>
          <table:table-cell office:value-type="string" table:number-columns-spanned="1" table:number-rows-spanned="2" table:style-name="ce48">
            <text:p>Dosis entregadas Pfizer pediátrica<text:span text:style-name="T2">(1)</text:span></text:p>
          </table:table-cell>
          <table:table-cell office:value-type="string" table:style-name="ce27">
            <text:p>Dosis entregadas Pfizer</text:p>
          </table:table-cell>
          <table:table-cell office:value-type="string" table:number-columns-spanned="1" table:number-rows-spanned="2" table:style-name="ce48">
            <text:p>Dosis entregadas Moderna<text:s/><text:span text:style-name="T2">(1)</text:span></text:p>
          </table:table-cell>
          <table:table-cell office:value-type="string" table:number-columns-spanned="1" table:number-rows-spanned="2" table:style-name="ce48">
            <text:p>Dosis entregadas Moderna adaptada<text:s/><text:span text:style-name="T2">(1)</text:span></text:p>
          </table:table-cell>
          <table:table-cell office:value-type="string" table:number-columns-spanned="1" table:number-rows-spanned="2" table:style-name="ce48">
            <text:p>Dosis entregadas AstraZeneca<text:s/><text:span text:style-name="T2">(1)</text:span></text:p>
          </table:table-cell>
          <table:table-cell office:value-type="string" table:number-columns-spanned="1" table:number-rows-spanned="2" table:style-name="ce48">
            <text:p>Dosis entregadas Janssen<text:s/><text:span text:style-name="T2">(1)</text:span></text:p>
          </table:table-cell>
          <table:table-cell office:value-type="string" table:number-columns-spanned="1" table:number-rows-spanned="2" table:style-name="ce48">
            <text:p>Dosis entregadas total<text:s/><text:span text:style-name="T2">(1)</text:span></text:p>
          </table:table-cell>
          <table:table-cell office:value-type="string" table:number-columns-spanned="1" table:number-rows-spanned="2" table:style-name="ce48">
            <text:p>Dosis administradas<text:s/><text:span text:style-name="T2">(2)*</text:span></text:p>
          </table:table-cell>
          <table:table-cell office:value-type="string" table:number-columns-spanned="1" table:number-rows-spanned="2" table:style-name="ce48">
            <text:p>% sobre entregadas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table-cell office:value-type="string" table:style-name="ce28">
            <text:p>adaptada<text:s/><text:span text:style-name="T2">(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11421630" table:style-name="ce30">
            <text:p>11.421.630</text:p>
          </table:table-cell>
          <table:table-cell office:value-type="float" office:value="997000" table:style-name="ce30">
            <text:p>997.000</text:p>
          </table:table-cell>
          <table:table-cell office:value-type="float" office:value="1866240" table:style-name="ce30">
            <text:p>1.866.240</text:p>
          </table:table-cell>
          <table:table-cell office:value-type="float" office:value="2716140" table:style-name="ce30">
            <text:p>2.716.140</text:p>
          </table:table-cell>
          <table:table-cell office:value-type="float" office:value="193500" table:style-name="ce30">
            <text:p>193.500</text:p>
          </table:table-cell>
          <table:table-cell office:value-type="float" office:value="1537200" table:style-name="ce30">
            <text:p>1.537.200</text:p>
          </table:table-cell>
          <table:table-cell office:value-type="float" office:value="333500" table:style-name="ce30">
            <text:p>333.500</text:p>
          </table:table-cell>
          <table:table-cell office:value-type="float" office:value="19065210" table:style-name="ce30">
            <text:p>19.065.210</text:p>
          </table:table-cell>
          <table:table-cell office:value-type="float" office:value="18684794" table:style-name="ce30">
            <text:p>18.684.794</text:p>
          </table:table-cell>
          <table:table-cell office:value-type="percentage" office:value="0.98004658747530182" table:style-name="ce31">
            <text:p>98,00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864329" table:style-name="ce33">
            <text:p>1.864.329</text:p>
          </table:table-cell>
          <table:table-cell office:value-type="float" office:value="152930" table:style-name="ce33">
            <text:p>152.930</text:p>
          </table:table-cell>
          <table:table-cell office:value-type="float" office:value="380292" table:style-name="ce33">
            <text:p>380.292</text:p>
          </table:table-cell>
          <table:table-cell office:value-type="float" office:value="423230" table:style-name="ce33">
            <text:p>423.230</text:p>
          </table:table-cell>
          <table:table-cell office:value-type="float" office:value="33000" table:style-name="ce33">
            <text:p>33.000</text:p>
          </table:table-cell>
          <table:table-cell office:value-type="float" office:value="252500" table:style-name="ce33">
            <text:p>252.500</text:p>
          </table:table-cell>
          <table:table-cell office:value-type="float" office:value="58035" table:style-name="ce33">
            <text:p>58.035</text:p>
          </table:table-cell>
          <table:table-cell office:value-type="float" office:value="3164316" table:style-name="ce33">
            <text:p>3.164.316</text:p>
          </table:table-cell>
          <table:table-cell office:value-type="float" office:value="2963524" table:style-name="ce33">
            <text:p>2.963.524</text:p>
          </table:table-cell>
          <table:table-cell office:value-type="percentage" office:value="0.93654489627458193" table:style-name="ce34">
            <text:p>93,6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1497221" table:style-name="ce33">
            <text:p>1.497.221</text:p>
          </table:table-cell>
          <table:table-cell office:value-type="float" office:value="116000" table:style-name="ce33">
            <text:p>116.000</text:p>
          </table:table-cell>
          <table:table-cell office:value-type="float" office:value="506880" table:style-name="ce33">
            <text:p>506.880</text:p>
          </table:table-cell>
          <table:table-cell office:value-type="float" office:value="369610" table:style-name="ce33">
            <text:p>369.610</text:p>
          </table:table-cell>
          <table:table-cell office:value-type="float" office:value="30600" table:style-name="ce33">
            <text:p>30.600</text:p>
          </table:table-cell>
          <table:table-cell office:value-type="float" office:value="219760" table:style-name="ce33">
            <text:p>219.760</text:p>
          </table:table-cell>
          <table:table-cell office:value-type="float" office:value="42940" table:style-name="ce33">
            <text:p>42.940</text:p>
          </table:table-cell>
          <table:table-cell office:value-type="float" office:value="2783011" table:style-name="ce33">
            <text:p>2.783.011</text:p>
          </table:table-cell>
          <table:table-cell office:value-type="float" office:value="2611190.5" table:style-name="ce33">
            <text:p>2.611.191</text:p>
          </table:table-cell>
          <table:table-cell office:value-type="percentage" office:value="0.93826093393091148" table:style-name="ce34">
            <text:p>93,8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1291146" table:style-name="ce33">
            <text:p>1.291.146</text:p>
          </table:table-cell>
          <table:table-cell office:value-type="float" office:value="99860" table:style-name="ce33">
            <text:p>99.860</text:p>
          </table:table-cell>
          <table:table-cell office:value-type="float" office:value="252198" table:style-name="ce33">
            <text:p>252.198</text:p>
          </table:table-cell>
          <table:table-cell office:value-type="float" office:value="433590" table:style-name="ce33">
            <text:p>433.590</text:p>
          </table:table-cell>
          <table:table-cell office:value-type="float" office:value="22200" table:style-name="ce33">
            <text:p>22.200</text:p>
          </table:table-cell>
          <table:table-cell office:value-type="float" office:value="225400" table:style-name="ce33">
            <text:p>225.400</text:p>
          </table:table-cell>
          <table:table-cell office:value-type="float" office:value="50040" table:style-name="ce33">
            <text:p>50.040</text:p>
          </table:table-cell>
          <table:table-cell office:value-type="float" office:value="2374434" table:style-name="ce33">
            <text:p>2.374.434</text:p>
          </table:table-cell>
          <table:table-cell office:value-type="float" office:value="2218191.5" table:style-name="ce33">
            <text:p>2.218.192</text:p>
          </table:table-cell>
          <table:table-cell office:value-type="percentage" office:value="0.93419800255555641" table:style-name="ce34">
            <text:p>93,4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2834748" table:style-name="ce33">
            <text:p>2.834.748</text:p>
          </table:table-cell>
          <table:table-cell office:value-type="float" office:value="232040" table:style-name="ce33">
            <text:p>232.040</text:p>
          </table:table-cell>
          <table:table-cell office:value-type="float" office:value="604800" table:style-name="ce33">
            <text:p>604.800</text:p>
          </table:table-cell>
          <table:table-cell office:value-type="float" office:value="796470" table:style-name="ce33">
            <text:p>796.470</text:p>
          </table:table-cell>
          <table:table-cell office:value-type="float" office:value="43200" table:style-name="ce33">
            <text:p>43.200</text:p>
          </table:table-cell>
          <table:table-cell office:value-type="float" office:value="455710" table:style-name="ce33">
            <text:p>455.710</text:p>
          </table:table-cell>
          <table:table-cell office:value-type="float" office:value="132660" table:style-name="ce33">
            <text:p>132.660</text:p>
          </table:table-cell>
          <table:table-cell office:value-type="float" office:value="5099628" table:style-name="ce33">
            <text:p>5.099.628</text:p>
          </table:table-cell>
          <table:table-cell office:value-type="float" office:value="4422428.5" table:style-name="ce33">
            <text:p>4.422.429</text:p>
          </table:table-cell>
          <table:table-cell office:value-type="percentage" office:value="0.86720609817029792" table:style-name="ce34">
            <text:p>86,7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919185" table:style-name="ce33">
            <text:p>919.185</text:p>
          </table:table-cell>
          <table:table-cell office:value-type="float" office:value="60000" table:style-name="ce33">
            <text:p>60.000</text:p>
          </table:table-cell>
          <table:table-cell office:value-type="float" office:value="144000" table:style-name="ce33">
            <text:p>144.000</text:p>
          </table:table-cell>
          <table:table-cell office:value-type="float" office:value="175400" table:style-name="ce33">
            <text:p>175.400</text:p>
          </table:table-cell>
          <table:table-cell office:value-type="float" office:value="15600" table:style-name="ce33">
            <text:p>15.600</text:p>
          </table:table-cell>
          <table:table-cell office:value-type="float" office:value="120490" table:style-name="ce33">
            <text:p>120.490</text:p>
          </table:table-cell>
          <table:table-cell office:value-type="float" office:value="22145" table:style-name="ce33">
            <text:p>22.145</text:p>
          </table:table-cell>
          <table:table-cell office:value-type="float" office:value="1456820" table:style-name="ce33">
            <text:p>1.456.820</text:p>
          </table:table-cell>
          <table:table-cell office:value-type="float" office:value="1382183" table:style-name="ce33">
            <text:p>1.382.183</text:p>
          </table:table-cell>
          <table:table-cell office:value-type="percentage" office:value="0.9487671778256751" table:style-name="ce34">
            <text:p>94,8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4084473" table:style-name="ce33">
            <text:p>4.084.473</text:p>
          </table:table-cell>
          <table:table-cell office:value-type="float" office:value="283630" table:style-name="ce33">
            <text:p>283.630</text:p>
          </table:table-cell>
          <table:table-cell office:value-type="float" office:value="852396" table:style-name="ce33">
            <text:p>852.396</text:p>
          </table:table-cell>
          <table:table-cell office:value-type="float" office:value="638630" table:style-name="ce33">
            <text:p>638.630</text:p>
          </table:table-cell>
          <table:table-cell office:value-type="float" office:value="0" table:style-name="ce35">
            <text:p>0</text:p>
          </table:table-cell>
          <table:table-cell office:value-type="float" office:value="472170" table:style-name="ce33">
            <text:p>472.170</text:p>
          </table:table-cell>
          <table:table-cell office:value-type="float" office:value="94635" table:style-name="ce33">
            <text:p>94.635</text:p>
          </table:table-cell>
          <table:table-cell office:value-type="float" office:value="6425934" table:style-name="ce33">
            <text:p>6.425.934</text:p>
          </table:table-cell>
          <table:table-cell office:value-type="float" office:value="5956762" table:style-name="ce33">
            <text:p>5.956.762</text:p>
          </table:table-cell>
          <table:table-cell office:value-type="percentage" office:value="0.92698773439005133" table:style-name="ce34">
            <text:p>92,70%</text:p>
          </table:table-cell>
          <table:table-cell table:number-columns-repeated="16373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2762739" table:style-name="ce33">
            <text:p>2.762.739</text:p>
          </table:table-cell>
          <table:table-cell office:value-type="float" office:value="265580" table:style-name="ce33">
            <text:p>265.580</text:p>
          </table:table-cell>
          <table:table-cell office:value-type="float" office:value="782760" table:style-name="ce33">
            <text:p>782.760</text:p>
          </table:table-cell>
          <table:table-cell office:value-type="float" office:value="712830" table:style-name="ce33">
            <text:p>712.830</text:p>
          </table:table-cell>
          <table:table-cell office:value-type="float" office:value="91200" table:style-name="ce33">
            <text:p>91.200</text:p>
          </table:table-cell>
          <table:table-cell office:value-type="float" office:value="381270" table:style-name="ce33">
            <text:p>381.270</text:p>
          </table:table-cell>
          <table:table-cell office:value-type="float" office:value="93045" table:style-name="ce33">
            <text:p>93.045</text:p>
          </table:table-cell>
          <table:table-cell office:value-type="float" office:value="5089424" table:style-name="ce33">
            <text:p>5.089.424</text:p>
          </table:table-cell>
          <table:table-cell office:value-type="float" office:value="4400482.5" table:style-name="ce33">
            <text:p>4.400.483</text:p>
          </table:table-cell>
          <table:table-cell office:value-type="percentage" office:value="0.8646327167868112" table:style-name="ce34">
            <text:p>86,46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8920694" table:style-name="ce33">
            <text:p>8.920.694</text:p>
          </table:table-cell>
          <table:table-cell office:value-type="float" office:value="513870" table:style-name="ce33">
            <text:p>513.870</text:p>
          </table:table-cell>
          <table:table-cell office:value-type="float" office:value="1785600" table:style-name="ce33">
            <text:p>1.785.600</text:p>
          </table:table-cell>
          <table:table-cell office:value-type="float" office:value="3139230" table:style-name="ce33">
            <text:p>3.139.230</text:p>
          </table:table-cell>
          <table:table-cell office:value-type="float" office:value="0" table:style-name="ce35">
            <text:p>0</text:p>
          </table:table-cell>
          <table:table-cell office:value-type="float" office:value="1484370" table:style-name="ce33">
            <text:p>1.484.370</text:p>
          </table:table-cell>
          <table:table-cell office:value-type="float" office:value="352320" table:style-name="ce33">
            <text:p>352.320</text:p>
          </table:table-cell>
          <table:table-cell office:value-type="float" office:value="16196084" table:style-name="ce33">
            <text:p>16.196.084</text:p>
          </table:table-cell>
          <table:table-cell office:value-type="float" office:value="15671857.5" table:style-name="ce33">
            <text:p>15.671.858</text:p>
          </table:table-cell>
          <table:table-cell office:value-type="percentage" office:value="0.9676325153660601" table:style-name="ce34">
            <text:p>96,76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6709972" table:style-name="ce33">
            <text:p>6.709.972</text:p>
          </table:table-cell>
          <table:table-cell office:value-type="float" office:value="554670" table:style-name="ce33">
            <text:p>554.670</text:p>
          </table:table-cell>
          <table:table-cell office:value-type="float" office:value="1618560" table:style-name="ce33">
            <text:p>1.618.560</text:p>
          </table:table-cell>
          <table:table-cell office:value-type="float" office:value="2120240" table:style-name="ce33">
            <text:p>2.120.240</text:p>
          </table:table-cell>
          <table:table-cell office:value-type="float" office:value="0" table:style-name="ce35">
            <text:p>0</text:p>
          </table:table-cell>
          <table:table-cell office:value-type="float" office:value="857060" table:style-name="ce33">
            <text:p>857.060</text:p>
          </table:table-cell>
          <table:table-cell office:value-type="float" office:value="208530" table:style-name="ce33">
            <text:p>208.530</text:p>
          </table:table-cell>
          <table:table-cell office:value-type="float" office:value="12069032" table:style-name="ce33">
            <text:p>12.069.032</text:p>
          </table:table-cell>
          <table:table-cell office:value-type="float" office:value="11106187" table:style-name="ce33">
            <text:p>11.106.187</text:p>
          </table:table-cell>
          <table:table-cell office:value-type="percentage" office:value="0.9202218537493313" table:style-name="ce34">
            <text:p>92,0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1639445" table:style-name="ce33">
            <text:p>1.639.445</text:p>
          </table:table-cell>
          <table:table-cell office:value-type="float" office:value="166680" table:style-name="ce33">
            <text:p>166.680</text:p>
          </table:table-cell>
          <table:table-cell office:value-type="float" office:value="336960" table:style-name="ce33">
            <text:p>336.960</text:p>
          </table:table-cell>
          <table:table-cell office:value-type="float" office:value="282430" table:style-name="ce33">
            <text:p>282.430</text:p>
          </table:table-cell>
          <table:table-cell office:value-type="float" office:value="10200" table:style-name="ce33">
            <text:p>10.200</text:p>
          </table:table-cell>
          <table:table-cell office:value-type="float" office:value="182380" table:style-name="ce33">
            <text:p>182.380</text:p>
          </table:table-cell>
          <table:table-cell office:value-type="float" office:value="37450" table:style-name="ce33">
            <text:p>37.450</text:p>
          </table:table-cell>
          <table:table-cell office:value-type="float" office:value="2655545" table:style-name="ce33">
            <text:p>2.655.545</text:p>
          </table:table-cell>
          <table:table-cell office:value-type="float" office:value="2565925" table:style-name="ce33">
            <text:p>2.565.925</text:p>
          </table:table-cell>
          <table:table-cell office:value-type="percentage" office:value="0.96625174869941954" table:style-name="ce34">
            <text:p>96,6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4138999" table:style-name="ce33">
            <text:p>4.138.999</text:p>
          </table:table-cell>
          <table:table-cell office:value-type="float" office:value="261800" table:style-name="ce33">
            <text:p>261.800</text:p>
          </table:table-cell>
          <table:table-cell office:value-type="float" office:value="1042560" table:style-name="ce33">
            <text:p>1.042.560</text:p>
          </table:table-cell>
          <table:table-cell office:value-type="float" office:value="1077580" table:style-name="ce33">
            <text:p>1.077.580</text:p>
          </table:table-cell>
          <table:table-cell office:value-type="float" office:value="76800" table:style-name="ce33">
            <text:p>76.800</text:p>
          </table:table-cell>
          <table:table-cell office:value-type="float" office:value="571870" table:style-name="ce33">
            <text:p>571.870</text:p>
          </table:table-cell>
          <table:table-cell office:value-type="float" office:value="122525" table:style-name="ce33">
            <text:p>122.525</text:p>
          </table:table-cell>
          <table:table-cell office:value-type="float" office:value="7292134" table:style-name="ce33">
            <text:p>7.292.134</text:p>
          </table:table-cell>
          <table:table-cell office:value-type="float" office:value="6998071" table:style-name="ce33">
            <text:p>6.998.071</text:p>
          </table:table-cell>
          <table:table-cell office:value-type="percentage" office:value="0.95967394455450217" table:style-name="ce34">
            <text:p>95,97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450131" table:style-name="ce33">
            <text:p>450.131</text:p>
          </table:table-cell>
          <table:table-cell office:value-type="float" office:value="31590" table:style-name="ce33">
            <text:p>31.590</text:p>
          </table:table-cell>
          <table:table-cell office:value-type="float" office:value="106560" table:style-name="ce33">
            <text:p>106.560</text:p>
          </table:table-cell>
          <table:table-cell office:value-type="float" office:value="108710" table:style-name="ce33">
            <text:p>108.710</text:p>
          </table:table-cell>
          <table:table-cell office:value-type="float" office:value="7200" table:style-name="ce33">
            <text:p>7.200</text:p>
          </table:table-cell>
          <table:table-cell office:value-type="float" office:value="53270" table:style-name="ce33">
            <text:p>53.270</text:p>
          </table:table-cell>
          <table:table-cell office:value-type="float" office:value="15200" table:style-name="ce33">
            <text:p>15.200</text:p>
          </table:table-cell>
          <table:table-cell office:value-type="float" office:value="772661" table:style-name="ce33">
            <text:p>772.661</text:p>
          </table:table-cell>
          <table:table-cell office:value-type="float" office:value="725382.5" table:style-name="ce33">
            <text:p>725.383</text:p>
          </table:table-cell>
          <table:table-cell office:value-type="percentage" office:value="0.93881081095072738" table:style-name="ce34">
            <text:p>93,8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9313515" table:style-name="ce33">
            <text:p>9.313.515</text:p>
          </table:table-cell>
          <table:table-cell office:value-type="float" office:value="761030" table:style-name="ce33">
            <text:p>761.030</text:p>
          </table:table-cell>
          <table:table-cell office:value-type="float" office:value="1480320" table:style-name="ce33">
            <text:p>1.480.320</text:p>
          </table:table-cell>
          <table:table-cell office:value-type="float" office:value="2168580" table:style-name="ce33">
            <text:p>2.168.580</text:p>
          </table:table-cell>
          <table:table-cell office:value-type="float" office:value="140400" table:style-name="ce33">
            <text:p>140.400</text:p>
          </table:table-cell>
          <table:table-cell office:value-type="float" office:value="1182300" table:style-name="ce33">
            <text:p>1.182.300</text:p>
          </table:table-cell>
          <table:table-cell office:value-type="float" office:value="253150" table:style-name="ce33">
            <text:p>253.150</text:p>
          </table:table-cell>
          <table:table-cell office:value-type="float" office:value="15299295" table:style-name="ce33">
            <text:p>15.299.295</text:p>
          </table:table-cell>
          <table:table-cell office:value-type="float" office:value="14608116" table:style-name="ce33">
            <text:p>14.608.116</text:p>
          </table:table-cell>
          <table:table-cell office:value-type="percentage" office:value="0.95482282026720844" table:style-name="ce34">
            <text:p>95,4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785635" table:style-name="ce33">
            <text:p>1.785.635</text:p>
          </table:table-cell>
          <table:table-cell office:value-type="float" office:value="209800" table:style-name="ce33">
            <text:p>209.800</text:p>
          </table:table-cell>
          <table:table-cell office:value-type="float" office:value="339840" table:style-name="ce33">
            <text:p>339.840</text:p>
          </table:table-cell>
          <table:table-cell office:value-type="float" office:value="625500" table:style-name="ce33">
            <text:p>625.500</text:p>
          </table:table-cell>
          <table:table-cell office:value-type="float" office:value="0" table:style-name="ce35">
            <text:p>0</text:p>
          </table:table-cell>
          <table:table-cell office:value-type="float" office:value="253010" table:style-name="ce33">
            <text:p>253.010</text:p>
          </table:table-cell>
          <table:table-cell office:value-type="float" office:value="68300" table:style-name="ce33">
            <text:p>68.300</text:p>
          </table:table-cell>
          <table:table-cell office:value-type="float" office:value="3282085" table:style-name="ce33">
            <text:p>3.282.085</text:p>
          </table:table-cell>
          <table:table-cell office:value-type="float" office:value="3056687.5" table:style-name="ce33">
            <text:p>3.056.688</text:p>
          </table:table-cell>
          <table:table-cell office:value-type="percentage" office:value="0.93132490474804885" table:style-name="ce34">
            <text:p>93,1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893337" table:style-name="ce33">
            <text:p>893.337</text:p>
          </table:table-cell>
          <table:table-cell office:value-type="float" office:value="60170" table:style-name="ce33">
            <text:p>60.170</text:p>
          </table:table-cell>
          <table:table-cell office:value-type="float" office:value="178068" table:style-name="ce33">
            <text:p>178.068</text:p>
          </table:table-cell>
          <table:table-cell office:value-type="float" office:value="273600" table:style-name="ce33">
            <text:p>273.600</text:p>
          </table:table-cell>
          <table:table-cell office:value-type="float" office:value="0" table:style-name="ce35">
            <text:p>0</text:p>
          </table:table-cell>
          <table:table-cell office:value-type="float" office:value="135150" table:style-name="ce33">
            <text:p>135.150</text:p>
          </table:table-cell>
          <table:table-cell office:value-type="float" office:value="23710" table:style-name="ce33">
            <text:p>23.710</text:p>
          </table:table-cell>
          <table:table-cell office:value-type="float" office:value="1564035" table:style-name="ce33">
            <text:p>1.564.035</text:p>
          </table:table-cell>
          <table:table-cell office:value-type="float" office:value="1470398.5" table:style-name="ce33">
            <text:p>1.470.399</text:p>
          </table:table-cell>
          <table:table-cell office:value-type="percentage" office:value="0.94013145485874672" table:style-name="ce34">
            <text:p>94,0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2978868" table:style-name="ce33">
            <text:p>2.978.868</text:p>
          </table:table-cell>
          <table:table-cell office:value-type="float" office:value="181500" table:style-name="ce33">
            <text:p>181.500</text:p>
          </table:table-cell>
          <table:table-cell office:value-type="float" office:value="685440" table:style-name="ce33">
            <text:p>685.440</text:p>
          </table:table-cell>
          <table:table-cell office:value-type="float" office:value="817900" table:style-name="ce33">
            <text:p>817.900</text:p>
          </table:table-cell>
          <table:table-cell office:value-type="float" office:value="0" table:style-name="ce35">
            <text:p>0</text:p>
          </table:table-cell>
          <table:table-cell office:value-type="float" office:value="444200" table:style-name="ce33">
            <text:p>444.200</text:p>
          </table:table-cell>
          <table:table-cell office:value-type="float" office:value="101305" table:style-name="ce33">
            <text:p>101.305</text:p>
          </table:table-cell>
          <table:table-cell office:value-type="float" office:value="5209213" table:style-name="ce33">
            <text:p>5.209.213</text:p>
          </table:table-cell>
          <table:table-cell office:value-type="float" office:value="4916512.5" table:style-name="ce33">
            <text:p>4.916.513</text:p>
          </table:table-cell>
          <table:table-cell office:value-type="percentage" office:value="0.94381099409834079" table:style-name="ce34">
            <text:p>94,3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108450" table:style-name="ce33">
            <text:p>108.450</text:p>
          </table:table-cell>
          <table:table-cell office:value-type="float" office:value="7210" table:style-name="ce33">
            <text:p>7.210</text:p>
          </table:table-cell>
          <table:table-cell office:value-type="float" office:value="20160" table:style-name="ce33">
            <text:p>20.160</text:p>
          </table:table-cell>
          <table:table-cell office:value-type="float" office:value="24620" table:style-name="ce33">
            <text:p>24.620</text:p>
          </table:table-cell>
          <table:table-cell office:value-type="float" office:value="1800" table:style-name="ce33">
            <text:p>1.800</text:p>
          </table:table-cell>
          <table:table-cell office:value-type="float" office:value="17540" table:style-name="ce33">
            <text:p>17.540</text:p>
          </table:table-cell>
          <table:table-cell office:value-type="float" office:value="3935" table:style-name="ce33">
            <text:p>3.935</text:p>
          </table:table-cell>
          <table:table-cell office:value-type="float" office:value="183715" table:style-name="ce33">
            <text:p>183.715</text:p>
          </table:table-cell>
          <table:table-cell office:value-type="float" office:value="164698.5" table:style-name="ce33">
            <text:p>164.699</text:p>
          </table:table-cell>
          <table:table-cell office:value-type="percentage" office:value="0.89648912718068752" table:style-name="ce34">
            <text:p>89,6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111960" table:style-name="ce33">
            <text:p>111.960</text:p>
          </table:table-cell>
          <table:table-cell office:value-type="float" office:value="12000" table:style-name="ce33">
            <text:p>12.000</text:p>
          </table:table-cell>
          <table:table-cell office:value-type="float" office:value="14400" table:style-name="ce33">
            <text:p>14.400</text:p>
          </table:table-cell>
          <table:table-cell office:value-type="float" office:value="21500" table:style-name="ce33">
            <text:p>21.500</text:p>
          </table:table-cell>
          <table:table-cell office:value-type="float" office:value="1800" table:style-name="ce33">
            <text:p>1.800</text:p>
          </table:table-cell>
          <table:table-cell office:value-type="float" office:value="12660" table:style-name="ce33">
            <text:p>12.660</text:p>
          </table:table-cell>
          <table:table-cell office:value-type="float" office:value="3830" table:style-name="ce33">
            <text:p>3.830</text:p>
          </table:table-cell>
          <table:table-cell office:value-type="float" office:value="178150" table:style-name="ce33">
            <text:p>178.150</text:p>
          </table:table-cell>
          <table:table-cell office:value-type="float" office:value="155947" table:style-name="ce33">
            <text:p>155.947</text:p>
          </table:table-cell>
          <table:table-cell office:value-type="percentage" office:value="0.87536907100757788" table:style-name="ce34">
            <text:p>87,54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58986" table:style-name="ce33">
            <text:p>58.986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58710" table:style-name="ce33">
            <text:p>58.710</text:p>
          </table:table-cell>
          <table:table-cell office:value-type="float" office:value="2000" table:style-name="ce33">
            <text:p>2.000</text:p>
          </table:table-cell>
          <table:table-cell office:value-type="float" office:value="103800" table:style-name="ce33">
            <text:p>103.800</text:p>
          </table:table-cell>
          <table:table-cell office:value-type="float" office:value="2000" table:style-name="ce33">
            <text:p>2.000</text:p>
          </table:table-cell>
          <table:table-cell office:value-type="float" office:value="225496" table:style-name="ce33">
            <text:p>225.496</text:p>
          </table:table-cell>
          <table:table-cell office:value-type="float" office:value="208722.5" table:style-name="ce33">
            <text:p>208.723</text:p>
          </table:table-cell>
          <table:table-cell office:value-type="percentage" office:value="0.92561508851598251" table:style-name="ce34">
            <text:p>92,56%</text:p>
          </table:table-cell>
          <table:table-cell table:number-columns-repeated="16373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8400" table:style-name="ce38">
            <text:p>8.40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4705" table:style-name="ce38">
            <text:p>4.705</text:p>
          </table:table-cell>
          <table:table-cell office:value-type="float" office:value="13105" table:style-name="ce38">
            <text:p>13.105</text:p>
          </table:table-cell>
          <table:table-cell office:value-type="float" office:value="13668.5" table:style-name="ce38">
            <text:p>13.669</text:p>
          </table:table-cell>
          <table:table-cell office:value-type="percentage" office:value="1" table:style-name="ce39">
            <text:p>100,00%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63785463" table:style-name="ce41">
            <text:p>63.785.463</text:p>
          </table:table-cell>
          <table:table-cell office:value-type="float" office:value="4967360" table:style-name="ce41">
            <text:p>4.967.360</text:p>
          </table:table-cell>
          <table:table-cell office:value-type="float" office:value="12998034" table:style-name="ce41">
            <text:p>12.998.034</text:p>
          </table:table-cell>
          <table:table-cell office:value-type="float" office:value="16992900" table:style-name="ce42">
            <text:p>16.992.900</text:p>
          </table:table-cell>
          <table:table-cell office:value-type="float" office:value="669500" table:style-name="ce42">
            <text:p>669.500</text:p>
          </table:table-cell>
          <table:table-cell office:value-type="float" office:value="8962110" table:style-name="ce43">
            <text:p>8.962.110</text:p>
          </table:table-cell>
          <table:table-cell office:value-type="float" office:value="2023960" table:style-name="ce44">
            <text:p>2.023.960</text:p>
          </table:table-cell>
          <table:table-cell office:value-type="float" office:value="110399327" table:style-name="ce45">
            <text:p>110.399.327</text:p>
          </table:table-cell>
          <table:table-cell office:value-type="float" office:value="104301730" table:style-name="ce45">
            <text:p>104.301.730</text:p>
          </table:table-cell>
          <table:table-cell office:value-type="percentage" office:value="0.94476780641968949" table:style-name="ce46">
            <text:p>94,48%</text:p>
          </table:table-cell>
          <table:table-cell table:number-columns-repeated="16373"/>
        </table:table-row>
        <table:table-row table:number-rows-repeated="1048552" table:style-name="ro5">
          <table:table-cell table:number-columns-repeated="16384"/>
        </table:table-row>
      </table:table>
      <table:table table:name="Comunicacion_2" table:style-name="ta2">
        <table:table-column table:style-name="co4" table:number-columns-repeated="16384" table:default-cell-style-name="ce1"/>
        <table:table-row table:style-name="ro6">
          <table:table-cell table:style-name="ce49"/>
          <table:table-cell office:value-type="string" table:style-name="ce50">
            <text:p>Nº Personas con al menos 1 dosis</text:p>
          </table:table-cell>
          <table:table-cell office:value-type="string" table:style-name="ce50">
            <text:p>Nº Personas con pauta completa</text:p>
          </table:table-cell>
          <table:table-cell office:value-type="string" table:style-name="ce50">
            <text:p>% Pautas incompletas</text:p>
          </table:table-cell>
          <table:table-cell office:value-type="string" table:style-name="ce50">
            <text:p>Nº Personas con 1ª dosis de recuerdo<text:span text:style-name="T3">(2)</text:span></text:p>
          </table:table-cell>
          <table:table-cell office:value-type="string" table:style-name="ce50">
            <text:p>Fecha de la última vacuna registrada<text:span text:style-name="T3">(1)</text:span></text:p>
          </table:table-cell>
          <table:table-cell table:number-columns-repeated="16378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7492721" table:style-name="ce51">
            <text:p>7.492.721</text:p>
          </table:table-cell>
          <table:table-cell office:value-type="float" office:value="7340974" table:style-name="ce51">
            <text:p>7.340.974</text:p>
          </table:table-cell>
          <table:table-cell office:value-type="percentage" office:value="2.0252589146186013E-2" table:style-name="ce31">
            <text:p>2,03%</text:p>
          </table:table-cell>
          <table:table-cell office:value-type="float" office:value="4319612" table:style-name="ce51">
            <text:p>4.319.612</text:p>
          </table:table-cell>
          <table:table-cell office:value-type="date" office:date-value="2023-01-03T00:00:00" table:style-name="ce52">
            <text:p>03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152913" table:style-name="ce53">
            <text:p>1.152.913</text:p>
          </table:table-cell>
          <table:table-cell office:value-type="float" office:value="1132965" table:style-name="ce53">
            <text:p>1.132.965</text:p>
          </table:table-cell>
          <table:table-cell office:value-type="percentage" office:value="1.7302259580731592E-2" table:style-name="ce34">
            <text:p>1,73%</text:p>
          </table:table-cell>
          <table:table-cell office:value-type="float" office:value="744235" table:style-name="ce53">
            <text:p>744.235</text:p>
          </table:table-cell>
          <table:table-cell office:value-type="date" office:date-value="2023-01-03T00:00:00" table:style-name="ce54">
            <text:p>03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930391" table:style-name="ce53">
            <text:p>930.391</text:p>
          </table:table-cell>
          <table:table-cell office:value-type="float" office:value="921210" table:style-name="ce53">
            <text:p>921.210</text:p>
          </table:table-cell>
          <table:table-cell office:value-type="percentage" office:value="9.8678942509117136E-3" table:style-name="ce34">
            <text:p>0,99%</text:p>
          </table:table-cell>
          <table:table-cell office:value-type="float" office:value="736145" table:style-name="ce53">
            <text:p>736.145</text:p>
          </table:table-cell>
          <table:table-cell office:value-type="date" office:date-value="2023-01-03T00:00:00" table:style-name="ce54">
            <text:p>03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929861" table:style-name="ce53">
            <text:p>929.861</text:p>
          </table:table-cell>
          <table:table-cell office:value-type="float" office:value="915291" table:style-name="ce53">
            <text:p>915.291</text:p>
          </table:table-cell>
          <table:table-cell office:value-type="percentage" office:value="1.5669008593757562E-2" table:style-name="ce34">
            <text:p>1,57%</text:p>
          </table:table-cell>
          <table:table-cell office:value-type="float" office:value="507634" table:style-name="ce53">
            <text:p>507.634</text:p>
          </table:table-cell>
          <table:table-cell office:value-type="date" office:date-value="2023-01-03T00:00:00" table:style-name="ce54">
            <text:p>03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1827098" table:style-name="ce53">
            <text:p>1.827.098</text:p>
          </table:table-cell>
          <table:table-cell office:value-type="float" office:value="1773824" table:style-name="ce53">
            <text:p>1.773.824</text:p>
          </table:table-cell>
          <table:table-cell office:value-type="percentage" office:value="2.9157713488822165E-2" table:style-name="ce34">
            <text:p>2,92%</text:p>
          </table:table-cell>
          <table:table-cell office:value-type="float" office:value="1036955" table:style-name="ce53">
            <text:p>1.036.955</text:p>
          </table:table-cell>
          <table:table-cell office:value-type="date" office:date-value="2023-01-03T00:00:00" table:style-name="ce54">
            <text:p>03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520463" table:style-name="ce53">
            <text:p>520.463</text:p>
          </table:table-cell>
          <table:table-cell office:value-type="float" office:value="516986" table:style-name="ce53">
            <text:p>516.986</text:p>
          </table:table-cell>
          <table:table-cell office:value-type="percentage" office:value="6.6805901668322244E-3" table:style-name="ce34">
            <text:p>0,67%</text:p>
          </table:table-cell>
          <table:table-cell office:value-type="float" office:value="367084" table:style-name="ce53">
            <text:p>367.084</text:p>
          </table:table-cell>
          <table:table-cell office:value-type="date" office:date-value="2023-01-03T00:00:00" table:style-name="ce54">
            <text:p>03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2153986" table:style-name="ce53">
            <text:p>2.153.986</text:p>
          </table:table-cell>
          <table:table-cell office:value-type="float" office:value="2176363" table:style-name="ce53">
            <text:p>2.176.363</text:p>
          </table:table-cell>
          <table:table-cell office:value-type="percentage" office:value="0" table:style-name="ce34">
            <text:p>0,00%</text:p>
          </table:table-cell>
          <table:table-cell office:value-type="float" office:value="1577033" table:style-name="ce53">
            <text:p>1.577.033</text:p>
          </table:table-cell>
          <table:table-cell office:value-type="date" office:date-value="2023-01-03T00:00:00" table:style-name="ce54">
            <text:p>03/01/2023</text:p>
          </table:table-cell>
          <table:table-cell table:number-columns-repeated="16378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1770902" table:style-name="ce53">
            <text:p>1.770.902</text:p>
          </table:table-cell>
          <table:table-cell office:value-type="float" office:value="1720766" table:style-name="ce53">
            <text:p>1.720.766</text:p>
          </table:table-cell>
          <table:table-cell office:value-type="percentage" office:value="2.8310996317131045E-2" table:style-name="ce34">
            <text:p>2,83%</text:p>
          </table:table-cell>
          <table:table-cell office:value-type="float" office:value="1126074" table:style-name="ce53">
            <text:p>1.126.074</text:p>
          </table:table-cell>
          <table:table-cell office:value-type="date" office:date-value="2023-01-03T00:00:00" table:style-name="ce54">
            <text:p>03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6505604" table:style-name="ce53">
            <text:p>6.505.604</text:p>
          </table:table-cell>
          <table:table-cell office:value-type="float" office:value="6372312" table:style-name="ce53">
            <text:p>6.372.312</text:p>
          </table:table-cell>
          <table:table-cell office:value-type="percentage" office:value="2.0488797043287602E-2" table:style-name="ce34">
            <text:p>2,05%</text:p>
          </table:table-cell>
          <table:table-cell office:value-type="float" office:value="3981774" table:style-name="ce53">
            <text:p>3.981.774</text:p>
          </table:table-cell>
          <table:table-cell office:value-type="date" office:date-value="2023-01-03T00:00:00" table:style-name="ce54">
            <text:p>03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4456758" table:style-name="ce53">
            <text:p>4.456.758</text:p>
          </table:table-cell>
          <table:table-cell office:value-type="float" office:value="4399164" table:style-name="ce53">
            <text:p>4.399.164</text:p>
          </table:table-cell>
          <table:table-cell office:value-type="percentage" office:value="1.2922846607332056E-2" table:style-name="ce34">
            <text:p>1,29%</text:p>
          </table:table-cell>
          <table:table-cell office:value-type="float" office:value="3055220" table:style-name="ce53">
            <text:p>3.055.220</text:p>
          </table:table-cell>
          <table:table-cell office:value-type="date" office:date-value="2023-01-03T00:00:00" table:style-name="ce54">
            <text:p>03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971351" table:style-name="ce53">
            <text:p>971.351</text:p>
          </table:table-cell>
          <table:table-cell office:value-type="float" office:value="954115" table:style-name="ce53">
            <text:p>954.115</text:p>
          </table:table-cell>
          <table:table-cell office:value-type="percentage" office:value="1.7744358115655411E-2" table:style-name="ce34">
            <text:p>1,77%</text:p>
          </table:table-cell>
          <table:table-cell office:value-type="float" office:value="664931" table:style-name="ce53">
            <text:p>664.931</text:p>
          </table:table-cell>
          <table:table-cell office:value-type="date" office:date-value="2023-01-03T00:00:00" table:style-name="ce54">
            <text:p>03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485937" table:style-name="ce53">
            <text:p>2.485.937</text:p>
          </table:table-cell>
          <table:table-cell office:value-type="float" office:value="2461329" table:style-name="ce53">
            <text:p>2.461.329</text:p>
          </table:table-cell>
          <table:table-cell office:value-type="percentage" office:value="9.8988831977640628E-3" table:style-name="ce34">
            <text:p>0,99%</text:p>
          </table:table-cell>
          <table:table-cell office:value-type="float" office:value="2014791" table:style-name="ce53">
            <text:p>2.014.791</text:p>
          </table:table-cell>
          <table:table-cell office:value-type="date" office:date-value="2023-01-03T00:00:00" table:style-name="ce54">
            <text:p>03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285028" table:style-name="ce53">
            <text:p>285.028</text:p>
          </table:table-cell>
          <table:table-cell office:value-type="float" office:value="287284" table:style-name="ce53">
            <text:p>287.284</text:p>
          </table:table-cell>
          <table:table-cell office:value-type="percentage" office:value="0" table:style-name="ce34">
            <text:p>0,00%</text:p>
          </table:table-cell>
          <table:table-cell office:value-type="float" office:value="189981" table:style-name="ce53">
            <text:p>189.981</text:p>
          </table:table-cell>
          <table:table-cell office:value-type="date" office:date-value="2023-01-03T00:00:00" table:style-name="ce54">
            <text:p>03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5784422" table:style-name="ce53">
            <text:p>5.784.422</text:p>
          </table:table-cell>
          <table:table-cell office:value-type="float" office:value="5745001" table:style-name="ce53">
            <text:p>5.745.001</text:p>
          </table:table-cell>
          <table:table-cell office:value-type="percentage" office:value="6.8150283641131302E-3" table:style-name="ce34">
            <text:p>0,68%</text:p>
          </table:table-cell>
          <table:table-cell office:value-type="float" office:value="3580515" table:style-name="ce53">
            <text:p>3.580.515</text:p>
          </table:table-cell>
          <table:table-cell office:value-type="date" office:date-value="2023-01-03T00:00:00" table:style-name="ce54">
            <text:p>03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302340" table:style-name="ce53">
            <text:p>1.302.340</text:p>
          </table:table-cell>
          <table:table-cell office:value-type="float" office:value="1283787" table:style-name="ce53">
            <text:p>1.283.787</text:p>
          </table:table-cell>
          <table:table-cell office:value-type="percentage" office:value="1.4245895849010244E-2" table:style-name="ce34">
            <text:p>1,42%</text:p>
          </table:table-cell>
          <table:table-cell office:value-type="float" office:value="726779" table:style-name="ce53">
            <text:p>726.779</text:p>
          </table:table-cell>
          <table:table-cell office:value-type="date" office:date-value="2023-01-03T00:00:00" table:style-name="ce54">
            <text:p>03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569151" table:style-name="ce53">
            <text:p>569.151</text:p>
          </table:table-cell>
          <table:table-cell office:value-type="float" office:value="564311" table:style-name="ce53">
            <text:p>564.311</text:p>
          </table:table-cell>
          <table:table-cell office:value-type="percentage" office:value="8.5038943970932139E-3" table:style-name="ce34">
            <text:p>0,85%</text:p>
          </table:table-cell>
          <table:table-cell office:value-type="float" office:value="374417" table:style-name="ce53">
            <text:p>374.417</text:p>
          </table:table-cell>
          <table:table-cell office:value-type="date" office:date-value="2022-12-31T00:00:00" table:style-name="ce54">
            <text:p>31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956572" table:style-name="ce53">
            <text:p>1.956.572</text:p>
          </table:table-cell>
          <table:table-cell office:value-type="float" office:value="1922912" table:style-name="ce53">
            <text:p>1.922.912</text:p>
          </table:table-cell>
          <table:table-cell office:value-type="percentage" office:value="1.720355805970851E-2" table:style-name="ce34">
            <text:p>1,72%</text:p>
          </table:table-cell>
          <table:table-cell office:value-type="float" office:value="1259864" table:style-name="ce53">
            <text:p>1.259.864</text:p>
          </table:table-cell>
          <table:table-cell office:value-type="date" office:date-value="2023-01-03T00:00:00" table:style-name="ce54">
            <text:p>03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68707" table:style-name="ce53">
            <text:p>68.707</text:p>
          </table:table-cell>
          <table:table-cell office:value-type="float" office:value="65874" table:style-name="ce53">
            <text:p>65.874</text:p>
          </table:table-cell>
          <table:table-cell office:value-type="percentage" office:value="4.1233062133407078E-2" table:style-name="ce34">
            <text:p>4,12%</text:p>
          </table:table-cell>
          <table:table-cell office:value-type="float" office:value="44142" table:style-name="ce53">
            <text:p>44.142</text:p>
          </table:table-cell>
          <table:table-cell office:value-type="date" office:date-value="2023-01-03T00:00:00" table:style-name="ce54">
            <text:p>03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66607" table:style-name="ce53">
            <text:p>66.607</text:p>
          </table:table-cell>
          <table:table-cell office:value-type="float" office:value="63338" table:style-name="ce53">
            <text:p>63.338</text:p>
          </table:table-cell>
          <table:table-cell office:value-type="percentage" office:value="4.9078925638446409E-2" table:style-name="ce34">
            <text:p>4,91%</text:p>
          </table:table-cell>
          <table:table-cell office:value-type="float" office:value="37328" table:style-name="ce53">
            <text:p>37.328</text:p>
          </table:table-cell>
          <table:table-cell office:value-type="date" office:date-value="2023-01-03T00:00:00" table:style-name="ce54">
            <text:p>03/01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95175" table:style-name="ce53">
            <text:p>95.175</text:p>
          </table:table-cell>
          <table:table-cell office:value-type="float" office:value="94844" table:style-name="ce53">
            <text:p>94.844</text:p>
          </table:table-cell>
          <table:table-cell office:value-type="percentage" office:value="3.4778040451799315E-3" table:style-name="ce34">
            <text:p>0,35%</text:p>
          </table:table-cell>
          <table:table-cell office:value-type="float" office:value="51917" table:style-name="ce53">
            <text:p>51.917</text:p>
          </table:table-cell>
          <table:table-cell office:value-type="date" office:date-value="2022-12-30T00:00:00" table:style-name="ce54">
            <text:p>30/12/2022</text:p>
          </table:table-cell>
          <table:table-cell table:number-columns-repeated="16378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8126" table:style-name="ce55">
            <text:p>8.126</text:p>
          </table:table-cell>
          <table:table-cell office:value-type="float" office:value="8144" table:style-name="ce55">
            <text:p>8.144</text:p>
          </table:table-cell>
          <table:table-cell office:value-type="percentage" office:value="0" table:style-name="ce39">
            <text:p>0,00%</text:p>
          </table:table-cell>
          <table:table-cell office:value-type="float" office:value="4140" table:style-name="ce55">
            <text:p>4.140</text:p>
          </table:table-cell>
          <table:table-cell office:value-type="date" office:date-value="2022-12-30T00:00:00" table:style-name="ce56">
            <text:p>30/12/2022</text:p>
          </table:table-cell>
          <table:table-cell table:number-columns-repeated="16378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41334113" table:style-name="ce57">
            <text:p>41.334.113</text:p>
          </table:table-cell>
          <table:table-cell office:value-type="float" office:value="40720794" table:style-name="ce57">
            <text:p>40.720.794</text:p>
          </table:table-cell>
          <table:table-cell office:value-type="percentage" office:value="1.4838083013901859E-2" table:style-name="ce46">
            <text:p>1,48%</text:p>
          </table:table-cell>
          <table:table-cell office:value-type="float" office:value="26400571" table:style-name="ce57">
            <text:p>26.400.571</text:p>
          </table:table-cell>
          <table:table-cell table:style-name="ce58"/>
          <table:table-cell table:number-columns-repeated="16378"/>
        </table:table-row>
        <table:table-row table:number-rows-repeated="1048553" table:style-name="ro5">
          <table:table-cell table:number-columns-repeated="16384"/>
        </table:table-row>
      </table:table>
      <table:table table:name="Mayores_de_12_años" table:style-name="ta3">
        <table:table-column table:style-name="co5" table:default-cell-style-name="ce61"/>
        <table:table-column table:style-name="co6" table:number-columns-repeated="5" table:default-cell-style-name="ce61"/>
        <table:table-column table:style-name="co4" table:number-columns-repeated="2" table:default-cell-style-name="ce61"/>
        <table:table-column table:style-name="co3" table:number-columns-repeated="7" table:default-cell-style-name="ce61"/>
        <table:table-column table:style-name="co4" table:number-columns-repeated="16369" table:default-cell-style-name="ce61"/>
        <table:table-row table:style-name="ro8">
          <table:table-cell table:style-name="ce59"/>
          <table:table-cell office:value-type="string" table:style-name="ce60">
            <text:p>Población a vacunar mayor de 12 años</text:p>
          </table:table-cell>
          <table:table-cell office:value-type="string" table:style-name="ce60">
            <text:p>Nº Personas con 1 dosis</text:p>
          </table:table-cell>
          <table:table-cell office:value-type="string" table:style-name="ce60">
            <text:p>% 1ª dosis</text:p>
          </table:table-cell>
          <table:table-cell office:value-type="string" table:style-name="ce60">
            <text:p>Nº Personas con pauta completa</text:p>
          </table:table-cell>
          <table:table-cell office:value-type="string" table:style-name="ce60">
            <text:p>% personas con pauta completa</text:p>
          </table:table-cell>
          <table:table-cell office:value-type="string" table:style-name="ce60">
            <text:p>Fecha de la última vacuna registrada<text:s/><text:span text:style-name="T4">(2)</text:span></text:p>
          </table:table-cell>
          <table:table-cell table:number-columns-repeated="16377"/>
        </table:table-row>
        <table:table-row table:style-name="ro2">
          <table:table-cell office:value-type="string" table:style-name="ce62">
            <text:p>Andalucía</text:p>
          </table:table-cell>
          <table:table-cell office:value-type="float" office:value="7508005" table:style-name="ce63">
            <text:p>7.508.005</text:p>
          </table:table-cell>
          <table:table-cell office:value-type="float" office:value="7047498" table:style-name="ce63">
            <text:p>7.047.498</text:p>
          </table:table-cell>
          <table:table-cell office:value-type="percentage" office:value="0.93866453205611877" table:style-name="ce64">
            <text:p>93,9%</text:p>
          </table:table-cell>
          <table:table-cell office:value-type="float" office:value="7019405" table:style-name="ce63">
            <text:p>7.019.405</text:p>
          </table:table-cell>
          <table:table-cell office:value-type="percentage" office:value="0.93492279240623843" table:style-name="ce64">
            <text:p>93,5%</text:p>
          </table:table-cell>
          <table:table-cell office:value-type="date" office:date-value="2023-01-03T00:00:00" table:style-name="ce65">
            <text:p>03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ragón</text:p>
          </table:table-cell>
          <table:table-cell office:value-type="float" office:value="1189408" table:style-name="ce63">
            <text:p>1.189.408</text:p>
          </table:table-cell>
          <table:table-cell office:value-type="float" office:value="1098801" table:style-name="ce63">
            <text:p>1.098.801</text:p>
          </table:table-cell>
          <table:table-cell office:value-type="percentage" office:value="0.92382176679490968" table:style-name="ce64">
            <text:p>92,4%</text:p>
          </table:table-cell>
          <table:table-cell office:value-type="float" office:value="1092714" table:style-name="ce63">
            <text:p>1.092.714</text:p>
          </table:table-cell>
          <table:table-cell office:value-type="percentage" office:value="0.91870409481019133" table:style-name="ce67">
            <text:p>91,9%</text:p>
          </table:table-cell>
          <table:table-cell office:value-type="date" office:date-value="2023-01-03T00:00:00" table:style-name="ce65">
            <text:p>03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sturias<text:s/></text:p>
          </table:table-cell>
          <table:table-cell office:value-type="float" office:value="930447" table:style-name="ce63">
            <text:p>930.447</text:p>
          </table:table-cell>
          <table:table-cell office:value-type="float" office:value="886193" table:style-name="ce63">
            <text:p>886.193</text:p>
          </table:table-cell>
          <table:table-cell office:value-type="percentage" office:value="0.95243791424981761" table:style-name="ce64">
            <text:p>95,2%</text:p>
          </table:table-cell>
          <table:table-cell office:value-type="float" office:value="886991" table:style-name="ce63">
            <text:p>886.991</text:p>
          </table:table-cell>
          <table:table-cell office:value-type="percentage" office:value="0.95329556653952352" table:style-name="ce67">
            <text:p>95,3%</text:p>
          </table:table-cell>
          <table:table-cell office:value-type="date" office:date-value="2023-01-03T00:00:00" table:style-name="ce65">
            <text:p>03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Baleares</text:p>
          </table:table-cell>
          <table:table-cell office:value-type="float" office:value="1083187" table:style-name="ce63">
            <text:p>1.083.187</text:p>
          </table:table-cell>
          <table:table-cell office:value-type="float" office:value="898054" table:style-name="ce63">
            <text:p>898.054</text:p>
          </table:table-cell>
          <table:table-cell office:value-type="percentage" office:value="0.82908491331598333" table:style-name="ce64">
            <text:p>82,9%</text:p>
          </table:table-cell>
          <table:table-cell office:value-type="float" office:value="892823" table:style-name="ce63">
            <text:p>892.823</text:p>
          </table:table-cell>
          <table:table-cell office:value-type="percentage" office:value="0.82425564560874531" table:style-name="ce67">
            <text:p>82,4%</text:p>
          </table:table-cell>
          <table:table-cell office:value-type="date" office:date-value="2023-01-03T00:00:00" table:style-name="ce65">
            <text:p>03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arias</text:p>
          </table:table-cell>
          <table:table-cell office:value-type="float" office:value="2033513" table:style-name="ce63">
            <text:p>2.033.513</text:p>
          </table:table-cell>
          <table:table-cell office:value-type="float" office:value="1750615" table:style-name="ce63">
            <text:p>1.750.615</text:p>
          </table:table-cell>
          <table:table-cell office:value-type="percentage" office:value="0.86088212861191449" table:style-name="ce64">
            <text:p>86,1%</text:p>
          </table:table-cell>
          <table:table-cell office:value-type="float" office:value="1719690" table:style-name="ce63">
            <text:p>1.719.690</text:p>
          </table:table-cell>
          <table:table-cell office:value-type="percentage" office:value="0.84567445597839797" table:style-name="ce67">
            <text:p>84,6%</text:p>
          </table:table-cell>
          <table:table-cell office:value-type="date" office:date-value="2023-01-03T00:00:00" table:style-name="ce65">
            <text:p>03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tabria</text:p>
          </table:table-cell>
          <table:table-cell office:value-type="float" office:value="527062" table:style-name="ce63">
            <text:p>527.062</text:p>
          </table:table-cell>
          <table:table-cell office:value-type="float" office:value="495241" table:style-name="ce63">
            <text:p>495.241</text:p>
          </table:table-cell>
          <table:table-cell office:value-type="percentage" office:value="0.93962569868440526" table:style-name="ce64">
            <text:p>94,0%</text:p>
          </table:table-cell>
          <table:table-cell office:value-type="float" office:value="496627" table:style-name="ce63">
            <text:p>496.627</text:p>
          </table:table-cell>
          <table:table-cell office:value-type="percentage" office:value="0.94225537033593776" table:style-name="ce67">
            <text:p>94,2%</text:p>
          </table:table-cell>
          <table:table-cell office:value-type="date" office:date-value="2023-01-03T00:00:00" table:style-name="ce65">
            <text:p>03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y Leon<text:s/></text:p>
          </table:table-cell>
          <table:table-cell office:value-type="float" office:value="2172149" table:style-name="ce63">
            <text:p>2.172.149</text:p>
          </table:table-cell>
          <table:table-cell office:value-type="float" office:value="2050099" table:style-name="ce63">
            <text:p>2.050.099</text:p>
          </table:table-cell>
          <table:table-cell office:value-type="percentage" office:value="0.94381140520286588" table:style-name="ce64">
            <text:p>94,4%</text:p>
          </table:table-cell>
          <table:table-cell office:value-type="float" office:value="2089255" table:style-name="ce63">
            <text:p>2.089.255</text:p>
          </table:table-cell>
          <table:table-cell office:value-type="percentage" office:value="0.96183779289542293" table:style-name="ce67">
            <text:p>96,2%</text:p>
          </table:table-cell>
          <table:table-cell office:value-type="date" office:date-value="2023-01-03T00:00:00" table:style-name="ce65">
            <text:p>03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- La Mancha</text:p>
          </table:table-cell>
          <table:table-cell office:value-type="float" office:value="1816082" table:style-name="ce63">
            <text:p>1.816.082</text:p>
          </table:table-cell>
          <table:table-cell office:value-type="float" office:value="1665639" table:style-name="ce63">
            <text:p>1.665.639</text:p>
          </table:table-cell>
          <table:table-cell office:value-type="percentage" office:value="0.91716067886802466" table:style-name="ce64">
            <text:p>91,7%</text:p>
          </table:table-cell>
          <table:table-cell office:value-type="float" office:value="1643754" table:style-name="ce63">
            <text:p>1.643.754</text:p>
          </table:table-cell>
          <table:table-cell office:value-type="percentage" office:value="0.90511001155234183" table:style-name="ce67">
            <text:p>90,5%</text:p>
          </table:table-cell>
          <table:table-cell office:value-type="date" office:date-value="2023-01-03T00:00:00" table:style-name="ce65">
            <text:p>03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taluña</text:p>
          </table:table-cell>
          <table:table-cell office:value-type="float" office:value="6782414" table:style-name="ce63">
            <text:p>6.782.414</text:p>
          </table:table-cell>
          <table:table-cell office:value-type="float" office:value="6261250" table:style-name="ce63">
            <text:p>6.261.250</text:p>
          </table:table-cell>
          <table:table-cell office:value-type="percentage" office:value="0.92315951223266524" table:style-name="ce64">
            <text:p>92,3%</text:p>
          </table:table-cell>
          <table:table-cell office:value-type="float" office:value="6194792" table:style-name="ce63">
            <text:p>6.194.792</text:p>
          </table:table-cell>
          <table:table-cell office:value-type="percentage" office:value="0.91336093609148605" table:style-name="ce67">
            <text:p>91,3%</text:p>
          </table:table-cell>
          <table:table-cell office:value-type="date" office:date-value="2023-01-03T00:00:00" table:style-name="ce65">
            <text:p>03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. Valenciana</text:p>
          </table:table-cell>
          <table:table-cell office:value-type="float" office:value="4492026" table:style-name="ce63">
            <text:p>4.492.026</text:p>
          </table:table-cell>
          <table:table-cell office:value-type="float" office:value="4198942" table:style-name="ce63">
            <text:p>4.198.942</text:p>
          </table:table-cell>
          <table:table-cell office:value-type="percentage" office:value="0.93475460738651117" table:style-name="ce64">
            <text:p>93,5%</text:p>
          </table:table-cell>
          <table:table-cell office:value-type="float" office:value="4223530" table:style-name="ce63">
            <text:p>4.223.530</text:p>
          </table:table-cell>
          <table:table-cell office:value-type="percentage" office:value="0.94022830678183966" table:style-name="ce67">
            <text:p>94,0%</text:p>
          </table:table-cell>
          <table:table-cell office:value-type="date" office:date-value="2023-01-03T00:00:00" table:style-name="ce65">
            <text:p>03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Extremadura</text:p>
          </table:table-cell>
          <table:table-cell office:value-type="float" office:value="949890" table:style-name="ce63">
            <text:p>949.890</text:p>
          </table:table-cell>
          <table:table-cell office:value-type="float" office:value="910433" table:style-name="ce63">
            <text:p>910.433</text:p>
          </table:table-cell>
          <table:table-cell office:value-type="percentage" office:value="0.95846150606912384" table:style-name="ce64">
            <text:p>95,8%</text:p>
          </table:table-cell>
          <table:table-cell office:value-type="float" office:value="908016" table:style-name="ce63">
            <text:p>908.016</text:p>
          </table:table-cell>
          <table:table-cell office:value-type="percentage" office:value="0.95591700091589549" table:style-name="ce67">
            <text:p>95,6%</text:p>
          </table:table-cell>
          <table:table-cell office:value-type="date" office:date-value="2023-01-03T00:00:00" table:style-name="ce65">
            <text:p>03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Galicia</text:p>
          </table:table-cell>
          <table:table-cell office:value-type="float" office:value="2456127" table:style-name="ce63">
            <text:p>2.456.127</text:p>
          </table:table-cell>
          <table:table-cell office:value-type="float" office:value="2343189" table:style-name="ce63">
            <text:p>2.343.189</text:p>
          </table:table-cell>
          <table:table-cell office:value-type="percentage" office:value="0.95401785005417061" table:style-name="ce64">
            <text:p>95,4%</text:p>
          </table:table-cell>
          <table:table-cell office:value-type="float" office:value="2349606" table:style-name="ce63">
            <text:p>2.349.606</text:p>
          </table:table-cell>
          <table:table-cell office:value-type="percentage" office:value="0.95663049997007488" table:style-name="ce67">
            <text:p>95,7%</text:p>
          </table:table-cell>
          <table:table-cell office:value-type="date" office:date-value="2023-01-03T00:00:00" table:style-name="ce65">
            <text:p>03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La Rioja</text:p>
          </table:table-cell>
          <table:table-cell office:value-type="float" office:value="281479" table:style-name="ce63">
            <text:p>281.479</text:p>
          </table:table-cell>
          <table:table-cell office:value-type="float" office:value="269606" table:style-name="ce63">
            <text:p>269.606</text:p>
          </table:table-cell>
          <table:table-cell office:value-type="percentage" office:value="0.95781923340639974" table:style-name="ce64">
            <text:p>95,8%</text:p>
          </table:table-cell>
          <table:table-cell office:value-type="float" office:value="274412" table:style-name="ce63">
            <text:p>274.412</text:p>
          </table:table-cell>
          <table:table-cell office:value-type="percentage" office:value="0.97489333129647326" table:style-name="ce67">
            <text:p>97,5%</text:p>
          </table:table-cell>
          <table:table-cell office:value-type="date" office:date-value="2023-01-03T00:00:00" table:style-name="ce65">
            <text:p>03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adrid</text:p>
          </table:table-cell>
          <table:table-cell office:value-type="float" office:value="5970908" table:style-name="ce63">
            <text:p>5.970.908</text:p>
          </table:table-cell>
          <table:table-cell office:value-type="float" office:value="5527945" table:style-name="ce63">
            <text:p>5.527.945</text:p>
          </table:table-cell>
          <table:table-cell office:value-type="percentage" office:value="0.92581312590982812" table:style-name="ce64">
            <text:p>92,6%</text:p>
          </table:table-cell>
          <table:table-cell office:value-type="float" office:value="5540646" table:style-name="ce63">
            <text:p>5.540.646</text:p>
          </table:table-cell>
          <table:table-cell office:value-type="percentage" office:value="0.92794027307069549" table:style-name="ce67">
            <text:p>92,8%</text:p>
          </table:table-cell>
          <table:table-cell office:value-type="date" office:date-value="2023-01-03T00:00:00" table:style-name="ce65">
            <text:p>03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urcia<text:s/></text:p>
          </table:table-cell>
          <table:table-cell office:value-type="float" office:value="1317614" table:style-name="ce63">
            <text:p>1.317.614</text:p>
          </table:table-cell>
          <table:table-cell office:value-type="float" office:value="1233209" table:style-name="ce63">
            <text:p>1.233.209</text:p>
          </table:table-cell>
          <table:table-cell office:value-type="percentage" office:value="0.9359410267346886" table:style-name="ce64">
            <text:p>93,6%</text:p>
          </table:table-cell>
          <table:table-cell office:value-type="float" office:value="1238844" table:style-name="ce63">
            <text:p>1.238.844</text:p>
          </table:table-cell>
          <table:table-cell office:value-type="percentage" office:value="0.94021769653327913" table:style-name="ce67">
            <text:p>94,0%</text:p>
          </table:table-cell>
          <table:table-cell office:value-type="date" office:date-value="2023-01-03T00:00:00" table:style-name="ce65">
            <text:p>03/01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Navarra</text:p>
          </table:table-cell>
          <table:table-cell office:value-type="float" office:value="580174" table:style-name="ce63">
            <text:p>580.174</text:p>
          </table:table-cell>
          <table:table-cell office:value-type="float" office:value="540393" table:style-name="ce63">
            <text:p>540.393</text:p>
          </table:table-cell>
          <table:table-cell office:value-type="percentage" office:value="0.93143263917376506" table:style-name="ce64">
            <text:p>93,1%</text:p>
          </table:table-cell>
          <table:table-cell office:value-type="float" office:value="541743" table:style-name="ce63">
            <text:p>541.743</text:p>
          </table:table-cell>
          <table:table-cell office:value-type="percentage" office:value="0.93375952731421952" table:style-name="ce67">
            <text:p>93,4%</text:p>
          </table:table-cell>
          <table:table-cell office:value-type="date" office:date-value="2022-12-31T00:00:00" table:style-name="ce65">
            <text:p>31/12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País Vasco</text:p>
          </table:table-cell>
          <table:table-cell office:value-type="float" office:value="1955253" table:style-name="ce63">
            <text:p>1.955.253</text:p>
          </table:table-cell>
          <table:table-cell office:value-type="float" office:value="1871031" table:style-name="ce63">
            <text:p>1.871.031</text:p>
          </table:table-cell>
          <table:table-cell office:value-type="percentage" office:value="0.95692526747177986" table:style-name="ce64">
            <text:p>95,7%</text:p>
          </table:table-cell>
          <table:table-cell office:value-type="float" office:value="1861859" table:style-name="ce63">
            <text:p>1.861.859</text:p>
          </table:table-cell>
          <table:table-cell office:value-type="percentage" office:value="0.95223431443398887" table:style-name="ce67">
            <text:p>95,2%</text:p>
          </table:table-cell>
          <table:table-cell office:value-type="date" office:date-value="2023-01-03T00:00:00" table:style-name="ce65">
            <text:p>03/01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Ceuta</text:p>
          </table:table-cell>
          <table:table-cell office:value-type="float" office:value="71029" table:style-name="ce63">
            <text:p>71.029</text:p>
          </table:table-cell>
          <table:table-cell office:value-type="float" office:value="65689" table:style-name="ce63">
            <text:p>65.689</text:p>
          </table:table-cell>
          <table:table-cell office:value-type="percentage" office:value="0.92481943994706384" table:style-name="ce64">
            <text:p>92,5%</text:p>
          </table:table-cell>
          <table:table-cell office:value-type="float" office:value="63967" table:style-name="ce63">
            <text:p>63.967</text:p>
          </table:table-cell>
          <table:table-cell office:value-type="percentage" office:value="0.90057582114347656" table:style-name="ce67">
            <text:p>90,1%</text:p>
          </table:table-cell>
          <table:table-cell office:value-type="date" office:date-value="2023-01-03T00:00:00" table:style-name="ce65">
            <text:p>03/01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Melilla</text:p>
          </table:table-cell>
          <table:table-cell office:value-type="float" office:value="68266" table:style-name="ce63">
            <text:p>68.266</text:p>
          </table:table-cell>
          <table:table-cell office:value-type="float" office:value="63119" table:style-name="ce63">
            <text:p>63.119</text:p>
          </table:table-cell>
          <table:table-cell office:value-type="percentage" office:value="0.9246037558960537" table:style-name="ce64">
            <text:p>92,5%</text:p>
          </table:table-cell>
          <table:table-cell office:value-type="float" office:value="61491" table:style-name="ce63">
            <text:p>61.491</text:p>
          </table:table-cell>
          <table:table-cell office:value-type="percentage" office:value="0.90075586675651131" table:style-name="ce67">
            <text:p>90,1%</text:p>
          </table:table-cell>
          <table:table-cell office:value-type="date" office:date-value="2023-01-03T00:00:00" table:style-name="ce65">
            <text:p>03/01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FF.AA.</text:p>
          </table:table-cell>
          <table:table-cell office:value-type="string" table:style-name="ce63">
            <text:p>-</text:p>
          </table:table-cell>
          <table:table-cell office:value-type="float" office:value="95175" table:style-name="ce63">
            <text:p>95.175</text:p>
          </table:table-cell>
          <table:table-cell office:value-type="string" table:style-name="ce64">
            <text:p>-</text:p>
          </table:table-cell>
          <table:table-cell office:value-type="float" office:value="94844" table:style-name="ce63">
            <text:p>94.844</text:p>
          </table:table-cell>
          <table:table-cell office:value-type="string" table:style-name="ce67">
            <text:p>-</text:p>
          </table:table-cell>
          <table:table-cell office:value-type="date" office:date-value="2022-12-30T00:00:00" table:style-name="ce65">
            <text:p>30/12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Sanidad Exterior</text:p>
          </table:table-cell>
          <table:table-cell office:value-type="string" table:style-name="ce63">
            <text:p>-</text:p>
          </table:table-cell>
          <table:table-cell office:value-type="float" office:value="8126" table:style-name="ce63">
            <text:p>8.126</text:p>
          </table:table-cell>
          <table:table-cell office:value-type="string" table:style-name="ce64">
            <text:p>-</text:p>
          </table:table-cell>
          <table:table-cell office:value-type="float" office:value="8144" table:style-name="ce63">
            <text:p>8.144</text:p>
          </table:table-cell>
          <table:table-cell office:value-type="string" table:style-name="ce67">
            <text:p>-</text:p>
          </table:table-cell>
          <table:table-cell office:value-type="date" office:date-value="2022-12-30T00:00:00" table:style-name="ce65">
            <text:p>30/12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8">
            <text:p>Totales</text:p>
          </table:table-cell>
          <table:table-cell office:value-type="float" office:value="42185033" table:style-name="ce69">
            <text:p>42.185.033</text:p>
          </table:table-cell>
          <table:table-cell office:value-type="float" office:value="39280247" table:style-name="ce69">
            <text:p>39.280.247</text:p>
          </table:table-cell>
          <table:table-cell office:value-type="percentage" office:value="0.93114178670904446" table:style-name="ce70">
            <text:p>93,1%</text:p>
          </table:table-cell>
          <table:table-cell office:value-type="float" office:value="39203153" table:style-name="ce69">
            <text:p>39.203.153</text:p>
          </table:table-cell>
          <table:table-cell office:value-type="percentage" office:value="0.92931426650774462" table:style-name="ce70">
            <text:p>92,9%</text:p>
          </table:table-cell>
          <table:table-cell table:style-name="ce71"/>
          <table:table-cell table:number-columns-repeated="16377" table:style-name="ce6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3" table:number-columns-repeated="20" table:default-cell-style-name="ce61"/>
        <table:table-column table:style-name="co4" table:number-columns-repeated="16344" table:default-cell-style-name="ce61"/>
        <table:table-row table:style-name="ro10">
          <table:table-cell table:style-name="ce72"/>
          <table:table-cell office:value-type="string" table:style-name="ce73">
            <text:p>Personas con al menos 1 dosis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con al menos 1 dosis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Con al menos 1 dosis sobre Población a Vacunar INE</text:p>
          </table:table-cell>
          <table:table-cell office:value-type="string" table:style-name="ce76">
            <text:p>% Con al menos 1 dosis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5668" table:style-name="ce79">
            <text:p>435.668</text:p>
          </table:table-cell>
          <table:table-cell office:value-type="percentage" office:value="1" table:style-name="ce80">
            <text:p>100,0%</text:p>
          </table:table-cell>
          <table:table-cell office:value-type="float" office:value="656769" table:style-name="ce79">
            <text:p>656.769</text:p>
          </table:table-cell>
          <table:table-cell office:value-type="percentage" office:value="1" table:style-name="ce80">
            <text:p>100,0%</text:p>
          </table:table-cell>
          <table:table-cell office:value-type="float" office:value="937960" table:style-name="ce79">
            <text:p>937.960</text:p>
          </table:table-cell>
          <table:table-cell office:value-type="percentage" office:value="0.97884743626001713" table:style-name="ce80">
            <text:p>97,9%</text:p>
          </table:table-cell>
          <table:table-cell office:value-type="float" office:value="1230244" table:style-name="ce79">
            <text:p>1.230.244</text:p>
          </table:table-cell>
          <table:table-cell office:value-type="percentage" office:value="0.95546178872017584" table:style-name="ce80">
            <text:p>95,5%</text:p>
          </table:table-cell>
          <table:table-cell office:value-type="float" office:value="1278439" table:style-name="ce79">
            <text:p>1.278.439</text:p>
          </table:table-cell>
          <table:table-cell office:value-type="percentage" office:value="0.92350339801897807" table:style-name="ce80">
            <text:p>92,4%</text:p>
          </table:table-cell>
          <table:table-cell office:value-type="float" office:value="970036" table:style-name="ce79">
            <text:p>970.036</text:p>
          </table:table-cell>
          <table:table-cell office:value-type="percentage" office:value="0.8804318130867248" table:style-name="ce80">
            <text:p>88,0%</text:p>
          </table:table-cell>
          <table:table-cell office:value-type="float" office:value="814258" table:style-name="ce79">
            <text:p>814.258</text:p>
          </table:table-cell>
          <table:table-cell office:value-type="percentage" office:value="0.8792219515566152" table:style-name="ce80">
            <text:p>87,9%</text:p>
          </table:table-cell>
          <table:table-cell office:value-type="float" office:value="724124" table:style-name="ce79">
            <text:p>724.124</text:p>
          </table:table-cell>
          <table:table-cell office:value-type="percentage" office:value="0.93695768626608666" table:style-name="ce80">
            <text:p>93,7%</text:p>
          </table:table-cell>
          <table:table-cell office:value-type="float" office:value="7047498" table:style-name="ce79">
            <text:p>7.047.498</text:p>
          </table:table-cell>
          <table:table-cell office:value-type="float" office:value="7508005" table:style-name="ce79">
            <text:p>7.508.005</text:p>
          </table:table-cell>
          <table:table-cell office:value-type="percentage" office:value="0.93866453205611877" table:style-name="ce80">
            <text:p>93,9%</text:p>
          </table:table-cell>
          <table:table-cell office:value-type="percentage" office:value="0.82890121482432166" table:style-name="ce80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1772" table:style-name="ce82">
            <text:p>101.772</text:p>
          </table:table-cell>
          <table:table-cell office:value-type="percentage" office:value="1" table:style-name="ce83">
            <text:p>100,0%</text:p>
          </table:table-cell>
          <table:table-cell office:value-type="float" office:value="119940" table:style-name="ce82">
            <text:p>119.940</text:p>
          </table:table-cell>
          <table:table-cell office:value-type="percentage" office:value="1" table:style-name="ce83">
            <text:p>100,0%</text:p>
          </table:table-cell>
          <table:table-cell office:value-type="float" office:value="156166" table:style-name="ce82">
            <text:p>156.166</text:p>
          </table:table-cell>
          <table:table-cell office:value-type="percentage" office:value="0.96811109044696542" table:style-name="ce83">
            <text:p>96,8%</text:p>
          </table:table-cell>
          <table:table-cell office:value-type="float" office:value="188729" table:style-name="ce82">
            <text:p>188.729</text:p>
          </table:table-cell>
          <table:table-cell office:value-type="percentage" office:value="0.93909041150420458" table:style-name="ce83">
            <text:p>93,9%</text:p>
          </table:table-cell>
          <table:table-cell office:value-type="float" office:value="192654" table:style-name="ce82">
            <text:p>192.654</text:p>
          </table:table-cell>
          <table:table-cell office:value-type="percentage" office:value="0.90178199469193066" table:style-name="ce83">
            <text:p>90,2%</text:p>
          </table:table-cell>
          <table:table-cell office:value-type="float" office:value="132411" table:style-name="ce82">
            <text:p>132.411</text:p>
          </table:table-cell>
          <table:table-cell office:value-type="percentage" office:value="0.83657236002476654" table:style-name="ce83">
            <text:p>83,7%</text:p>
          </table:table-cell>
          <table:table-cell office:value-type="float" office:value="111233" table:style-name="ce82">
            <text:p>111.233</text:p>
          </table:table-cell>
          <table:table-cell office:value-type="percentage" office:value="0.8504182021131822" table:style-name="ce83">
            <text:p>85,0%</text:p>
          </table:table-cell>
          <table:table-cell office:value-type="float" office:value="95896" table:style-name="ce82">
            <text:p>95.896</text:p>
          </table:table-cell>
          <table:table-cell office:value-type="percentage" office:value="0.89591449685622726" table:style-name="ce83">
            <text:p>89,6%</text:p>
          </table:table-cell>
          <table:table-cell office:value-type="float" office:value="1098801" table:style-name="ce82">
            <text:p>1.098.801</text:p>
          </table:table-cell>
          <table:table-cell office:value-type="float" office:value="1189408" table:style-name="ce82">
            <text:p>1.189.408</text:p>
          </table:table-cell>
          <table:table-cell office:value-type="percentage" office:value="0.92382176679490968" table:style-name="ce83">
            <text:p>92,4%</text:p>
          </table:table-cell>
          <table:table-cell office:value-type="percentage" office:value="0.82546297026668258" table:style-name="ce83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9320" table:style-name="ce82">
            <text:p>89.320</text:p>
          </table:table-cell>
          <table:table-cell office:value-type="percentage" office:value="1" table:style-name="ce83">
            <text:p>100,0%</text:p>
          </table:table-cell>
          <table:table-cell office:value-type="float" office:value="114864" table:style-name="ce82">
            <text:p>114.864</text:p>
          </table:table-cell>
          <table:table-cell office:value-type="percentage" office:value="1" table:style-name="ce83">
            <text:p>100,0%</text:p>
          </table:table-cell>
          <table:table-cell office:value-type="float" office:value="149265" table:style-name="ce82">
            <text:p>149.265</text:p>
          </table:table-cell>
          <table:table-cell office:value-type="percentage" office:value="0.98207118889400613" table:style-name="ce83">
            <text:p>98,2%</text:p>
          </table:table-cell>
          <table:table-cell office:value-type="float" office:value="154550" table:style-name="ce82">
            <text:p>154.550</text:p>
          </table:table-cell>
          <table:table-cell office:value-type="percentage" office:value="0.95352381187416324" table:style-name="ce83">
            <text:p>95,4%</text:p>
          </table:table-cell>
          <table:table-cell office:value-type="float" office:value="152701" table:style-name="ce82">
            <text:p>152.701</text:p>
          </table:table-cell>
          <table:table-cell office:value-type="percentage" office:value="0.92032907425265187" table:style-name="ce83">
            <text:p>92,0%</text:p>
          </table:table-cell>
          <table:table-cell office:value-type="float" office:value="93267" table:style-name="ce82">
            <text:p>93.267</text:p>
          </table:table-cell>
          <table:table-cell office:value-type="percentage" office:value="0.85888333287288998" table:style-name="ce83">
            <text:p>85,9%</text:p>
          </table:table-cell>
          <table:table-cell office:value-type="float" office:value="69043" table:style-name="ce82">
            <text:p>69.043</text:p>
          </table:table-cell>
          <table:table-cell office:value-type="percentage" office:value="0.87129300118623965" table:style-name="ce83">
            <text:p>87,1%</text:p>
          </table:table-cell>
          <table:table-cell office:value-type="float" office:value="63183" table:style-name="ce82">
            <text:p>63.183</text:p>
          </table:table-cell>
          <table:table-cell office:value-type="percentage" office:value="0.96823280617874219" table:style-name="ce83">
            <text:p>96,8%</text:p>
          </table:table-cell>
          <table:table-cell office:value-type="float" office:value="886193" table:style-name="ce82">
            <text:p>886.193</text:p>
          </table:table-cell>
          <table:table-cell office:value-type="float" office:value="930447" table:style-name="ce82">
            <text:p>930.447</text:p>
          </table:table-cell>
          <table:table-cell office:value-type="percentage" office:value="0.95243791424981761" table:style-name="ce83">
            <text:p>95,2%</text:p>
          </table:table-cell>
          <table:table-cell office:value-type="percentage" office:value="0.87491620503332546" table:style-name="ce83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885" table:style-name="ce82">
            <text:p>51.885</text:p>
          </table:table-cell>
          <table:table-cell office:value-type="percentage" office:value="0.96740812559431688" table:style-name="ce83">
            <text:p>96,7%</text:p>
          </table:table-cell>
          <table:table-cell office:value-type="float" office:value="79978" table:style-name="ce82">
            <text:p>79.978</text:p>
          </table:table-cell>
          <table:table-cell office:value-type="percentage" office:value="0.91682142283971846" table:style-name="ce83">
            <text:p>91,7%</text:p>
          </table:table-cell>
          <table:table-cell office:value-type="float" office:value="112276" table:style-name="ce82">
            <text:p>112.276</text:p>
          </table:table-cell>
          <table:table-cell office:value-type="percentage" office:value="0.8813357091833931" table:style-name="ce83">
            <text:p>88,1%</text:p>
          </table:table-cell>
          <table:table-cell office:value-type="float" office:value="153832" table:style-name="ce82">
            <text:p>153.832</text:p>
          </table:table-cell>
          <table:table-cell office:value-type="percentage" office:value="0.86662009599567347" table:style-name="ce83">
            <text:p>86,7%</text:p>
          </table:table-cell>
          <table:table-cell office:value-type="float" office:value="174120" table:style-name="ce82">
            <text:p>174.120</text:p>
          </table:table-cell>
          <table:table-cell office:value-type="percentage" office:value="0.80379276438789971" table:style-name="ce83">
            <text:p>80,4%</text:p>
          </table:table-cell>
          <table:table-cell office:value-type="float" office:value="135794" table:style-name="ce82">
            <text:p>135.794</text:p>
          </table:table-cell>
          <table:table-cell office:value-type="percentage" office:value="0.73782240405983257" table:style-name="ce83">
            <text:p>73,8%</text:p>
          </table:table-cell>
          <table:table-cell office:value-type="float" office:value="105204" table:style-name="ce82">
            <text:p>105.204</text:p>
          </table:table-cell>
          <table:table-cell office:value-type="percentage" office:value="0.76672035448536213" table:style-name="ce83">
            <text:p>76,7%</text:p>
          </table:table-cell>
          <table:table-cell office:value-type="float" office:value="84965" table:style-name="ce82">
            <text:p>84.965</text:p>
          </table:table-cell>
          <table:table-cell office:value-type="percentage" office:value="0.85361075389808716" table:style-name="ce83">
            <text:p>85,4%</text:p>
          </table:table-cell>
          <table:table-cell office:value-type="float" office:value="898054" table:style-name="ce82">
            <text:p>898.054</text:p>
          </table:table-cell>
          <table:table-cell office:value-type="float" office:value="1083187" table:style-name="ce82">
            <text:p>1.083.187</text:p>
          </table:table-cell>
          <table:table-cell office:value-type="percentage" office:value="0.82908491331598333" table:style-name="ce83">
            <text:p>82,9%</text:p>
          </table:table-cell>
          <table:table-cell office:value-type="percentage" office:value="0.73624561906909058" table:style-name="ce83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4986" table:style-name="ce82">
            <text:p>94.986</text:p>
          </table:table-cell>
          <table:table-cell office:value-type="percentage" office:value="0.94643390924852033" table:style-name="ce83">
            <text:p>94,6%</text:p>
          </table:table-cell>
          <table:table-cell office:value-type="float" office:value="156407" table:style-name="ce82">
            <text:p>156.407</text:p>
          </table:table-cell>
          <table:table-cell office:value-type="percentage" office:value="0.93407426871946775" table:style-name="ce83">
            <text:p>93,4%</text:p>
          </table:table-cell>
          <table:table-cell office:value-type="float" office:value="229772" table:style-name="ce82">
            <text:p>229.772</text:p>
          </table:table-cell>
          <table:table-cell office:value-type="percentage" office:value="0.91340661088032438" table:style-name="ce83">
            <text:p>91,3%</text:p>
          </table:table-cell>
          <table:table-cell office:value-type="float" office:value="326375" table:style-name="ce82">
            <text:p>326.375</text:p>
          </table:table-cell>
          <table:table-cell office:value-type="percentage" office:value="0.88629371047150418" table:style-name="ce83">
            <text:p>88,6%</text:p>
          </table:table-cell>
          <table:table-cell office:value-type="float" office:value="325649" table:style-name="ce82">
            <text:p>325.649</text:p>
          </table:table-cell>
          <table:table-cell office:value-type="percentage" office:value="0.82630009768970203" table:style-name="ce83">
            <text:p>82,6%</text:p>
          </table:table-cell>
          <table:table-cell office:value-type="float" office:value="240507" table:style-name="ce82">
            <text:p>240.507</text:p>
          </table:table-cell>
          <table:table-cell office:value-type="percentage" office:value="0.76873190096592103" table:style-name="ce83">
            <text:p>76,9%</text:p>
          </table:table-cell>
          <table:table-cell office:value-type="float" office:value="202952" table:style-name="ce82">
            <text:p>202.952</text:p>
          </table:table-cell>
          <table:table-cell office:value-type="percentage" office:value="0.79691837704332258" table:style-name="ce83">
            <text:p>79,7%</text:p>
          </table:table-cell>
          <table:table-cell office:value-type="float" office:value="173967" table:style-name="ce82">
            <text:p>173.967</text:p>
          </table:table-cell>
          <table:table-cell office:value-type="percentage" office:value="0.94411309798388188" table:style-name="ce83">
            <text:p>94,4%</text:p>
          </table:table-cell>
          <table:table-cell office:value-type="float" office:value="1750615" table:style-name="ce82">
            <text:p>1.750.615</text:p>
          </table:table-cell>
          <table:table-cell office:value-type="float" office:value="2033513" table:style-name="ce82">
            <text:p>2.033.513</text:p>
          </table:table-cell>
          <table:table-cell office:value-type="percentage" office:value="0.86088212861191449" table:style-name="ce83">
            <text:p>86,1%</text:p>
          </table:table-cell>
          <table:table-cell office:value-type="percentage" office:value="0.78000319911743565" table:style-name="ce83">
            <text:p>78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612" table:style-name="ce82">
            <text:p>42.612</text:p>
          </table:table-cell>
          <table:table-cell office:value-type="percentage" office:value="1" table:style-name="ce83">
            <text:p>100,0%</text:p>
          </table:table-cell>
          <table:table-cell office:value-type="float" office:value="56241" table:style-name="ce82">
            <text:p>56.241</text:p>
          </table:table-cell>
          <table:table-cell office:value-type="percentage" office:value="1" table:style-name="ce83">
            <text:p>100,0%</text:p>
          </table:table-cell>
          <table:table-cell office:value-type="float" office:value="77324" table:style-name="ce82">
            <text:p>77.324</text:p>
          </table:table-cell>
          <table:table-cell office:value-type="percentage" office:value="0.97561098704215399" table:style-name="ce83">
            <text:p>97,6%</text:p>
          </table:table-cell>
          <table:table-cell office:value-type="float" office:value="85277" table:style-name="ce82">
            <text:p>85.277</text:p>
          </table:table-cell>
          <table:table-cell office:value-type="percentage" office:value="0.93741892931735737" table:style-name="ce83">
            <text:p>93,7%</text:p>
          </table:table-cell>
          <table:table-cell office:value-type="float" office:value="89619" table:style-name="ce82">
            <text:p>89.619</text:p>
          </table:table-cell>
          <table:table-cell office:value-type="percentage" office:value="0.92024520978374713" table:style-name="ce83">
            <text:p>92,0%</text:p>
          </table:table-cell>
          <table:table-cell office:value-type="float" office:value="57068" table:style-name="ce82">
            <text:p>57.068</text:p>
          </table:table-cell>
          <table:table-cell office:value-type="percentage" office:value="0.849757288781679" table:style-name="ce83">
            <text:p>85,0%</text:p>
          </table:table-cell>
          <table:table-cell office:value-type="float" office:value="43671" table:style-name="ce82">
            <text:p>43.671</text:p>
          </table:table-cell>
          <table:table-cell office:value-type="percentage" office:value="0.85843178110195983" table:style-name="ce83">
            <text:p>85,8%</text:p>
          </table:table-cell>
          <table:table-cell office:value-type="float" office:value="43429" table:style-name="ce82">
            <text:p>43.429</text:p>
          </table:table-cell>
          <table:table-cell office:value-type="percentage" office:value="0.95905748294061788" table:style-name="ce83">
            <text:p>95,9%</text:p>
          </table:table-cell>
          <table:table-cell office:value-type="float" office:value="495241" table:style-name="ce82">
            <text:p>495.241</text:p>
          </table:table-cell>
          <table:table-cell office:value-type="float" office:value="527062" table:style-name="ce82">
            <text:p>527.062</text:p>
          </table:table-cell>
          <table:table-cell office:value-type="percentage" office:value="0.93962569868440526" table:style-name="ce83">
            <text:p>94,0%</text:p>
          </table:table-cell>
          <table:table-cell office:value-type="percentage" office:value="0.84851667509059292" table:style-name="ce83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30137" table:style-name="ce82">
            <text:p>230.137</text:p>
          </table:table-cell>
          <table:table-cell office:value-type="percentage" office:value="1" table:style-name="ce83">
            <text:p>100,0%</text:p>
          </table:table-cell>
          <table:table-cell office:value-type="float" office:value="252404" table:style-name="ce82">
            <text:p>252.404</text:p>
          </table:table-cell>
          <table:table-cell office:value-type="percentage" office:value="1" table:style-name="ce83">
            <text:p>100,0%</text:p>
          </table:table-cell>
          <table:table-cell office:value-type="float" office:value="324808" table:style-name="ce82">
            <text:p>324.808</text:p>
          </table:table-cell>
          <table:table-cell office:value-type="percentage" office:value="0.99255904633559766" table:style-name="ce83">
            <text:p>99,3%</text:p>
          </table:table-cell>
          <table:table-cell office:value-type="float" office:value="358127" table:style-name="ce82">
            <text:p>358.127</text:p>
          </table:table-cell>
          <table:table-cell office:value-type="percentage" office:value="0.93946532424980911" table:style-name="ce83">
            <text:p>93,9%</text:p>
          </table:table-cell>
          <table:table-cell office:value-type="float" office:value="326591" table:style-name="ce82">
            <text:p>326.591</text:p>
          </table:table-cell>
          <table:table-cell office:value-type="percentage" office:value="0.90668846924781099" table:style-name="ce83">
            <text:p>90,7%</text:p>
          </table:table-cell>
          <table:table-cell office:value-type="float" office:value="219503" table:style-name="ce82">
            <text:p>219.503</text:p>
          </table:table-cell>
          <table:table-cell office:value-type="percentage" office:value="0.84782272829101357" table:style-name="ce83">
            <text:p>84,8%</text:p>
          </table:table-cell>
          <table:table-cell office:value-type="float" office:value="181735" table:style-name="ce82">
            <text:p>181.735</text:p>
          </table:table-cell>
          <table:table-cell office:value-type="percentage" office:value="0.85813513143418374" table:style-name="ce83">
            <text:p>85,8%</text:p>
          </table:table-cell>
          <table:table-cell office:value-type="float" office:value="156794" table:style-name="ce82">
            <text:p>156.794</text:p>
          </table:table-cell>
          <table:table-cell office:value-type="percentage" office:value="0.93219895599234237" table:style-name="ce83">
            <text:p>93,2%</text:p>
          </table:table-cell>
          <table:table-cell office:value-type="float" office:value="2050099" table:style-name="ce82">
            <text:p>2.050.099</text:p>
          </table:table-cell>
          <table:table-cell office:value-type="float" office:value="2172149" table:style-name="ce82">
            <text:p>2.172.149</text:p>
          </table:table-cell>
          <table:table-cell office:value-type="percentage" office:value="0.94381140520286588" table:style-name="ce83">
            <text:p>94,4%</text:p>
          </table:table-cell>
          <table:table-cell office:value-type="percentage" office:value="0.85898638635174251" table:style-name="ce83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9305" table:style-name="ce82">
            <text:p>139.305</text:p>
          </table:table-cell>
          <table:table-cell office:value-type="percentage" office:value="1" table:style-name="ce83">
            <text:p>100,0%</text:p>
          </table:table-cell>
          <table:table-cell office:value-type="float" office:value="159871" table:style-name="ce82">
            <text:p>159.871</text:p>
          </table:table-cell>
          <table:table-cell office:value-type="percentage" office:value="1" table:style-name="ce83">
            <text:p>100,0%</text:p>
          </table:table-cell>
          <table:table-cell office:value-type="float" office:value="226000" table:style-name="ce82">
            <text:p>226.000</text:p>
          </table:table-cell>
          <table:table-cell office:value-type="percentage" office:value="0.99110635535986813" table:style-name="ce83">
            <text:p>99,1%</text:p>
          </table:table-cell>
          <table:table-cell office:value-type="float" office:value="290957" table:style-name="ce82">
            <text:p>290.957</text:p>
          </table:table-cell>
          <table:table-cell office:value-type="percentage" office:value="0.93433031370521535" table:style-name="ce83">
            <text:p>93,4%</text:p>
          </table:table-cell>
          <table:table-cell office:value-type="float" office:value="293028" table:style-name="ce82">
            <text:p>293.028</text:p>
          </table:table-cell>
          <table:table-cell office:value-type="percentage" office:value="0.88613497600406432" table:style-name="ce83">
            <text:p>88,6%</text:p>
          </table:table-cell>
          <table:table-cell office:value-type="float" office:value="213389" table:style-name="ce82">
            <text:p>213.389</text:p>
          </table:table-cell>
          <table:table-cell office:value-type="percentage" office:value="0.82788815562306262" table:style-name="ce83">
            <text:p>82,8%</text:p>
          </table:table-cell>
          <table:table-cell office:value-type="float" office:value="181972" table:style-name="ce82">
            <text:p>181.972</text:p>
          </table:table-cell>
          <table:table-cell office:value-type="percentage" office:value="0.83095272886680793" table:style-name="ce83">
            <text:p>83,1%</text:p>
          </table:table-cell>
          <table:table-cell office:value-type="float" office:value="161117" table:style-name="ce82">
            <text:p>161.117</text:p>
          </table:table-cell>
          <table:table-cell office:value-type="percentage" office:value="0.90608831601205742" table:style-name="ce83">
            <text:p>90,6%</text:p>
          </table:table-cell>
          <table:table-cell office:value-type="float" office:value="1665639" table:style-name="ce82">
            <text:p>1.665.639</text:p>
          </table:table-cell>
          <table:table-cell office:value-type="float" office:value="1816082" table:style-name="ce82">
            <text:p>1.816.082</text:p>
          </table:table-cell>
          <table:table-cell office:value-type="percentage" office:value="0.91716067886802466" table:style-name="ce83">
            <text:p>91,7%</text:p>
          </table:table-cell>
          <table:table-cell office:value-type="percentage" office:value="0.81303986613662815" table:style-name="ce83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61455" table:style-name="ce82">
            <text:p>461.455</text:p>
          </table:table-cell>
          <table:table-cell office:value-type="percentage" office:value="1" table:style-name="ce83">
            <text:p>100,0%</text:p>
          </table:table-cell>
          <table:table-cell office:value-type="float" office:value="622439" table:style-name="ce82">
            <text:p>622.439</text:p>
          </table:table-cell>
          <table:table-cell office:value-type="percentage" office:value="0.97908408521776336" table:style-name="ce83">
            <text:p>97,9%</text:p>
          </table:table-cell>
          <table:table-cell office:value-type="float" office:value="810666" table:style-name="ce82">
            <text:p>810.666</text:p>
          </table:table-cell>
          <table:table-cell office:value-type="percentage" office:value="0.95094570689889779" table:style-name="ce83">
            <text:p>95,1%</text:p>
          </table:table-cell>
          <table:table-cell office:value-type="float" office:value="1045973" table:style-name="ce82">
            <text:p>1.045.973</text:p>
          </table:table-cell>
          <table:table-cell office:value-type="percentage" office:value="0.95313654716917517" table:style-name="ce83">
            <text:p>95,3%</text:p>
          </table:table-cell>
          <table:table-cell office:value-type="float" office:value="1168547" table:style-name="ce82">
            <text:p>1.168.547</text:p>
          </table:table-cell>
          <table:table-cell office:value-type="percentage" office:value="0.91612662971470682" table:style-name="ce83">
            <text:p>91,6%</text:p>
          </table:table-cell>
          <table:table-cell office:value-type="float" office:value="836494" table:style-name="ce82">
            <text:p>836.494</text:p>
          </table:table-cell>
          <table:table-cell office:value-type="percentage" office:value="0.86537323561907997" table:style-name="ce83">
            <text:p>86,5%</text:p>
          </table:table-cell>
          <table:table-cell office:value-type="float" office:value="703620" table:style-name="ce82">
            <text:p>703.620</text:p>
          </table:table-cell>
          <table:table-cell office:value-type="percentage" office:value="0.84870737435302379" table:style-name="ce83">
            <text:p>84,9%</text:p>
          </table:table-cell>
          <table:table-cell office:value-type="float" office:value="612056" table:style-name="ce82">
            <text:p>612.056</text:p>
          </table:table-cell>
          <table:table-cell office:value-type="percentage" office:value="0.91166179846074324" table:style-name="ce83">
            <text:p>91,2%</text:p>
          </table:table-cell>
          <table:table-cell office:value-type="float" office:value="6261250" table:style-name="ce82">
            <text:p>6.261.250</text:p>
          </table:table-cell>
          <table:table-cell office:value-type="float" office:value="6782414" table:style-name="ce82">
            <text:p>6.782.414</text:p>
          </table:table-cell>
          <table:table-cell office:value-type="percentage" office:value="0.92315951223266524" table:style-name="ce83">
            <text:p>92,3%</text:p>
          </table:table-cell>
          <table:table-cell office:value-type="percentage" office:value="0.81619651965591544" table:style-name="ce83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9254" table:style-name="ce82">
            <text:p>299.254</text:p>
          </table:table-cell>
          <table:table-cell office:value-type="percentage" office:value="1" table:style-name="ce83">
            <text:p>100,0%</text:p>
          </table:table-cell>
          <table:table-cell office:value-type="float" office:value="438028" table:style-name="ce82">
            <text:p>438.028</text:p>
          </table:table-cell>
          <table:table-cell office:value-type="percentage" office:value="0.99602524921778357" table:style-name="ce83">
            <text:p>99,6%</text:p>
          </table:table-cell>
          <table:table-cell office:value-type="float" office:value="577073" table:style-name="ce82">
            <text:p>577.073</text:p>
          </table:table-cell>
          <table:table-cell office:value-type="percentage" office:value="0.96639481528619753" table:style-name="ce83">
            <text:p>96,6%</text:p>
          </table:table-cell>
          <table:table-cell office:value-type="float" office:value="724422" table:style-name="ce82">
            <text:p>724.422</text:p>
          </table:table-cell>
          <table:table-cell office:value-type="percentage" office:value="0.95031588779161902" table:style-name="ce83">
            <text:p>95,0%</text:p>
          </table:table-cell>
          <table:table-cell office:value-type="float" office:value="768790" table:style-name="ce82">
            <text:p>768.790</text:p>
          </table:table-cell>
          <table:table-cell office:value-type="percentage" office:value="0.91443911966248104" table:style-name="ce83">
            <text:p>91,4%</text:p>
          </table:table-cell>
          <table:table-cell office:value-type="float" office:value="532155" table:style-name="ce82">
            <text:p>532.155</text:p>
          </table:table-cell>
          <table:table-cell office:value-type="percentage" office:value="0.86681348251648016" table:style-name="ce83">
            <text:p>86,7%</text:p>
          </table:table-cell>
          <table:table-cell office:value-type="float" office:value="450391" table:style-name="ce82">
            <text:p>450.391</text:p>
          </table:table-cell>
          <table:table-cell office:value-type="percentage" office:value="0.87834382855571569" table:style-name="ce83">
            <text:p>87,8%</text:p>
          </table:table-cell>
          <table:table-cell office:value-type="float" office:value="408829" table:style-name="ce82">
            <text:p>408.829</text:p>
          </table:table-cell>
          <table:table-cell office:value-type="percentage" office:value="0.94468180484276831" table:style-name="ce83">
            <text:p>94,5%</text:p>
          </table:table-cell>
          <table:table-cell office:value-type="float" office:value="4198942" table:style-name="ce82">
            <text:p>4.198.942</text:p>
          </table:table-cell>
          <table:table-cell office:value-type="float" office:value="4492026" table:style-name="ce82">
            <text:p>4.492.026</text:p>
          </table:table-cell>
          <table:table-cell office:value-type="percentage" office:value="0.93475460738651117" table:style-name="ce83">
            <text:p>93,5%</text:p>
          </table:table-cell>
          <table:table-cell office:value-type="percentage" office:value="0.83196048380785192" table:style-name="ce83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8466" table:style-name="ce82">
            <text:p>78.466</text:p>
          </table:table-cell>
          <table:table-cell office:value-type="percentage" office:value="1" table:style-name="ce83">
            <text:p>100,0%</text:p>
          </table:table-cell>
          <table:table-cell office:value-type="float" office:value="96192" table:style-name="ce82">
            <text:p>96.192</text:p>
          </table:table-cell>
          <table:table-cell office:value-type="percentage" office:value="1" table:style-name="ce83">
            <text:p>100,0%</text:p>
          </table:table-cell>
          <table:table-cell office:value-type="float" office:value="133526" table:style-name="ce82">
            <text:p>133.526</text:p>
          </table:table-cell>
          <table:table-cell office:value-type="percentage" office:value="1" table:style-name="ce83">
            <text:p>100,0%</text:p>
          </table:table-cell>
          <table:table-cell office:value-type="float" office:value="162415" table:style-name="ce82">
            <text:p>162.415</text:p>
          </table:table-cell>
          <table:table-cell office:value-type="percentage" office:value="0.96702648955362513" table:style-name="ce83">
            <text:p>96,7%</text:p>
          </table:table-cell>
          <table:table-cell office:value-type="float" office:value="147471" table:style-name="ce82">
            <text:p>147.471</text:p>
          </table:table-cell>
          <table:table-cell office:value-type="percentage" office:value="0.93610984156002441" table:style-name="ce83">
            <text:p>93,6%</text:p>
          </table:table-cell>
          <table:table-cell office:value-type="float" office:value="115005" table:style-name="ce82">
            <text:p>115.005</text:p>
          </table:table-cell>
          <table:table-cell office:value-type="percentage" office:value="0.88573034919363536" table:style-name="ce83">
            <text:p>88,6%</text:p>
          </table:table-cell>
          <table:table-cell office:value-type="float" office:value="95839" table:style-name="ce82">
            <text:p>95.839</text:p>
          </table:table-cell>
          <table:table-cell office:value-type="percentage" office:value="0.85185678986009639" table:style-name="ce83">
            <text:p>85,2%</text:p>
          </table:table-cell>
          <table:table-cell office:value-type="float" office:value="81519" table:style-name="ce82">
            <text:p>81.519</text:p>
          </table:table-cell>
          <table:table-cell office:value-type="percentage" office:value="0.95111365200854048" table:style-name="ce83">
            <text:p>95,1%</text:p>
          </table:table-cell>
          <table:table-cell office:value-type="float" office:value="910433" table:style-name="ce82">
            <text:p>910.433</text:p>
          </table:table-cell>
          <table:table-cell office:value-type="float" office:value="949890" table:style-name="ce82">
            <text:p>949.890</text:p>
          </table:table-cell>
          <table:table-cell office:value-type="percentage" office:value="0.95846150606912384" table:style-name="ce83">
            <text:p>95,8%</text:p>
          </table:table-cell>
          <table:table-cell office:value-type="percentage" office:value="0.86052349765926051" table:style-name="ce83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3195" table:style-name="ce82">
            <text:p>243.195</text:p>
          </table:table-cell>
          <table:table-cell office:value-type="percentage" office:value="1" table:style-name="ce83">
            <text:p>100,0%</text:p>
          </table:table-cell>
          <table:table-cell office:value-type="float" office:value="292474" table:style-name="ce82">
            <text:p>292.474</text:p>
          </table:table-cell>
          <table:table-cell office:value-type="percentage" office:value="1" table:style-name="ce83">
            <text:p>100,0%</text:p>
          </table:table-cell>
          <table:table-cell office:value-type="float" office:value="348427" table:style-name="ce82">
            <text:p>348.427</text:p>
          </table:table-cell>
          <table:table-cell office:value-type="percentage" office:value="0.98546523138537079" table:style-name="ce83">
            <text:p>98,5%</text:p>
          </table:table-cell>
          <table:table-cell office:value-type="float" office:value="394083" table:style-name="ce82">
            <text:p>394.083</text:p>
          </table:table-cell>
          <table:table-cell office:value-type="percentage" office:value="0.9630571847507331" table:style-name="ce83">
            <text:p>96,3%</text:p>
          </table:table-cell>
          <table:table-cell office:value-type="float" office:value="412906" table:style-name="ce82">
            <text:p>412.906</text:p>
          </table:table-cell>
          <table:table-cell office:value-type="percentage" office:value="0.93241079674914251" table:style-name="ce83">
            <text:p>93,2%</text:p>
          </table:table-cell>
          <table:table-cell office:value-type="float" office:value="269414" table:style-name="ce82">
            <text:p>269.414</text:p>
          </table:table-cell>
          <table:table-cell office:value-type="percentage" office:value="0.873025748708676" table:style-name="ce83">
            <text:p>87,3%</text:p>
          </table:table-cell>
          <table:table-cell office:value-type="float" office:value="205264" table:style-name="ce82">
            <text:p>205.264</text:p>
          </table:table-cell>
          <table:table-cell office:value-type="percentage" office:value="0.89104973910627616" table:style-name="ce83">
            <text:p>89,1%</text:p>
          </table:table-cell>
          <table:table-cell office:value-type="float" office:value="177426" table:style-name="ce82">
            <text:p>177.426</text:p>
          </table:table-cell>
          <table:table-cell office:value-type="percentage" office:value="0.96772187799982545" table:style-name="ce83">
            <text:p>96,8%</text:p>
          </table:table-cell>
          <table:table-cell office:value-type="float" office:value="2343189" table:style-name="ce82">
            <text:p>2.343.189</text:p>
          </table:table-cell>
          <table:table-cell office:value-type="float" office:value="2456127" table:style-name="ce82">
            <text:p>2.456.127</text:p>
          </table:table-cell>
          <table:table-cell office:value-type="percentage" office:value="0.95401785005417061" table:style-name="ce83">
            <text:p>95,4%</text:p>
          </table:table-cell>
          <table:table-cell office:value-type="percentage" office:value="0.86885307296293934" table:style-name="ce83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3504" table:style-name="ce82">
            <text:p>23.504</text:p>
          </table:table-cell>
          <table:table-cell office:value-type="percentage" office:value="1" table:style-name="ce83">
            <text:p>100,0%</text:p>
          </table:table-cell>
          <table:table-cell office:value-type="float" office:value="28798" table:style-name="ce82">
            <text:p>28.798</text:p>
          </table:table-cell>
          <table:table-cell office:value-type="percentage" office:value="1" table:style-name="ce83">
            <text:p>100,0%</text:p>
          </table:table-cell>
          <table:table-cell office:value-type="float" office:value="38561" table:style-name="ce82">
            <text:p>38.561</text:p>
          </table:table-cell>
          <table:table-cell office:value-type="percentage" office:value="0.99862744082457144" table:style-name="ce83">
            <text:p>99,9%</text:p>
          </table:table-cell>
          <table:table-cell office:value-type="float" office:value="46001" table:style-name="ce82">
            <text:p>46.001</text:p>
          </table:table-cell>
          <table:table-cell office:value-type="percentage" office:value="0.96844210526315788" table:style-name="ce83">
            <text:p>96,8%</text:p>
          </table:table-cell>
          <table:table-cell office:value-type="float" office:value="48573" table:style-name="ce82">
            <text:p>48.573</text:p>
          </table:table-cell>
          <table:table-cell office:value-type="percentage" office:value="0.93908050421467792" table:style-name="ce83">
            <text:p>93,9%</text:p>
          </table:table-cell>
          <table:table-cell office:value-type="float" office:value="32653" table:style-name="ce82">
            <text:p>32.653</text:p>
          </table:table-cell>
          <table:table-cell office:value-type="percentage" office:value="0.88165568635921809" table:style-name="ce83">
            <text:p>88,2%</text:p>
          </table:table-cell>
          <table:table-cell office:value-type="float" office:value="25922" table:style-name="ce82">
            <text:p>25.922</text:p>
          </table:table-cell>
          <table:table-cell office:value-type="percentage" office:value="0.85931180799575679" table:style-name="ce83">
            <text:p>85,9%</text:p>
          </table:table-cell>
          <table:table-cell office:value-type="float" office:value="25594" table:style-name="ce82">
            <text:p>25.594</text:p>
          </table:table-cell>
          <table:table-cell office:value-type="percentage" office:value="0.98495285741774097" table:style-name="ce83">
            <text:p>98,5%</text:p>
          </table:table-cell>
          <table:table-cell office:value-type="float" office:value="269606" table:style-name="ce82">
            <text:p>269.606</text:p>
          </table:table-cell>
          <table:table-cell office:value-type="float" office:value="281479" table:style-name="ce82">
            <text:p>281.479</text:p>
          </table:table-cell>
          <table:table-cell office:value-type="percentage" office:value="0.95781923340639974" table:style-name="ce83">
            <text:p>95,8%</text:p>
          </table:table-cell>
          <table:table-cell office:value-type="percentage" office:value="0.85270861798491981" table:style-name="ce83">
            <text:p>85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5585" table:style-name="ce82">
            <text:p>375.585</text:p>
          </table:table-cell>
          <table:table-cell office:value-type="percentage" office:value="1" table:style-name="ce83">
            <text:p>100,0%</text:p>
          </table:table-cell>
          <table:table-cell office:value-type="float" office:value="513345" table:style-name="ce82">
            <text:p>513.345</text:p>
          </table:table-cell>
          <table:table-cell office:value-type="percentage" office:value="0.97399677449957311" table:style-name="ce83">
            <text:p>97,4%</text:p>
          </table:table-cell>
          <table:table-cell office:value-type="float" office:value="695227" table:style-name="ce82">
            <text:p>695.227</text:p>
          </table:table-cell>
          <table:table-cell office:value-type="percentage" office:value="0.96497922155073579" table:style-name="ce83">
            <text:p>96,5%</text:p>
          </table:table-cell>
          <table:table-cell office:value-type="float" office:value="951918" table:style-name="ce82">
            <text:p>951.918</text:p>
          </table:table-cell>
          <table:table-cell office:value-type="percentage" office:value="0.96176746056363216" table:style-name="ce83">
            <text:p>96,2%</text:p>
          </table:table-cell>
          <table:table-cell office:value-type="float" office:value="1055680" table:style-name="ce82">
            <text:p>1.055.680</text:p>
          </table:table-cell>
          <table:table-cell office:value-type="percentage" office:value="0.91319192445198361" table:style-name="ce83">
            <text:p>91,3%</text:p>
          </table:table-cell>
          <table:table-cell office:value-type="float" office:value="784460" table:style-name="ce82">
            <text:p>784.460</text:p>
          </table:table-cell>
          <table:table-cell office:value-type="percentage" office:value="0.87080560008170116" table:style-name="ce83">
            <text:p>87,1%</text:p>
          </table:table-cell>
          <table:table-cell office:value-type="float" office:value="642025" table:style-name="ce82">
            <text:p>642.025</text:p>
          </table:table-cell>
          <table:table-cell office:value-type="percentage" office:value="0.87284194154905737" table:style-name="ce83">
            <text:p>87,3%</text:p>
          </table:table-cell>
          <table:table-cell office:value-type="float" office:value="509705" table:style-name="ce82">
            <text:p>509.705</text:p>
          </table:table-cell>
          <table:table-cell office:value-type="percentage" office:value="0.89305988716403262" table:style-name="ce83">
            <text:p>89,3%</text:p>
          </table:table-cell>
          <table:table-cell office:value-type="float" office:value="5527945" table:style-name="ce82">
            <text:p>5.527.945</text:p>
          </table:table-cell>
          <table:table-cell office:value-type="float" office:value="5970908" table:style-name="ce82">
            <text:p>5.970.908</text:p>
          </table:table-cell>
          <table:table-cell office:value-type="percentage" office:value="0.92581312590982812" table:style-name="ce83">
            <text:p>92,6%</text:p>
          </table:table-cell>
          <table:table-cell office:value-type="percentage" office:value="0.81824833314288048" table:style-name="ce83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2917" table:style-name="ce82">
            <text:p>72.917</text:p>
          </table:table-cell>
          <table:table-cell office:value-type="percentage" office:value="1" table:style-name="ce83">
            <text:p>100,0%</text:p>
          </table:table-cell>
          <table:table-cell office:value-type="float" office:value="103967" table:style-name="ce82">
            <text:p>103.967</text:p>
          </table:table-cell>
          <table:table-cell office:value-type="percentage" office:value="1" table:style-name="ce83">
            <text:p>100,0%</text:p>
          </table:table-cell>
          <table:table-cell office:value-type="float" office:value="149970" table:style-name="ce82">
            <text:p>149.970</text:p>
          </table:table-cell>
          <table:table-cell office:value-type="percentage" office:value="0.97674236848789575" table:style-name="ce83">
            <text:p>97,7%</text:p>
          </table:table-cell>
          <table:table-cell office:value-type="float" office:value="210169" table:style-name="ce82">
            <text:p>210.169</text:p>
          </table:table-cell>
          <table:table-cell office:value-type="percentage" office:value="0.96362269203082951" table:style-name="ce83">
            <text:p>96,4%</text:p>
          </table:table-cell>
          <table:table-cell office:value-type="float" office:value="237219" table:style-name="ce82">
            <text:p>237.219</text:p>
          </table:table-cell>
          <table:table-cell office:value-type="percentage" office:value="0.9396002661723466" table:style-name="ce83">
            <text:p>94,0%</text:p>
          </table:table-cell>
          <table:table-cell office:value-type="float" office:value="175374" table:style-name="ce82">
            <text:p>175.374</text:p>
          </table:table-cell>
          <table:table-cell office:value-type="percentage" office:value="0.88094879291117878" table:style-name="ce83">
            <text:p>88,1%</text:p>
          </table:table-cell>
          <table:table-cell office:value-type="float" office:value="150771" table:style-name="ce82">
            <text:p>150.771</text:p>
          </table:table-cell>
          <table:table-cell office:value-type="percentage" office:value="0.86680387952098148" table:style-name="ce83">
            <text:p>86,7%</text:p>
          </table:table-cell>
          <table:table-cell office:value-type="float" office:value="132822" table:style-name="ce82">
            <text:p>132.822</text:p>
          </table:table-cell>
          <table:table-cell office:value-type="percentage" office:value="0.91844609171875868" table:style-name="ce83">
            <text:p>91,8%</text:p>
          </table:table-cell>
          <table:table-cell office:value-type="float" office:value="1233209" table:style-name="ce82">
            <text:p>1.233.209</text:p>
          </table:table-cell>
          <table:table-cell office:value-type="float" office:value="1317614" table:style-name="ce82">
            <text:p>1.317.614</text:p>
          </table:table-cell>
          <table:table-cell office:value-type="percentage" office:value="0.9359410267346886" table:style-name="ce83">
            <text:p>93,6%</text:p>
          </table:table-cell>
          <table:table-cell office:value-type="percentage" office:value="0.81503440673171734" table:style-name="ce83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598" table:style-name="ce82">
            <text:p>42.598</text:p>
          </table:table-cell>
          <table:table-cell office:value-type="percentage" office:value="1" table:style-name="ce83">
            <text:p>100,0%</text:p>
          </table:table-cell>
          <table:table-cell office:value-type="float" office:value="56021" table:style-name="ce82">
            <text:p>56.021</text:p>
          </table:table-cell>
          <table:table-cell office:value-type="percentage" office:value="0.98907132768361583" table:style-name="ce83">
            <text:p>98,9%</text:p>
          </table:table-cell>
          <table:table-cell office:value-type="float" office:value="72669" table:style-name="ce82">
            <text:p>72.669</text:p>
          </table:table-cell>
          <table:table-cell office:value-type="percentage" office:value="0.96034095414298926" table:style-name="ce83">
            <text:p>96,0%</text:p>
          </table:table-cell>
          <table:table-cell office:value-type="float" office:value="92602" table:style-name="ce82">
            <text:p>92.602</text:p>
          </table:table-cell>
          <table:table-cell office:value-type="percentage" office:value="0.94783925975966754" table:style-name="ce83">
            <text:p>94,8%</text:p>
          </table:table-cell>
          <table:table-cell office:value-type="float" office:value="96711" table:style-name="ce82">
            <text:p>96.711</text:p>
          </table:table-cell>
          <table:table-cell office:value-type="percentage" office:value="0.91475837802559523" table:style-name="ce83">
            <text:p>91,5%</text:p>
          </table:table-cell>
          <table:table-cell office:value-type="float" office:value="66186" table:style-name="ce82">
            <text:p>66.186</text:p>
          </table:table-cell>
          <table:table-cell office:value-type="percentage" office:value="0.86259432548319415" table:style-name="ce83">
            <text:p>86,3%</text:p>
          </table:table-cell>
          <table:table-cell office:value-type="float" office:value="60188" table:style-name="ce82">
            <text:p>60.188</text:p>
          </table:table-cell>
          <table:table-cell office:value-type="percentage" office:value="0.8748001511583966" table:style-name="ce83">
            <text:p>87,5%</text:p>
          </table:table-cell>
          <table:table-cell office:value-type="float" office:value="53418" table:style-name="ce82">
            <text:p>53.418</text:p>
          </table:table-cell>
          <table:table-cell office:value-type="percentage" office:value="0.9286695293892665" table:style-name="ce83">
            <text:p>92,9%</text:p>
          </table:table-cell>
          <table:table-cell office:value-type="float" office:value="540393" table:style-name="ce82">
            <text:p>540.393</text:p>
          </table:table-cell>
          <table:table-cell office:value-type="float" office:value="580174" table:style-name="ce82">
            <text:p>580.174</text:p>
          </table:table-cell>
          <table:table-cell office:value-type="percentage" office:value="0.93143263917376506" table:style-name="ce83">
            <text:p>93,1%</text:p>
          </table:table-cell>
          <table:table-cell office:value-type="percentage" office:value="0.82169803574523992" table:style-name="ce83">
            <text:p>82,2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5532" table:style-name="ce82">
            <text:p>165.532</text:p>
          </table:table-cell>
          <table:table-cell office:value-type="percentage" office:value="1" table:style-name="ce83">
            <text:p>100,0%</text:p>
          </table:table-cell>
          <table:table-cell office:value-type="float" office:value="215447" table:style-name="ce82">
            <text:p>215.447</text:p>
          </table:table-cell>
          <table:table-cell office:value-type="percentage" office:value="0.99575256740892748" table:style-name="ce83">
            <text:p>99,6%</text:p>
          </table:table-cell>
          <table:table-cell office:value-type="float" office:value="281983" table:style-name="ce82">
            <text:p>281.983</text:p>
          </table:table-cell>
          <table:table-cell office:value-type="percentage" office:value="0.9923283467587265" table:style-name="ce83">
            <text:p>99,2%</text:p>
          </table:table-cell>
          <table:table-cell office:value-type="float" office:value="328543" table:style-name="ce82">
            <text:p>328.543</text:p>
          </table:table-cell>
          <table:table-cell office:value-type="percentage" office:value="0.97355593287639974" table:style-name="ce83">
            <text:p>97,4%</text:p>
          </table:table-cell>
          <table:table-cell office:value-type="float" office:value="327739" table:style-name="ce82">
            <text:p>327.739</text:p>
          </table:table-cell>
          <table:table-cell office:value-type="percentage" office:value="0.94160556679231411" table:style-name="ce83">
            <text:p>94,2%</text:p>
          </table:table-cell>
          <table:table-cell office:value-type="float" office:value="213402" table:style-name="ce82">
            <text:p>213.402</text:p>
          </table:table-cell>
          <table:table-cell office:value-type="percentage" office:value="0.89802428093504749" table:style-name="ce83">
            <text:p>89,8%</text:p>
          </table:table-cell>
          <table:table-cell office:value-type="float" office:value="177004" table:style-name="ce82">
            <text:p>177.004</text:p>
          </table:table-cell>
          <table:table-cell office:value-type="percentage" office:value="0.88850739151168334" table:style-name="ce83">
            <text:p>88,9%</text:p>
          </table:table-cell>
          <table:table-cell office:value-type="float" office:value="161381" table:style-name="ce82">
            <text:p>161.381</text:p>
          </table:table-cell>
          <table:table-cell office:value-type="percentage" office:value="0.93382595462251983" table:style-name="ce83">
            <text:p>93,4%</text:p>
          </table:table-cell>
          <table:table-cell office:value-type="float" office:value="1871031" table:style-name="ce82">
            <text:p>1.871.031</text:p>
          </table:table-cell>
          <table:table-cell office:value-type="float" office:value="1955253" table:style-name="ce82">
            <text:p>1.955.253</text:p>
          </table:table-cell>
          <table:table-cell office:value-type="percentage" office:value="0.95692526747177986" table:style-name="ce83">
            <text:p>95,7%</text:p>
          </table:table-cell>
          <table:table-cell office:value-type="percentage" office:value="0.8559513941117376" table:style-name="ce83">
            <text:p>85,6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413" table:style-name="ce82">
            <text:p>2.413</text:p>
          </table:table-cell>
          <table:table-cell office:value-type="percentage" office:value="0.85054635178004934" table:style-name="ce83">
            <text:p>85,1%</text:p>
          </table:table-cell>
          <table:table-cell office:value-type="float" office:value="3939" table:style-name="ce82">
            <text:p>3.939</text:p>
          </table:table-cell>
          <table:table-cell office:value-type="percentage" office:value="0.89441416893732972" table:style-name="ce83">
            <text:p>89,4%</text:p>
          </table:table-cell>
          <table:table-cell office:value-type="float" office:value="7730" table:style-name="ce82">
            <text:p>7.730</text:p>
          </table:table-cell>
          <table:table-cell office:value-type="percentage" office:value="0.92808260295353584" table:style-name="ce83">
            <text:p>92,8%</text:p>
          </table:table-cell>
          <table:table-cell office:value-type="float" office:value="10710" table:style-name="ce82">
            <text:p>10.710</text:p>
          </table:table-cell>
          <table:table-cell office:value-type="percentage" office:value="0.92671108419139914" table:style-name="ce83">
            <text:p>92,7%</text:p>
          </table:table-cell>
          <table:table-cell office:value-type="float" office:value="11357" table:style-name="ce82">
            <text:p>11.357</text:p>
          </table:table-cell>
          <table:table-cell office:value-type="percentage" office:value="0.91907420895039249" table:style-name="ce83">
            <text:p>91,9%</text:p>
          </table:table-cell>
          <table:table-cell office:value-type="float" office:value="9676" table:style-name="ce82">
            <text:p>9.676</text:p>
          </table:table-cell>
          <table:table-cell office:value-type="percentage" office:value="0.84884639003421358" table:style-name="ce83">
            <text:p>84,9%</text:p>
          </table:table-cell>
          <table:table-cell office:value-type="float" office:value="9943" table:style-name="ce82">
            <text:p>9.943</text:p>
          </table:table-cell>
          <table:table-cell office:value-type="percentage" office:value="0.91514035895075929" table:style-name="ce83">
            <text:p>91,5%</text:p>
          </table:table-cell>
          <table:table-cell office:value-type="float" office:value="9921" table:style-name="ce82">
            <text:p>9.921</text:p>
          </table:table-cell>
          <table:table-cell office:value-type="percentage" office:value="1.0689580864131021" table:style-name="ce83">
            <text:p>106,9%</text:p>
          </table:table-cell>
          <table:table-cell office:value-type="float" office:value="65689" table:style-name="ce82">
            <text:p>65.689</text:p>
          </table:table-cell>
          <table:table-cell office:value-type="float" office:value="71029" table:style-name="ce82">
            <text:p>71.029</text:p>
          </table:table-cell>
          <table:table-cell office:value-type="percentage" office:value="0.92481943994706384" table:style-name="ce83">
            <text:p>92,5%</text:p>
          </table:table-cell>
          <table:table-cell office:value-type="percentage" office:value="0.78653447801046494" table:style-name="ce83">
            <text:p>78,7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103" table:style-name="ce82">
            <text:p>2.103</text:p>
          </table:table-cell>
          <table:table-cell office:value-type="percentage" office:value="0.83751493428912782" table:style-name="ce83">
            <text:p>83,8%</text:p>
          </table:table-cell>
          <table:table-cell office:value-type="float" office:value="3433" table:style-name="ce82">
            <text:p>3.433</text:p>
          </table:table-cell>
          <table:table-cell office:value-type="percentage" office:value="0.90270838811464638" table:style-name="ce83">
            <text:p>90,3%</text:p>
          </table:table-cell>
          <table:table-cell office:value-type="float" office:value="7520" table:style-name="ce82">
            <text:p>7.520</text:p>
          </table:table-cell>
          <table:table-cell office:value-type="percentage" office:value="0.93941286695815118" table:style-name="ce83">
            <text:p>93,9%</text:p>
          </table:table-cell>
          <table:table-cell office:value-type="float" office:value="10179" table:style-name="ce82">
            <text:p>10.179</text:p>
          </table:table-cell>
          <table:table-cell office:value-type="percentage" office:value="0.94241273956115179" table:style-name="ce83">
            <text:p>94,2%</text:p>
          </table:table-cell>
          <table:table-cell office:value-type="float" office:value="10723" table:style-name="ce82">
            <text:p>10.723</text:p>
          </table:table-cell>
          <table:table-cell office:value-type="percentage" office:value="0.9816900119014923" table:style-name="ce83">
            <text:p>98,2%</text:p>
          </table:table-cell>
          <table:table-cell office:value-type="float" office:value="9432" table:style-name="ce82">
            <text:p>9.432</text:p>
          </table:table-cell>
          <table:table-cell office:value-type="percentage" office:value="0.86121256391526657" table:style-name="ce83">
            <text:p>86,1%</text:p>
          </table:table-cell>
          <table:table-cell office:value-type="float" office:value="10455" table:style-name="ce82">
            <text:p>10.455</text:p>
          </table:table-cell>
          <table:table-cell office:value-type="percentage" office:value="0.89427764947395427" table:style-name="ce83">
            <text:p>89,4%</text:p>
          </table:table-cell>
          <table:table-cell office:value-type="float" office:value="9274" table:style-name="ce82">
            <text:p>9.274</text:p>
          </table:table-cell>
          <table:table-cell office:value-type="percentage" office:value="0.96805845511482258" table:style-name="ce83">
            <text:p>96,8%</text:p>
          </table:table-cell>
          <table:table-cell office:value-type="float" office:value="63119" table:style-name="ce82">
            <text:p>63.119</text:p>
          </table:table-cell>
          <table:table-cell office:value-type="float" office:value="68266" table:style-name="ce82">
            <text:p>68.266</text:p>
          </table:table-cell>
          <table:table-cell office:value-type="percentage" office:value="0.9246037558960537" table:style-name="ce83">
            <text:p>92,5%</text:p>
          </table:table-cell>
          <table:table-cell office:value-type="percentage" office:value="0.7512199185927495" table:style-name="ce83">
            <text:p>75,1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30" table:style-name="ce82">
            <text:p>30</text:p>
          </table:table-cell>
          <table:table-cell office:value-type="string" table:style-name="ce83">
            <text:p>-</text:p>
          </table:table-cell>
          <table:table-cell office:value-type="float" office:value="20" table:style-name="ce82">
            <text:p>20</text:p>
          </table:table-cell>
          <table:table-cell office:value-type="string" table:style-name="ce83">
            <text:p>-</text:p>
          </table:table-cell>
          <table:table-cell office:value-type="float" office:value="3697" table:style-name="ce82">
            <text:p>3.697</text:p>
          </table:table-cell>
          <table:table-cell office:value-type="string" table:style-name="ce83">
            <text:p>-</text:p>
          </table:table-cell>
          <table:table-cell office:value-type="float" office:value="9666" table:style-name="ce82">
            <text:p>9.666</text:p>
          </table:table-cell>
          <table:table-cell office:value-type="string" table:style-name="ce83">
            <text:p>-</text:p>
          </table:table-cell>
          <table:table-cell office:value-type="float" office:value="22699" table:style-name="ce82">
            <text:p>22.699</text:p>
          </table:table-cell>
          <table:table-cell office:value-type="string" table:style-name="ce83">
            <text:p>-</text:p>
          </table:table-cell>
          <table:table-cell office:value-type="float" office:value="32685" table:style-name="ce82">
            <text:p>32.685</text:p>
          </table:table-cell>
          <table:table-cell office:value-type="string" table:style-name="ce83">
            <text:p>-</text:p>
          </table:table-cell>
          <table:table-cell office:value-type="float" office:value="25140" table:style-name="ce82">
            <text:p>25.140</text:p>
          </table:table-cell>
          <table:table-cell office:value-type="string" table:style-name="ce83">
            <text:p>-</text:p>
          </table:table-cell>
          <table:table-cell office:value-type="float" office:value="1238" table:style-name="ce82">
            <text:p>1.238</text:p>
          </table:table-cell>
          <table:table-cell office:value-type="string" table:style-name="ce83">
            <text:p>-</text:p>
          </table:table-cell>
          <table:table-cell office:value-type="float" office:value="95175" table:style-name="ce82">
            <text:p>95.175</text:p>
          </table:table-cell>
          <table:table-cell office:value-type="string" table:style-name="ce82">
            <text:p>-</text:p>
          </table:table-cell>
          <table:table-cell office:value-type="string" table:style-name="ce83">
            <text:p>-</text:p>
          </table:table-cell>
          <table:table-cell office:value-type="string" table:style-name="ce83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float" office:value="33" table:style-name="ce85">
            <text:p>33</text:p>
          </table:table-cell>
          <table:table-cell office:value-type="string" table:style-name="ce86">
            <text:p>-</text:p>
          </table:table-cell>
          <table:table-cell office:value-type="float" office:value="52" table:style-name="ce85">
            <text:p>52</text:p>
          </table:table-cell>
          <table:table-cell office:value-type="string" table:style-name="ce86">
            <text:p>-</text:p>
          </table:table-cell>
          <table:table-cell office:value-type="float" office:value="319" table:style-name="ce85">
            <text:p>319</text:p>
          </table:table-cell>
          <table:table-cell office:value-type="string" table:style-name="ce86">
            <text:p>-</text:p>
          </table:table-cell>
          <table:table-cell office:value-type="float" office:value="924" table:style-name="ce85">
            <text:p>924</text:p>
          </table:table-cell>
          <table:table-cell office:value-type="string" table:style-name="ce86">
            <text:p>-</text:p>
          </table:table-cell>
          <table:table-cell office:value-type="float" office:value="1969" table:style-name="ce85">
            <text:p>1.969</text:p>
          </table:table-cell>
          <table:table-cell office:value-type="string" table:style-name="ce86">
            <text:p>-</text:p>
          </table:table-cell>
          <table:table-cell office:value-type="float" office:value="2429" table:style-name="ce85">
            <text:p>2.429</text:p>
          </table:table-cell>
          <table:table-cell office:value-type="string" table:style-name="ce86">
            <text:p>-</text:p>
          </table:table-cell>
          <table:table-cell office:value-type="float" office:value="2129" table:style-name="ce85">
            <text:p>2.129</text:p>
          </table:table-cell>
          <table:table-cell office:value-type="string" table:style-name="ce86">
            <text:p>-</text:p>
          </table:table-cell>
          <table:table-cell office:value-type="float" office:value="271" table:style-name="ce85">
            <text:p>271</text:p>
          </table:table-cell>
          <table:table-cell office:value-type="string" table:style-name="ce86">
            <text:p>-</text:p>
          </table:table-cell>
          <table:table-cell office:value-type="float" office:value="8126" table:style-name="ce85">
            <text:p>8.126</text:p>
          </table:table-cell>
          <table:table-cell office:value-type="string" table:style-name="ce85">
            <text:p>-</text:p>
          </table:table-cell>
          <table:table-cell office:value-type="string" table:style-name="ce86">
            <text:p>-</text:p>
          </table:table-cell>
          <table:table-cell office:value-type="string" table:style-name="ce86">
            <text:p>-</text:p>
          </table:table-cell>
          <table:table-cell table:number-columns-repeated="24" table:style-name="ce61"/>
          <table:table-cell table:number-columns-repeated="16339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52770" table:style-name="ce89">
            <text:p>2.952.770</text:p>
          </table:table-cell>
          <table:table-cell office:value-type="percentage" office:value="1" table:style-name="ce90">
            <text:p>100,0%</text:p>
          </table:table-cell>
          <table:table-cell office:value-type="float" office:value="3970629" table:style-name="ce89">
            <text:p>3.970.629</text:p>
          </table:table-cell>
          <table:table-cell office:value-type="percentage" office:value="0.99344480336786989" table:style-name="ce90">
            <text:p>99,3%</text:p>
          </table:table-cell>
          <table:table-cell office:value-type="float" office:value="5340939" table:style-name="ce89">
            <text:p>5.340.939</text:p>
          </table:table-cell>
          <table:table-cell office:value-type="percentage" office:value="0.96972924980844855" table:style-name="ce90">
            <text:p>97,0%</text:p>
          </table:table-cell>
          <table:table-cell office:value-type="float" office:value="6775696" table:style-name="ce89">
            <text:p>6.775.696</text:p>
          </table:table-cell>
          <table:table-cell office:value-type="percentage" office:value="0.9503461148651966" table:style-name="ce90">
            <text:p>95,0%</text:p>
          </table:table-cell>
          <table:table-cell office:value-type="float" office:value="7143185" table:style-name="ce89">
            <text:p>7.143.185</text:p>
          </table:table-cell>
          <table:table-cell office:value-type="percentage" office:value="0.91382377563834238" table:style-name="ce90">
            <text:p>91,4%</text:p>
          </table:table-cell>
          <table:table-cell office:value-type="float" office:value="5141340" table:style-name="ce89">
            <text:p>5.141.340</text:p>
          </table:table-cell>
          <table:table-cell office:value-type="percentage" office:value="0.86525121086768475" table:style-name="ce90">
            <text:p>86,5%</text:p>
          </table:table-cell>
          <table:table-cell office:value-type="float" office:value="4268759" table:style-name="ce89">
            <text:p>4.268.759</text:p>
          </table:table-cell>
          <table:table-cell office:value-type="percentage" office:value="0.86682261826075391" table:style-name="ce90">
            <text:p>86,7%</text:p>
          </table:table-cell>
          <table:table-cell office:value-type="float" office:value="3686929" table:style-name="ce89">
            <text:p>3.686.929</text:p>
          </table:table-cell>
          <table:table-cell office:value-type="percentage" office:value="0.92544281295855735" table:style-name="ce90">
            <text:p>92,5%</text:p>
          </table:table-cell>
          <table:table-cell office:value-type="float" office:value="39280247" table:style-name="ce89">
            <text:p>39.280.247</text:p>
          </table:table-cell>
          <table:table-cell office:value-type="float" office:value="42185033" table:style-name="ce89">
            <text:p>42.185.033</text:p>
          </table:table-cell>
          <table:table-cell office:value-type="percentage" office:value="0.93114178670904446" table:style-name="ce90">
            <text:p>93,1%</text:p>
          </table:table-cell>
          <table:table-cell office:value-type="percentage" office:value="0.82871997515037177" table:style-name="ce90">
            <text:p>82,9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3" table:default-cell-style-name="ce61"/>
        <table:table-column table:style-name="co3" table:number-columns-repeated="20" table:default-cell-style-name="ce61"/>
        <table:table-column table:style-name="co4" table:number-columns-repeated="16343" table:default-cell-style-name="ce61"/>
        <table:table-row table:style-name="ro10">
          <table:table-cell table:style-name="ce72"/>
          <table:table-cell office:value-type="string" table:style-name="ce73">
            <text:p>Personas pauta completa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pauta completa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pauta completa sobre Población a Vacunar INE</text:p>
          </table:table-cell>
          <table:table-cell office:value-type="string" table:style-name="ce76">
            <text:p>% pauta completa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0910" table:style-name="ce92">
            <text:p>430.910</text:p>
          </table:table-cell>
          <table:table-cell office:value-type="percentage" office:value="1" table:style-name="ce93">
            <text:p>100,0%</text:p>
          </table:table-cell>
          <table:table-cell office:value-type="float" office:value="653115" table:style-name="ce92">
            <text:p>653.115</text:p>
          </table:table-cell>
          <table:table-cell office:value-type="percentage" office:value="0.99815381699863825" table:style-name="ce93">
            <text:p>99,8%</text:p>
          </table:table-cell>
          <table:table-cell office:value-type="float" office:value="934179" table:style-name="ce92">
            <text:p>934.179</text:p>
          </table:table-cell>
          <table:table-cell office:value-type="percentage" office:value="0.97490161537586528" table:style-name="ce93">
            <text:p>97,5%</text:p>
          </table:table-cell>
          <table:table-cell office:value-type="float" office:value="1222996" table:style-name="ce92">
            <text:p>1.222.996</text:p>
          </table:table-cell>
          <table:table-cell office:value-type="percentage" office:value="0.94983267202085131" table:style-name="ce93">
            <text:p>95,0%</text:p>
          </table:table-cell>
          <table:table-cell office:value-type="float" office:value="1268163" table:style-name="ce92">
            <text:p>1.268.163</text:p>
          </table:table-cell>
          <table:table-cell office:value-type="percentage" office:value="0.91608034465621058" table:style-name="ce93">
            <text:p>91,6%</text:p>
          </table:table-cell>
          <table:table-cell office:value-type="float" office:value="954112" table:style-name="ce92">
            <text:p>954.112</text:p>
          </table:table-cell>
          <table:table-cell office:value-type="percentage" office:value="0.86597874516801554" table:style-name="ce93">
            <text:p>86,6%</text:p>
          </table:table-cell>
          <table:table-cell office:value-type="float" office:value="794927" table:style-name="ce92">
            <text:p>794.927</text:p>
          </table:table-cell>
          <table:table-cell office:value-type="percentage" office:value="0.85834866625202999" table:style-name="ce93">
            <text:p>85,8%</text:p>
          </table:table-cell>
          <table:table-cell office:value-type="float" office:value="761003" table:style-name="ce92">
            <text:p>761.003</text:p>
          </table:table-cell>
          <table:table-cell office:value-type="percentage" office:value="0.98467611917510089" table:style-name="ce93">
            <text:p>98,5%</text:p>
          </table:table-cell>
          <table:table-cell office:value-type="float" office:value="7019405" table:style-name="ce92">
            <text:p>7.019.405</text:p>
          </table:table-cell>
          <table:table-cell office:value-type="float" office:value="7508005" table:style-name="ce92">
            <text:p>7.508.005</text:p>
          </table:table-cell>
          <table:table-cell office:value-type="percentage" office:value="0.93492279240623843" table:style-name="ce93">
            <text:p>93,5%</text:p>
          </table:table-cell>
          <table:table-cell office:value-type="percentage" office:value="0.82559701781311867" table:style-name="ce93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0545" table:style-name="ce94">
            <text:p>100.545</text:p>
          </table:table-cell>
          <table:table-cell office:value-type="percentage" office:value="1" table:style-name="ce95">
            <text:p>100,0%</text:p>
          </table:table-cell>
          <table:table-cell office:value-type="float" office:value="119284" table:style-name="ce94">
            <text:p>119.284</text:p>
          </table:table-cell>
          <table:table-cell office:value-type="percentage" office:value="0.99714942528735628" table:style-name="ce95">
            <text:p>99,7%</text:p>
          </table:table-cell>
          <table:table-cell office:value-type="float" office:value="155588" table:style-name="ce94">
            <text:p>155.588</text:p>
          </table:table-cell>
          <table:table-cell office:value-type="percentage" office:value="0.96452792759283368" table:style-name="ce95">
            <text:p>96,5%</text:p>
          </table:table-cell>
          <table:table-cell office:value-type="float" office:value="188560" table:style-name="ce94">
            <text:p>188.560</text:p>
          </table:table-cell>
          <table:table-cell office:value-type="percentage" office:value="0.93824948997362789" table:style-name="ce95">
            <text:p>93,8%</text:p>
          </table:table-cell>
          <table:table-cell office:value-type="float" office:value="191306" table:style-name="ce94">
            <text:p>191.306</text:p>
          </table:table-cell>
          <table:table-cell office:value-type="percentage" office:value="0.89547222625294309" table:style-name="ce95">
            <text:p>89,5%</text:p>
          </table:table-cell>
          <table:table-cell office:value-type="float" office:value="130316" table:style-name="ce94">
            <text:p>130.316</text:p>
          </table:table-cell>
          <table:table-cell office:value-type="percentage" office:value="0.82333615537219318" table:style-name="ce95">
            <text:p>82,3%</text:p>
          </table:table-cell>
          <table:table-cell office:value-type="float" office:value="108689" table:style-name="ce94">
            <text:p>108.689</text:p>
          </table:table-cell>
          <table:table-cell office:value-type="percentage" office:value="0.83096836343063352" table:style-name="ce95">
            <text:p>83,1%</text:p>
          </table:table-cell>
          <table:table-cell office:value-type="float" office:value="98426" table:style-name="ce94">
            <text:p>98.426</text:p>
          </table:table-cell>
          <table:table-cell office:value-type="percentage" office:value="0.91955118323570351" table:style-name="ce95">
            <text:p>92,0%</text:p>
          </table:table-cell>
          <table:table-cell office:value-type="float" office:value="1092714" table:style-name="ce94">
            <text:p>1.092.714</text:p>
          </table:table-cell>
          <table:table-cell office:value-type="float" office:value="1189408" table:style-name="ce94">
            <text:p>1.189.408</text:p>
          </table:table-cell>
          <table:table-cell office:value-type="percentage" office:value="0.91870409481019133" table:style-name="ce95">
            <text:p>91,9%</text:p>
          </table:table-cell>
          <table:table-cell office:value-type="percentage" office:value="0.82089017400965947" table:style-name="ce95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8640" table:style-name="ce94">
            <text:p>88.640</text:p>
          </table:table-cell>
          <table:table-cell office:value-type="percentage" office:value="1" table:style-name="ce95">
            <text:p>100,0%</text:p>
          </table:table-cell>
          <table:table-cell office:value-type="float" office:value="114699" table:style-name="ce94">
            <text:p>114.699</text:p>
          </table:table-cell>
          <table:table-cell office:value-type="percentage" office:value="1" table:style-name="ce95">
            <text:p>100,0%</text:p>
          </table:table-cell>
          <table:table-cell office:value-type="float" office:value="149555" table:style-name="ce94">
            <text:p>149.555</text:p>
          </table:table-cell>
          <table:table-cell office:value-type="percentage" office:value="0.98397920915849724" table:style-name="ce95">
            <text:p>98,4%</text:p>
          </table:table-cell>
          <table:table-cell office:value-type="float" office:value="155008" table:style-name="ce94">
            <text:p>155.008</text:p>
          </table:table-cell>
          <table:table-cell office:value-type="percentage" office:value="0.95634952462627176" table:style-name="ce95">
            <text:p>95,6%</text:p>
          </table:table-cell>
          <table:table-cell office:value-type="float" office:value="152417" table:style-name="ce94">
            <text:p>152.417</text:p>
          </table:table-cell>
          <table:table-cell office:value-type="percentage" office:value="0.91861740597878494" table:style-name="ce95">
            <text:p>91,9%</text:p>
          </table:table-cell>
          <table:table-cell office:value-type="float" office:value="91974" table:style-name="ce94">
            <text:p>91.974</text:p>
          </table:table-cell>
          <table:table-cell office:value-type="percentage" office:value="0.84697626875155396" table:style-name="ce95">
            <text:p>84,7%</text:p>
          </table:table-cell>
          <table:table-cell office:value-type="float" office:value="67480" table:style-name="ce94">
            <text:p>67.480</text:p>
          </table:table-cell>
          <table:table-cell office:value-type="percentage" office:value="0.85156861260442696" table:style-name="ce95">
            <text:p>85,2%</text:p>
          </table:table-cell>
          <table:table-cell office:value-type="float" office:value="67218" table:style-name="ce94">
            <text:p>67.218</text:p>
          </table:table-cell>
          <table:table-cell office:value-type="percentage" office:value="1.030066200809121" table:style-name="ce95">
            <text:p>103,0%</text:p>
          </table:table-cell>
          <table:table-cell office:value-type="float" office:value="886991" table:style-name="ce94">
            <text:p>886.991</text:p>
          </table:table-cell>
          <table:table-cell office:value-type="float" office:value="930447" table:style-name="ce94">
            <text:p>930.447</text:p>
          </table:table-cell>
          <table:table-cell office:value-type="percentage" office:value="0.95329556653952352" table:style-name="ce95">
            <text:p>95,3%</text:p>
          </table:table-cell>
          <table:table-cell office:value-type="percentage" office:value="0.87570405049319322" table:style-name="ce95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454" table:style-name="ce94">
            <text:p>51.454</text:p>
          </table:table-cell>
          <table:table-cell office:value-type="percentage" office:value="0.9593720284153413" table:style-name="ce95">
            <text:p>95,9%</text:p>
          </table:table-cell>
          <table:table-cell office:value-type="float" office:value="79894" table:style-name="ce94">
            <text:p>79.894</text:p>
          </table:table-cell>
          <table:table-cell office:value-type="percentage" office:value="0.91585849554072951" table:style-name="ce95">
            <text:p>91,6%</text:p>
          </table:table-cell>
          <table:table-cell office:value-type="float" office:value="112226" table:style-name="ce94">
            <text:p>112.226</text:p>
          </table:table-cell>
          <table:table-cell office:value-type="percentage" office:value="0.88094322294003591" table:style-name="ce95">
            <text:p>88,1%</text:p>
          </table:table-cell>
          <table:table-cell office:value-type="float" office:value="153229" table:style-name="ce94">
            <text:p>153.229</text:p>
          </table:table-cell>
          <table:table-cell office:value-type="percentage" office:value="0.86322306600265908" table:style-name="ce95">
            <text:p>86,3%</text:p>
          </table:table-cell>
          <table:table-cell office:value-type="float" office:value="173032" table:style-name="ce94">
            <text:p>173.032</text:p>
          </table:table-cell>
          <table:table-cell office:value-type="percentage" office:value="0.79877021368922041" table:style-name="ce95">
            <text:p>79,9%</text:p>
          </table:table-cell>
          <table:table-cell office:value-type="float" office:value="133812" table:style-name="ce94">
            <text:p>133.812</text:p>
          </table:table-cell>
          <table:table-cell office:value-type="percentage" office:value="0.72705341570359749" table:style-name="ce95">
            <text:p>72,7%</text:p>
          </table:table-cell>
          <table:table-cell office:value-type="float" office:value="103130" table:style-name="ce94">
            <text:p>103.130</text:p>
          </table:table-cell>
          <table:table-cell office:value-type="percentage" office:value="0.7516051686064732" table:style-name="ce95">
            <text:p>75,2%</text:p>
          </table:table-cell>
          <table:table-cell office:value-type="float" office:value="86046" table:style-name="ce94">
            <text:p>86.046</text:p>
          </table:table-cell>
          <table:table-cell office:value-type="percentage" office:value="0.86447114611798748" table:style-name="ce95">
            <text:p>86,4%</text:p>
          </table:table-cell>
          <table:table-cell office:value-type="float" office:value="892823" table:style-name="ce94">
            <text:p>892.823</text:p>
          </table:table-cell>
          <table:table-cell office:value-type="float" office:value="1083187" table:style-name="ce94">
            <text:p>1.083.187</text:p>
          </table:table-cell>
          <table:table-cell office:value-type="percentage" office:value="0.82425564560874531" table:style-name="ce95">
            <text:p>82,4%</text:p>
          </table:table-cell>
          <table:table-cell office:value-type="percentage" office:value="0.73195712323994178" table:style-name="ce95">
            <text:p>73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3461" table:style-name="ce94">
            <text:p>93.461</text:p>
          </table:table-cell>
          <table:table-cell office:value-type="percentage" office:value="0.93123891512723944" table:style-name="ce95">
            <text:p>93,1%</text:p>
          </table:table-cell>
          <table:table-cell office:value-type="float" office:value="152788" table:style-name="ce94">
            <text:p>152.788</text:p>
          </table:table-cell>
          <table:table-cell office:value-type="percentage" office:value="0.91246133081709924" table:style-name="ce95">
            <text:p>91,2%</text:p>
          </table:table-cell>
          <table:table-cell office:value-type="float" office:value="226519" table:style-name="ce94">
            <text:p>226.519</text:p>
          </table:table-cell>
          <table:table-cell office:value-type="percentage" office:value="0.90047504521873944" table:style-name="ce95">
            <text:p>90,0%</text:p>
          </table:table-cell>
          <table:table-cell office:value-type="float" office:value="325213" table:style-name="ce94">
            <text:p>325.213</text:p>
          </table:table-cell>
          <table:table-cell office:value-type="percentage" office:value="0.88313821972751982" table:style-name="ce95">
            <text:p>88,3%</text:p>
          </table:table-cell>
          <table:table-cell office:value-type="float" office:value="322870" table:style-name="ce94">
            <text:p>322.870</text:p>
          </table:table-cell>
          <table:table-cell office:value-type="percentage" office:value="0.81924867738293095" table:style-name="ce95">
            <text:p>81,9%</text:p>
          </table:table-cell>
          <table:table-cell office:value-type="float" office:value="234539" table:style-name="ce94">
            <text:p>234.539</text:p>
          </table:table-cell>
          <table:table-cell office:value-type="percentage" office:value="0.7496563980285238" table:style-name="ce95">
            <text:p>75,0%</text:p>
          </table:table-cell>
          <table:table-cell office:value-type="float" office:value="192836" table:style-name="ce94">
            <text:p>192.836</text:p>
          </table:table-cell>
          <table:table-cell office:value-type="percentage" office:value="0.75719653984945279" table:style-name="ce95">
            <text:p>75,7%</text:p>
          </table:table-cell>
          <table:table-cell office:value-type="float" office:value="171464" table:style-name="ce94">
            <text:p>171.464</text:p>
          </table:table-cell>
          <table:table-cell office:value-type="percentage" office:value="0.93052940059153932" table:style-name="ce95">
            <text:p>93,1%</text:p>
          </table:table-cell>
          <table:table-cell office:value-type="float" office:value="1719690" table:style-name="ce94">
            <text:p>1.719.690</text:p>
          </table:table-cell>
          <table:table-cell office:value-type="float" office:value="2033513" table:style-name="ce94">
            <text:p>2.033.513</text:p>
          </table:table-cell>
          <table:table-cell office:value-type="percentage" office:value="0.84567445597839797" table:style-name="ce95">
            <text:p>84,6%</text:p>
          </table:table-cell>
          <table:table-cell office:value-type="percentage" office:value="0.7662242706079081" table:style-name="ce95">
            <text:p>76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301" table:style-name="ce94">
            <text:p>42.301</text:p>
          </table:table-cell>
          <table:table-cell office:value-type="percentage" office:value="1" table:style-name="ce95">
            <text:p>100,0%</text:p>
          </table:table-cell>
          <table:table-cell office:value-type="float" office:value="56124" table:style-name="ce94">
            <text:p>56.124</text:p>
          </table:table-cell>
          <table:table-cell office:value-type="percentage" office:value="1" table:style-name="ce95">
            <text:p>100,0%</text:p>
          </table:table-cell>
          <table:table-cell office:value-type="float" office:value="77192" table:style-name="ce94">
            <text:p>77.192</text:p>
          </table:table-cell>
          <table:table-cell office:value-type="percentage" office:value="0.97394551900778481" table:style-name="ce95">
            <text:p>97,4%</text:p>
          </table:table-cell>
          <table:table-cell office:value-type="float" office:value="85153" table:style-name="ce94">
            <text:p>85.153</text:p>
          </table:table-cell>
          <table:table-cell office:value-type="percentage" office:value="0.9360558425854677" table:style-name="ce95">
            <text:p>93,6%</text:p>
          </table:table-cell>
          <table:table-cell office:value-type="float" office:value="89368" table:style-name="ce94">
            <text:p>89.368</text:p>
          </table:table-cell>
          <table:table-cell office:value-type="percentage" office:value="0.91766783726613677" table:style-name="ce95">
            <text:p>91,8%</text:p>
          </table:table-cell>
          <table:table-cell office:value-type="float" office:value="56831" table:style-name="ce94">
            <text:p>56.831</text:p>
          </table:table-cell>
          <table:table-cell office:value-type="percentage" office:value="0.8462282974478097" table:style-name="ce95">
            <text:p>84,6%</text:p>
          </table:table-cell>
          <table:table-cell office:value-type="float" office:value="43424" table:style-name="ce94">
            <text:p>43.424</text:p>
          </table:table-cell>
          <table:table-cell office:value-type="percentage" office:value="0.85357655337801974" table:style-name="ce95">
            <text:p>85,4%</text:p>
          </table:table-cell>
          <table:table-cell office:value-type="float" office:value="46234" table:style-name="ce94">
            <text:p>46.234</text:p>
          </table:table-cell>
          <table:table-cell office:value-type="percentage" office:value="1.0210012587505244" table:style-name="ce95">
            <text:p>102,1%</text:p>
          </table:table-cell>
          <table:table-cell office:value-type="float" office:value="496627" table:style-name="ce94">
            <text:p>496.627</text:p>
          </table:table-cell>
          <table:table-cell office:value-type="float" office:value="527062" table:style-name="ce94">
            <text:p>527.062</text:p>
          </table:table-cell>
          <table:table-cell office:value-type="percentage" office:value="0.94225537033593776" table:style-name="ce95">
            <text:p>94,2%</text:p>
          </table:table-cell>
          <table:table-cell office:value-type="percentage" office:value="0.85089136561838763" table:style-name="ce95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28679" table:style-name="ce94">
            <text:p>228.679</text:p>
          </table:table-cell>
          <table:table-cell office:value-type="percentage" office:value="1" table:style-name="ce95">
            <text:p>100,0%</text:p>
          </table:table-cell>
          <table:table-cell office:value-type="float" office:value="251363" table:style-name="ce94">
            <text:p>251.363</text:p>
          </table:table-cell>
          <table:table-cell office:value-type="percentage" office:value="1" table:style-name="ce95">
            <text:p>100,0%</text:p>
          </table:table-cell>
          <table:table-cell office:value-type="float" office:value="325070" table:style-name="ce94">
            <text:p>325.070</text:p>
          </table:table-cell>
          <table:table-cell office:value-type="percentage" office:value="0.99335967461488861" table:style-name="ce95">
            <text:p>99,3%</text:p>
          </table:table-cell>
          <table:table-cell office:value-type="float" office:value="356924" table:style-name="ce94">
            <text:p>356.924</text:p>
          </table:table-cell>
          <table:table-cell office:value-type="percentage" office:value="0.93630952537099654" table:style-name="ce95">
            <text:p>93,6%</text:p>
          </table:table-cell>
          <table:table-cell office:value-type="float" office:value="325080" table:style-name="ce94">
            <text:p>325.080</text:p>
          </table:table-cell>
          <table:table-cell office:value-type="percentage" office:value="0.90249360081287722" table:style-name="ce95">
            <text:p>90,2%</text:p>
          </table:table-cell>
          <table:table-cell office:value-type="float" office:value="217270" table:style-name="ce94">
            <text:p>217.270</text:p>
          </table:table-cell>
          <table:table-cell office:value-type="percentage" office:value="0.83919784319935731" table:style-name="ce95">
            <text:p>83,9%</text:p>
          </table:table-cell>
          <table:table-cell office:value-type="float" office:value="186666" table:style-name="ce94">
            <text:p>186.666</text:p>
          </table:table-cell>
          <table:table-cell office:value-type="percentage" office:value="0.88141883756179795" table:style-name="ce95">
            <text:p>88,1%</text:p>
          </table:table-cell>
          <table:table-cell office:value-type="float" office:value="198203" table:style-name="ce94">
            <text:p>198.203</text:p>
          </table:table-cell>
          <table:table-cell office:value-type="percentage" office:value="1.1783909440064686" table:style-name="ce95">
            <text:p>117,8%</text:p>
          </table:table-cell>
          <table:table-cell office:value-type="float" office:value="2089255" table:style-name="ce94">
            <text:p>2.089.255</text:p>
          </table:table-cell>
          <table:table-cell office:value-type="float" office:value="2172149" table:style-name="ce94">
            <text:p>2.172.149</text:p>
          </table:table-cell>
          <table:table-cell office:value-type="percentage" office:value="0.96183779289542293" table:style-name="ce95">
            <text:p>96,2%</text:p>
          </table:table-cell>
          <table:table-cell office:value-type="percentage" office:value="0.87539265304617475" table:style-name="ce95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7253" table:style-name="ce94">
            <text:p>137.253</text:p>
          </table:table-cell>
          <table:table-cell office:value-type="percentage" office:value="1" table:style-name="ce95">
            <text:p>100,0%</text:p>
          </table:table-cell>
          <table:table-cell office:value-type="float" office:value="158474" table:style-name="ce94">
            <text:p>158.474</text:p>
          </table:table-cell>
          <table:table-cell office:value-type="percentage" office:value="1" table:style-name="ce95">
            <text:p>100,0%</text:p>
          </table:table-cell>
          <table:table-cell office:value-type="float" office:value="223370" table:style-name="ce94">
            <text:p>223.370</text:p>
          </table:table-cell>
          <table:table-cell office:value-type="percentage" office:value="0.97957268405634401" table:style-name="ce95">
            <text:p>98,0%</text:p>
          </table:table-cell>
          <table:table-cell office:value-type="float" office:value="287031" table:style-name="ce94">
            <text:p>287.031</text:p>
          </table:table-cell>
          <table:table-cell office:value-type="percentage" office:value="0.92172301842925819" table:style-name="ce95">
            <text:p>92,2%</text:p>
          </table:table-cell>
          <table:table-cell office:value-type="float" office:value="287448" table:style-name="ce94">
            <text:p>287.448</text:p>
          </table:table-cell>
          <table:table-cell office:value-type="percentage" office:value="0.86926070744917305" table:style-name="ce95">
            <text:p>86,9%</text:p>
          </table:table-cell>
          <table:table-cell office:value-type="float" office:value="207208" table:style-name="ce94">
            <text:p>207.208</text:p>
          </table:table-cell>
          <table:table-cell office:value-type="percentage" office:value="0.80390764730301723" table:style-name="ce95">
            <text:p>80,4%</text:p>
          </table:table-cell>
          <table:table-cell office:value-type="float" office:value="174969" table:style-name="ce94">
            <text:p>174.969</text:p>
          </table:table-cell>
          <table:table-cell office:value-type="percentage" office:value="0.79897439175860308" table:style-name="ce95">
            <text:p>79,9%</text:p>
          </table:table-cell>
          <table:table-cell office:value-type="float" office:value="168001" table:style-name="ce94">
            <text:p>168.001</text:p>
          </table:table-cell>
          <table:table-cell office:value-type="percentage" office:value="0.94480249246412018" table:style-name="ce95">
            <text:p>94,5%</text:p>
          </table:table-cell>
          <table:table-cell office:value-type="float" office:value="1643754" table:style-name="ce94">
            <text:p>1.643.754</text:p>
          </table:table-cell>
          <table:table-cell office:value-type="float" office:value="1816082" table:style-name="ce94">
            <text:p>1.816.082</text:p>
          </table:table-cell>
          <table:table-cell office:value-type="percentage" office:value="0.90511001155234183" table:style-name="ce95">
            <text:p>90,5%</text:p>
          </table:table-cell>
          <table:table-cell office:value-type="percentage" office:value="0.80235725275497694" table:style-name="ce95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55865" table:style-name="ce94">
            <text:p>455.865</text:p>
          </table:table-cell>
          <table:table-cell office:value-type="percentage" office:value="1" table:style-name="ce95">
            <text:p>100,0%</text:p>
          </table:table-cell>
          <table:table-cell office:value-type="float" office:value="618654" table:style-name="ce94">
            <text:p>618.654</text:p>
          </table:table-cell>
          <table:table-cell office:value-type="percentage" office:value="0.97313035599682884" table:style-name="ce95">
            <text:p>97,3%</text:p>
          </table:table-cell>
          <table:table-cell office:value-type="float" office:value="802605" table:style-name="ce94">
            <text:p>802.605</text:p>
          </table:table-cell>
          <table:table-cell office:value-type="percentage" office:value="0.94148981095246365" table:style-name="ce95">
            <text:p>94,1%</text:p>
          </table:table-cell>
          <table:table-cell office:value-type="float" office:value="1040413" table:style-name="ce94">
            <text:p>1.040.413</text:p>
          </table:table-cell>
          <table:table-cell office:value-type="percentage" office:value="0.9480700309185065" table:style-name="ce95">
            <text:p>94,8%</text:p>
          </table:table-cell>
          <table:table-cell office:value-type="float" office:value="1157063" table:style-name="ce94">
            <text:p>1.157.063</text:p>
          </table:table-cell>
          <table:table-cell office:value-type="percentage" office:value="0.90712331344617536" table:style-name="ce95">
            <text:p>90,7%</text:p>
          </table:table-cell>
          <table:table-cell office:value-type="float" office:value="820708" table:style-name="ce94">
            <text:p>820.708</text:p>
          </table:table-cell>
          <table:table-cell office:value-type="percentage" office:value="0.84904223755157104" table:style-name="ce95">
            <text:p>84,9%</text:p>
          </table:table-cell>
          <table:table-cell office:value-type="float" office:value="685918" table:style-name="ce94">
            <text:p>685.918</text:p>
          </table:table-cell>
          <table:table-cell office:value-type="percentage" office:value="0.82735519854676864" table:style-name="ce95">
            <text:p>82,7%</text:p>
          </table:table-cell>
          <table:table-cell office:value-type="float" office:value="613566" table:style-name="ce94">
            <text:p>613.566</text:p>
          </table:table-cell>
          <table:table-cell office:value-type="percentage" office:value="0.91391095428255653" table:style-name="ce95">
            <text:p>91,4%</text:p>
          </table:table-cell>
          <table:table-cell office:value-type="float" office:value="6194792" table:style-name="ce94">
            <text:p>6.194.792</text:p>
          </table:table-cell>
          <table:table-cell office:value-type="float" office:value="6782414" table:style-name="ce94">
            <text:p>6.782.414</text:p>
          </table:table-cell>
          <table:table-cell office:value-type="percentage" office:value="0.91336093609148605" table:style-name="ce95">
            <text:p>91,3%</text:p>
          </table:table-cell>
          <table:table-cell office:value-type="percentage" office:value="0.80753326738148257" table:style-name="ce95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5591" table:style-name="ce94">
            <text:p>295.591</text:p>
          </table:table-cell>
          <table:table-cell office:value-type="percentage" office:value="1" table:style-name="ce95">
            <text:p>100,0%</text:p>
          </table:table-cell>
          <table:table-cell office:value-type="float" office:value="435753" table:style-name="ce94">
            <text:p>435.753</text:p>
          </table:table-cell>
          <table:table-cell office:value-type="percentage" office:value="0.99085216110019647" table:style-name="ce95">
            <text:p>99,1%</text:p>
          </table:table-cell>
          <table:table-cell office:value-type="float" office:value="579769" table:style-name="ce94">
            <text:p>579.769</text:p>
          </table:table-cell>
          <table:table-cell office:value-type="percentage" office:value="0.97090966942425561" table:style-name="ce95">
            <text:p>97,1%</text:p>
          </table:table-cell>
          <table:table-cell office:value-type="float" office:value="733811" table:style-name="ce94">
            <text:p>733.811</text:p>
          </table:table-cell>
          <table:table-cell office:value-type="percentage" office:value="0.96263262564673036" table:style-name="ce95">
            <text:p>96,3%</text:p>
          </table:table-cell>
          <table:table-cell office:value-type="float" office:value="770044" table:style-name="ce94">
            <text:p>770.044</text:p>
          </table:table-cell>
          <table:table-cell office:value-type="percentage" office:value="0.91593069298686969" table:style-name="ce95">
            <text:p>91,6%</text:p>
          </table:table-cell>
          <table:table-cell office:value-type="float" office:value="530715" table:style-name="ce94">
            <text:p>530.715</text:p>
          </table:table-cell>
          <table:table-cell office:value-type="percentage" office:value="0.86446790385082117" table:style-name="ce95">
            <text:p>86,4%</text:p>
          </table:table-cell>
          <table:table-cell office:value-type="float" office:value="447406" table:style-name="ce94">
            <text:p>447.406</text:p>
          </table:table-cell>
          <table:table-cell office:value-type="percentage" office:value="0.87252253921325806" table:style-name="ce95">
            <text:p>87,3%</text:p>
          </table:table-cell>
          <table:table-cell office:value-type="float" office:value="430441" table:style-name="ce94">
            <text:p>430.441</text:p>
          </table:table-cell>
          <table:table-cell office:value-type="percentage" office:value="0.99462068678671534" table:style-name="ce95">
            <text:p>99,5%</text:p>
          </table:table-cell>
          <table:table-cell office:value-type="float" office:value="4223530" table:style-name="ce94">
            <text:p>4.223.530</text:p>
          </table:table-cell>
          <table:table-cell office:value-type="float" office:value="4492026" table:style-name="ce94">
            <text:p>4.492.026</text:p>
          </table:table-cell>
          <table:table-cell office:value-type="percentage" office:value="0.94022830678183966" table:style-name="ce95">
            <text:p>94,0%</text:p>
          </table:table-cell>
          <table:table-cell office:value-type="percentage" office:value="0.83683224540300316" table:style-name="ce95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7698" table:style-name="ce94">
            <text:p>77.698</text:p>
          </table:table-cell>
          <table:table-cell office:value-type="percentage" office:value="1" table:style-name="ce95">
            <text:p>100,0%</text:p>
          </table:table-cell>
          <table:table-cell office:value-type="float" office:value="95791" table:style-name="ce94">
            <text:p>95.791</text:p>
          </table:table-cell>
          <table:table-cell office:value-type="percentage" office:value="1" table:style-name="ce95">
            <text:p>100,0%</text:p>
          </table:table-cell>
          <table:table-cell office:value-type="float" office:value="132913" table:style-name="ce94">
            <text:p>132.913</text:p>
          </table:table-cell>
          <table:table-cell office:value-type="percentage" office:value="1.0170486283812221" table:style-name="ce95">
            <text:p>101,7%</text:p>
          </table:table-cell>
          <table:table-cell office:value-type="float" office:value="161626" table:style-name="ce94">
            <text:p>161.626</text:p>
          </table:table-cell>
          <table:table-cell office:value-type="percentage" office:value="0.96232874673271684" table:style-name="ce95">
            <text:p>96,2%</text:p>
          </table:table-cell>
          <table:table-cell office:value-type="float" office:value="146273" table:style-name="ce94">
            <text:p>146.273</text:p>
          </table:table-cell>
          <table:table-cell office:value-type="percentage" office:value="0.9285052305504774" table:style-name="ce95">
            <text:p>92,9%</text:p>
          </table:table-cell>
          <table:table-cell office:value-type="float" office:value="113416" table:style-name="ce94">
            <text:p>113.416</text:p>
          </table:table-cell>
          <table:table-cell office:value-type="percentage" office:value="0.87349239845350501" table:style-name="ce95">
            <text:p>87,3%</text:p>
          </table:table-cell>
          <table:table-cell office:value-type="float" office:value="93657" table:style-name="ce94">
            <text:p>93.657</text:p>
          </table:table-cell>
          <table:table-cell office:value-type="percentage" office:value="0.83246226867900375" table:style-name="ce95">
            <text:p>83,2%</text:p>
          </table:table-cell>
          <table:table-cell office:value-type="float" office:value="86642" table:style-name="ce94">
            <text:p>86.642</text:p>
          </table:table-cell>
          <table:table-cell office:value-type="percentage" office:value="1.0108856712830625" table:style-name="ce95">
            <text:p>101,1%</text:p>
          </table:table-cell>
          <table:table-cell office:value-type="float" office:value="908016" table:style-name="ce94">
            <text:p>908.016</text:p>
          </table:table-cell>
          <table:table-cell office:value-type="float" office:value="949890" table:style-name="ce94">
            <text:p>949.890</text:p>
          </table:table-cell>
          <table:table-cell office:value-type="percentage" office:value="0.95591700091589549" table:style-name="ce95">
            <text:p>95,6%</text:p>
          </table:table-cell>
          <table:table-cell office:value-type="percentage" office:value="0.85823899644517621" table:style-name="ce95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1830" table:style-name="ce94">
            <text:p>241.830</text:p>
          </table:table-cell>
          <table:table-cell office:value-type="percentage" office:value="1" table:style-name="ce95">
            <text:p>100,0%</text:p>
          </table:table-cell>
          <table:table-cell office:value-type="float" office:value="291599" table:style-name="ce94">
            <text:p>291.599</text:p>
          </table:table-cell>
          <table:table-cell office:value-type="percentage" office:value="0.99866433324543047" table:style-name="ce95">
            <text:p>99,9%</text:p>
          </table:table-cell>
          <table:table-cell office:value-type="float" office:value="348230" table:style-name="ce94">
            <text:p>348.230</text:p>
          </table:table-cell>
          <table:table-cell office:value-type="percentage" office:value="0.9849080511135121" table:style-name="ce95">
            <text:p>98,5%</text:p>
          </table:table-cell>
          <table:table-cell office:value-type="float" office:value="393058" table:style-name="ce94">
            <text:p>393.058</text:p>
          </table:table-cell>
          <table:table-cell office:value-type="percentage" office:value="0.96055229716520041" table:style-name="ce95">
            <text:p>96,1%</text:p>
          </table:table-cell>
          <table:table-cell office:value-type="float" office:value="411482" table:style-name="ce94">
            <text:p>411.482</text:p>
          </table:table-cell>
          <table:table-cell office:value-type="percentage" office:value="0.92919516661886881" table:style-name="ce95">
            <text:p>92,9%</text:p>
          </table:table-cell>
          <table:table-cell office:value-type="float" office:value="267544" table:style-name="ce94">
            <text:p>267.544</text:p>
          </table:table-cell>
          <table:table-cell office:value-type="percentage" office:value="0.86696608532783748" table:style-name="ce95">
            <text:p>86,7%</text:p>
          </table:table-cell>
          <table:table-cell office:value-type="float" office:value="202688" table:style-name="ce94">
            <text:p>202.688</text:p>
          </table:table-cell>
          <table:table-cell office:value-type="percentage" office:value="0.87986733923129679" table:style-name="ce95">
            <text:p>88,0%</text:p>
          </table:table-cell>
          <table:table-cell office:value-type="float" office:value="193175" table:style-name="ce94">
            <text:p>193.175</text:p>
          </table:table-cell>
          <table:table-cell office:value-type="percentage" office:value="1.0536205166244874" table:style-name="ce95">
            <text:p>105,4%</text:p>
          </table:table-cell>
          <table:table-cell office:value-type="float" office:value="2349606" table:style-name="ce94">
            <text:p>2.349.606</text:p>
          </table:table-cell>
          <table:table-cell office:value-type="float" office:value="2456127" table:style-name="ce94">
            <text:p>2.456.127</text:p>
          </table:table-cell>
          <table:table-cell office:value-type="percentage" office:value="0.95663049997007488" table:style-name="ce95">
            <text:p>95,7%</text:p>
          </table:table-cell>
          <table:table-cell office:value-type="percentage" office:value="0.87123249270637582" table:style-name="ce95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5131" table:style-name="ce94">
            <text:p>25.131</text:p>
          </table:table-cell>
          <table:table-cell office:value-type="percentage" office:value="1" table:style-name="ce95">
            <text:p>100,0%</text:p>
          </table:table-cell>
          <table:table-cell office:value-type="float" office:value="30723" table:style-name="ce94">
            <text:p>30.723</text:p>
          </table:table-cell>
          <table:table-cell office:value-type="percentage" office:value="1" table:style-name="ce95">
            <text:p>100,0%</text:p>
          </table:table-cell>
          <table:table-cell office:value-type="float" office:value="39735" table:style-name="ce94">
            <text:p>39.735</text:p>
          </table:table-cell>
          <table:table-cell office:value-type="percentage" office:value="1.0290309214274616" table:style-name="ce95">
            <text:p>102,9%</text:p>
          </table:table-cell>
          <table:table-cell office:value-type="float" office:value="46343" table:style-name="ce94">
            <text:p>46.343</text:p>
          </table:table-cell>
          <table:table-cell office:value-type="percentage" office:value="0.97564210526315787" table:style-name="ce95">
            <text:p>97,6%</text:p>
          </table:table-cell>
          <table:table-cell office:value-type="float" office:value="48671" table:style-name="ce94">
            <text:p>48.671</text:p>
          </table:table-cell>
          <table:table-cell office:value-type="percentage" office:value="0.94097517593380253" table:style-name="ce95">
            <text:p>94,1%</text:p>
          </table:table-cell>
          <table:table-cell office:value-type="float" office:value="32494" table:style-name="ce94">
            <text:p>32.494</text:p>
          </table:table-cell>
          <table:table-cell office:value-type="percentage" office:value="0.87736256615185226" table:style-name="ce95">
            <text:p>87,7%</text:p>
          </table:table-cell>
          <table:table-cell office:value-type="float" office:value="25560" table:style-name="ce94">
            <text:p>25.560</text:p>
          </table:table-cell>
          <table:table-cell office:value-type="percentage" office:value="0.84731154279652587" table:style-name="ce95">
            <text:p>84,7%</text:p>
          </table:table-cell>
          <table:table-cell office:value-type="float" office:value="25755" table:style-name="ce94">
            <text:p>25.755</text:p>
          </table:table-cell>
          <table:table-cell office:value-type="percentage" office:value="0.99114873965749473" table:style-name="ce95">
            <text:p>99,1%</text:p>
          </table:table-cell>
          <table:table-cell office:value-type="float" office:value="274412" table:style-name="ce94">
            <text:p>274.412</text:p>
          </table:table-cell>
          <table:table-cell office:value-type="float" office:value="281479" table:style-name="ce94">
            <text:p>281.479</text:p>
          </table:table-cell>
          <table:table-cell office:value-type="percentage" office:value="0.97489333129647326" table:style-name="ce95">
            <text:p>97,5%</text:p>
          </table:table-cell>
          <table:table-cell office:value-type="percentage" office:value="0.86790901270178633" table:style-name="ce95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2530" table:style-name="ce94">
            <text:p>372.530</text:p>
          </table:table-cell>
          <table:table-cell office:value-type="percentage" office:value="1" table:style-name="ce95">
            <text:p>100,0%</text:p>
          </table:table-cell>
          <table:table-cell office:value-type="float" office:value="511617" table:style-name="ce94">
            <text:p>511.617</text:p>
          </table:table-cell>
          <table:table-cell office:value-type="percentage" office:value="0.97071814818328428" table:style-name="ce95">
            <text:p>97,1%</text:p>
          </table:table-cell>
          <table:table-cell office:value-type="float" office:value="691985" table:style-name="ce94">
            <text:p>691.985</text:p>
          </table:table-cell>
          <table:table-cell office:value-type="percentage" office:value="0.96047930621909949" table:style-name="ce95">
            <text:p>96,0%</text:p>
          </table:table-cell>
          <table:table-cell office:value-type="float" office:value="963100" table:style-name="ce94">
            <text:p>963.100</text:p>
          </table:table-cell>
          <table:table-cell office:value-type="percentage" office:value="0.97306516030670087" table:style-name="ce95">
            <text:p>97,3%</text:p>
          </table:table-cell>
          <table:table-cell office:value-type="float" office:value="1054253" table:style-name="ce94">
            <text:p>1.054.253</text:p>
          </table:table-cell>
          <table:table-cell office:value-type="percentage" office:value="0.91195753062412577" table:style-name="ce95">
            <text:p>91,2%</text:p>
          </table:table-cell>
          <table:table-cell office:value-type="float" office:value="775384" table:style-name="ce94">
            <text:p>775.384</text:p>
          </table:table-cell>
          <table:table-cell office:value-type="percentage" office:value="0.86073060374493249" table:style-name="ce95">
            <text:p>86,1%</text:p>
          </table:table-cell>
          <table:table-cell office:value-type="float" office:value="631568" table:style-name="ce94">
            <text:p>631.568</text:p>
          </table:table-cell>
          <table:table-cell office:value-type="percentage" office:value="0.85862550420973494" table:style-name="ce95">
            <text:p>85,9%</text:p>
          </table:table-cell>
          <table:table-cell office:value-type="float" office:value="540209" table:style-name="ce94">
            <text:p>540.209</text:p>
          </table:table-cell>
          <table:table-cell office:value-type="percentage" office:value="0.9465062900795459" table:style-name="ce95">
            <text:p>94,7%</text:p>
          </table:table-cell>
          <table:table-cell office:value-type="float" office:value="5540646" table:style-name="ce94">
            <text:p>5.540.646</text:p>
          </table:table-cell>
          <table:table-cell office:value-type="float" office:value="5970908" table:style-name="ce94">
            <text:p>5.970.908</text:p>
          </table:table-cell>
          <table:table-cell office:value-type="percentage" office:value="0.92794027307069549" table:style-name="ce95">
            <text:p>92,8%</text:p>
          </table:table-cell>
          <table:table-cell office:value-type="percentage" office:value="0.8201283395610427" table:style-name="ce95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5971" table:style-name="ce94">
            <text:p>75.971</text:p>
          </table:table-cell>
          <table:table-cell office:value-type="percentage" office:value="1" table:style-name="ce95">
            <text:p>100,0%</text:p>
          </table:table-cell>
          <table:table-cell office:value-type="float" office:value="108347" table:style-name="ce94">
            <text:p>108.347</text:p>
          </table:table-cell>
          <table:table-cell office:value-type="percentage" office:value="1" table:style-name="ce95">
            <text:p>100,0%</text:p>
          </table:table-cell>
          <table:table-cell office:value-type="float" office:value="154050" table:style-name="ce94">
            <text:p>154.050</text:p>
          </table:table-cell>
          <table:table-cell office:value-type="percentage" office:value="1.0033150754521594" table:style-name="ce95">
            <text:p>100,3%</text:p>
          </table:table-cell>
          <table:table-cell office:value-type="float" office:value="212087" table:style-name="ce94">
            <text:p>212.087</text:p>
          </table:table-cell>
          <table:table-cell office:value-type="percentage" office:value="0.97241670220033649" table:style-name="ce95">
            <text:p>97,2%</text:p>
          </table:table-cell>
          <table:table-cell office:value-type="float" office:value="236120" table:style-name="ce94">
            <text:p>236.120</text:p>
          </table:table-cell>
          <table:table-cell office:value-type="percentage" office:value="0.93524723925408371" table:style-name="ce95">
            <text:p>93,5%</text:p>
          </table:table-cell>
          <table:table-cell office:value-type="float" office:value="172191" table:style-name="ce94">
            <text:p>172.191</text:p>
          </table:table-cell>
          <table:table-cell office:value-type="percentage" office:value="0.86495976370595862" table:style-name="ce95">
            <text:p>86,5%</text:p>
          </table:table-cell>
          <table:table-cell office:value-type="float" office:value="145889" table:style-name="ce94">
            <text:p>145.889</text:p>
          </table:table-cell>
          <table:table-cell office:value-type="percentage" office:value="0.83873656856714141" table:style-name="ce95">
            <text:p>83,9%</text:p>
          </table:table-cell>
          <table:table-cell office:value-type="float" office:value="134189" table:style-name="ce94">
            <text:p>134.189</text:p>
          </table:table-cell>
          <table:table-cell office:value-type="percentage" office:value="0.92789871106931465" table:style-name="ce95">
            <text:p>92,8%</text:p>
          </table:table-cell>
          <table:table-cell office:value-type="float" office:value="1238844" table:style-name="ce94">
            <text:p>1.238.844</text:p>
          </table:table-cell>
          <table:table-cell office:value-type="float" office:value="1317614" table:style-name="ce94">
            <text:p>1.317.614</text:p>
          </table:table-cell>
          <table:table-cell office:value-type="percentage" office:value="0.94021769653327913" table:style-name="ce95">
            <text:p>94,0%</text:p>
          </table:table-cell>
          <table:table-cell office:value-type="percentage" office:value="0.81875860829198266" table:style-name="ce95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326" table:style-name="ce94">
            <text:p>42.326</text:p>
          </table:table-cell>
          <table:table-cell office:value-type="percentage" office:value="1" table:style-name="ce95">
            <text:p>100,0%</text:p>
          </table:table-cell>
          <table:table-cell office:value-type="float" office:value="55914" table:style-name="ce94">
            <text:p>55.914</text:p>
          </table:table-cell>
          <table:table-cell office:value-type="percentage" office:value="0.98718220338983054" table:style-name="ce95">
            <text:p>98,7%</text:p>
          </table:table-cell>
          <table:table-cell office:value-type="float" office:value="72507" table:style-name="ce94">
            <text:p>72.507</text:p>
          </table:table-cell>
          <table:table-cell office:value-type="percentage" office:value="0.95820007929166118" table:style-name="ce95">
            <text:p>95,8%</text:p>
          </table:table-cell>
          <table:table-cell office:value-type="float" office:value="92838" table:style-name="ce94">
            <text:p>92.838</text:p>
          </table:table-cell>
          <table:table-cell office:value-type="percentage" office:value="0.95025486703924333" table:style-name="ce95">
            <text:p>95,0%</text:p>
          </table:table-cell>
          <table:table-cell office:value-type="float" office:value="96628" table:style-name="ce94">
            <text:p>96.628</text:p>
          </table:table-cell>
          <table:table-cell office:value-type="percentage" office:value="0.91397330760572437" table:style-name="ce95">
            <text:p>91,4%</text:p>
          </table:table-cell>
          <table:table-cell office:value-type="float" office:value="65836" table:style-name="ce94">
            <text:p>65.836</text:p>
          </table:table-cell>
          <table:table-cell office:value-type="percentage" office:value="0.85803281679677823" table:style-name="ce95">
            <text:p>85,8%</text:p>
          </table:table-cell>
          <table:table-cell office:value-type="float" office:value="59500" table:style-name="ce94">
            <text:p>59.500</text:p>
          </table:table-cell>
          <table:table-cell office:value-type="percentage" office:value="0.86480044184762073" table:style-name="ce95">
            <text:p>86,5%</text:p>
          </table:table-cell>
          <table:table-cell office:value-type="float" office:value="56194" table:style-name="ce94">
            <text:p>56.194</text:p>
          </table:table-cell>
          <table:table-cell office:value-type="percentage" office:value="0.9769301646355244" table:style-name="ce95">
            <text:p>97,7%</text:p>
          </table:table-cell>
          <table:table-cell office:value-type="float" office:value="541743" table:style-name="ce94">
            <text:p>541.743</text:p>
          </table:table-cell>
          <table:table-cell office:value-type="float" office:value="580174" table:style-name="ce94">
            <text:p>580.174</text:p>
          </table:table-cell>
          <table:table-cell office:value-type="percentage" office:value="0.93375952731421952" table:style-name="ce95">
            <text:p>93,4%</text:p>
          </table:table-cell>
          <table:table-cell office:value-type="percentage" office:value="0.82375078688793801" table:style-name="ce95">
            <text:p>82,4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4045" table:style-name="ce94">
            <text:p>164.045</text:p>
          </table:table-cell>
          <table:table-cell office:value-type="percentage" office:value="1.0283276707245215" table:style-name="ce95">
            <text:p>102,8%</text:p>
          </table:table-cell>
          <table:table-cell office:value-type="float" office:value="214934" table:style-name="ce94">
            <text:p>214.934</text:p>
          </table:table-cell>
          <table:table-cell office:value-type="percentage" office:value="0.99338158490705564" table:style-name="ce95">
            <text:p>99,3%</text:p>
          </table:table-cell>
          <table:table-cell office:value-type="float" office:value="278701" table:style-name="ce94">
            <text:p>278.701</text:p>
          </table:table-cell>
          <table:table-cell office:value-type="percentage" office:value="0.98077863761291939" table:style-name="ce95">
            <text:p>98,1%</text:p>
          </table:table-cell>
          <table:table-cell office:value-type="float" office:value="327504" table:style-name="ce94">
            <text:p>327.504</text:p>
          </table:table-cell>
          <table:table-cell office:value-type="percentage" office:value="0.97047711331774666" table:style-name="ce95">
            <text:p>97,0%</text:p>
          </table:table-cell>
          <table:table-cell office:value-type="float" office:value="325286" table:style-name="ce94">
            <text:p>325.286</text:p>
          </table:table-cell>
          <table:table-cell office:value-type="percentage" office:value="0.93455801231957336" table:style-name="ce95">
            <text:p>93,5%</text:p>
          </table:table-cell>
          <table:table-cell office:value-type="float" office:value="210068" table:style-name="ce94">
            <text:p>210.068</text:p>
          </table:table-cell>
          <table:table-cell office:value-type="percentage" office:value="0.88399436110000629" table:style-name="ce95">
            <text:p>88,4%</text:p>
          </table:table-cell>
          <table:table-cell office:value-type="float" office:value="173894" table:style-name="ce94">
            <text:p>173.894</text:p>
          </table:table-cell>
          <table:table-cell office:value-type="percentage" office:value="0.87289611726024652" table:style-name="ce95">
            <text:p>87,3%</text:p>
          </table:table-cell>
          <table:table-cell office:value-type="float" office:value="167427" table:style-name="ce94">
            <text:p>167.427</text:p>
          </table:table-cell>
          <table:table-cell office:value-type="percentage" office:value="0.96881093873866575" table:style-name="ce95">
            <text:p>96,9%</text:p>
          </table:table-cell>
          <table:table-cell office:value-type="float" office:value="1861859" table:style-name="ce94">
            <text:p>1.861.859</text:p>
          </table:table-cell>
          <table:table-cell office:value-type="float" office:value="1955253" table:style-name="ce94">
            <text:p>1.955.253</text:p>
          </table:table-cell>
          <table:table-cell office:value-type="percentage" office:value="0.95223431443398887" table:style-name="ce95">
            <text:p>95,2%</text:p>
          </table:table-cell>
          <table:table-cell office:value-type="percentage" office:value="0.851755426120404" table:style-name="ce95">
            <text:p>85,2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398" table:style-name="ce94">
            <text:p>2.398</text:p>
          </table:table-cell>
          <table:table-cell office:value-type="percentage" office:value="0.84525907648924925" table:style-name="ce95">
            <text:p>84,5%</text:p>
          </table:table-cell>
          <table:table-cell office:value-type="float" office:value="3909" table:style-name="ce94">
            <text:p>3.909</text:p>
          </table:table-cell>
          <table:table-cell office:value-type="percentage" office:value="0.88760217983651224" table:style-name="ce95">
            <text:p>88,8%</text:p>
          </table:table-cell>
          <table:table-cell office:value-type="float" office:value="7660" table:style-name="ce94">
            <text:p>7.660</text:p>
          </table:table-cell>
          <table:table-cell office:value-type="percentage" office:value="0.91967823268099413" table:style-name="ce95">
            <text:p>92,0%</text:p>
          </table:table-cell>
          <table:table-cell office:value-type="float" office:value="10625" table:style-name="ce94">
            <text:p>10.625</text:p>
          </table:table-cell>
          <table:table-cell office:value-type="percentage" office:value="0.9193562343168642" table:style-name="ce95">
            <text:p>91,9%</text:p>
          </table:table-cell>
          <table:table-cell office:value-type="float" office:value="11218" table:style-name="ce94">
            <text:p>11.218</text:p>
          </table:table-cell>
          <table:table-cell office:value-type="percentage" office:value="0.90782552399449701" table:style-name="ce95">
            <text:p>90,8%</text:p>
          </table:table-cell>
          <table:table-cell office:value-type="float" office:value="9406" table:style-name="ce94">
            <text:p>9.406</text:p>
          </table:table-cell>
          <table:table-cell office:value-type="percentage" office:value="0.82516010176331256" table:style-name="ce95">
            <text:p>82,5%</text:p>
          </table:table-cell>
          <table:table-cell office:value-type="float" office:value="9268" table:style-name="ce94">
            <text:p>9.268</text:p>
          </table:table-cell>
          <table:table-cell office:value-type="percentage" office:value="0.85301426599171648" table:style-name="ce95">
            <text:p>85,3%</text:p>
          </table:table-cell>
          <table:table-cell office:value-type="float" office:value="9483" table:style-name="ce94">
            <text:p>9.483</text:p>
          </table:table-cell>
          <table:table-cell office:value-type="percentage" office:value="1.0217648960241352" table:style-name="ce95">
            <text:p>102,2%</text:p>
          </table:table-cell>
          <table:table-cell office:value-type="float" office:value="63967" table:style-name="ce94">
            <text:p>63.967</text:p>
          </table:table-cell>
          <table:table-cell office:value-type="float" office:value="71029" table:style-name="ce94">
            <text:p>71.029</text:p>
          </table:table-cell>
          <table:table-cell office:value-type="percentage" office:value="0.90057582114347656" table:style-name="ce95">
            <text:p>90,1%</text:p>
          </table:table-cell>
          <table:table-cell office:value-type="percentage" office:value="0.76591592130943398" table:style-name="ce95">
            <text:p>76,6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057" table:style-name="ce94">
            <text:p>2.057</text:p>
          </table:table-cell>
          <table:table-cell office:value-type="percentage" office:value="0.81919553962564717" table:style-name="ce95">
            <text:p>81,9%</text:p>
          </table:table-cell>
          <table:table-cell office:value-type="float" office:value="3372" table:style-name="ce94">
            <text:p>3.372</text:p>
          </table:table-cell>
          <table:table-cell office:value-type="percentage" office:value="0.88666841966868259" table:style-name="ce95">
            <text:p>88,7%</text:p>
          </table:table-cell>
          <table:table-cell office:value-type="float" office:value="7414" table:style-name="ce94">
            <text:p>7.414</text:p>
          </table:table-cell>
          <table:table-cell office:value-type="percentage" office:value="0.92617114303560277" table:style-name="ce95">
            <text:p>92,6%</text:p>
          </table:table-cell>
          <table:table-cell office:value-type="float" office:value="10068" table:style-name="ce94">
            <text:p>10.068</text:p>
          </table:table-cell>
          <table:table-cell office:value-type="percentage" office:value="0.93213591334135726" table:style-name="ce95">
            <text:p>93,2%</text:p>
          </table:table-cell>
          <table:table-cell office:value-type="float" office:value="10594" table:style-name="ce94">
            <text:p>10.594</text:p>
          </table:table-cell>
          <table:table-cell office:value-type="percentage" office:value="0.96988006957795481" table:style-name="ce95">
            <text:p>97,0%</text:p>
          </table:table-cell>
          <table:table-cell office:value-type="float" office:value="9175" table:style-name="ce94">
            <text:p>9.175</text:p>
          </table:table-cell>
          <table:table-cell office:value-type="percentage" office:value="0.83774653031409785" table:style-name="ce95">
            <text:p>83,8%</text:p>
          </table:table-cell>
          <table:table-cell office:value-type="float" office:value="9768" table:style-name="ce94">
            <text:p>9.768</text:p>
          </table:table-cell>
          <table:table-cell office:value-type="percentage" office:value="0.83551449833205027" table:style-name="ce95">
            <text:p>83,6%</text:p>
          </table:table-cell>
          <table:table-cell office:value-type="float" office:value="9043" table:style-name="ce94">
            <text:p>9.043</text:p>
          </table:table-cell>
          <table:table-cell office:value-type="percentage" office:value="0.94394572025052192" table:style-name="ce95">
            <text:p>94,4%</text:p>
          </table:table-cell>
          <table:table-cell office:value-type="float" office:value="61491" table:style-name="ce94">
            <text:p>61.491</text:p>
          </table:table-cell>
          <table:table-cell office:value-type="float" office:value="68266" table:style-name="ce94">
            <text:p>68.266</text:p>
          </table:table-cell>
          <table:table-cell office:value-type="percentage" office:value="0.90075586675651131" table:style-name="ce95">
            <text:p>90,1%</text:p>
          </table:table-cell>
          <table:table-cell office:value-type="percentage" office:value="0.73184404084644494" table:style-name="ce95">
            <text:p>73,2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23" table:style-name="ce94">
            <text:p>23</text:p>
          </table:table-cell>
          <table:table-cell office:value-type="string" table:style-name="ce95">
            <text:p>-</text:p>
          </table:table-cell>
          <table:table-cell office:value-type="float" office:value="19" table:style-name="ce94">
            <text:p>19</text:p>
          </table:table-cell>
          <table:table-cell office:value-type="string" table:style-name="ce95">
            <text:p>-</text:p>
          </table:table-cell>
          <table:table-cell office:value-type="float" office:value="3702" table:style-name="ce94">
            <text:p>3.702</text:p>
          </table:table-cell>
          <table:table-cell office:value-type="string" table:style-name="ce95">
            <text:p>-</text:p>
          </table:table-cell>
          <table:table-cell office:value-type="float" office:value="9845" table:style-name="ce94">
            <text:p>9.845</text:p>
          </table:table-cell>
          <table:table-cell office:value-type="string" table:style-name="ce95">
            <text:p>-</text:p>
          </table:table-cell>
          <table:table-cell office:value-type="float" office:value="22740" table:style-name="ce94">
            <text:p>22.740</text:p>
          </table:table-cell>
          <table:table-cell office:value-type="string" table:style-name="ce95">
            <text:p>-</text:p>
          </table:table-cell>
          <table:table-cell office:value-type="float" office:value="32580" table:style-name="ce94">
            <text:p>32.580</text:p>
          </table:table-cell>
          <table:table-cell office:value-type="string" table:style-name="ce95">
            <text:p>-</text:p>
          </table:table-cell>
          <table:table-cell office:value-type="float" office:value="24594" table:style-name="ce94">
            <text:p>24.594</text:p>
          </table:table-cell>
          <table:table-cell office:value-type="string" table:style-name="ce95">
            <text:p>-</text:p>
          </table:table-cell>
          <table:table-cell office:value-type="float" office:value="1341" table:style-name="ce94">
            <text:p>1.341</text:p>
          </table:table-cell>
          <table:table-cell office:value-type="string" table:style-name="ce95">
            <text:p>-</text:p>
          </table:table-cell>
          <table:table-cell office:value-type="float" office:value="94844" table:style-name="ce94">
            <text:p>94.844</text:p>
          </table:table-cell>
          <table:table-cell office:value-type="string" table:style-name="ce94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96">
            <text:p>Sanidad Exterior</text:p>
          </table:table-cell>
          <table:table-cell office:value-type="float" office:value="31" table:style-name="ce97">
            <text:p>31</text:p>
          </table:table-cell>
          <table:table-cell office:value-type="string" table:style-name="ce98">
            <text:p>-</text:p>
          </table:table-cell>
          <table:table-cell office:value-type="float" office:value="49" table:style-name="ce97">
            <text:p>49</text:p>
          </table:table-cell>
          <table:table-cell office:value-type="string" table:style-name="ce98">
            <text:p>-</text:p>
          </table:table-cell>
          <table:table-cell office:value-type="float" office:value="312" table:style-name="ce97">
            <text:p>312</text:p>
          </table:table-cell>
          <table:table-cell office:value-type="string" table:style-name="ce98">
            <text:p>-</text:p>
          </table:table-cell>
          <table:table-cell office:value-type="float" office:value="922" table:style-name="ce97">
            <text:p>922</text:p>
          </table:table-cell>
          <table:table-cell office:value-type="string" table:style-name="ce98">
            <text:p>-</text:p>
          </table:table-cell>
          <table:table-cell office:value-type="float" office:value="1983" table:style-name="ce97">
            <text:p>1.983</text:p>
          </table:table-cell>
          <table:table-cell office:value-type="string" table:style-name="ce98">
            <text:p>-</text:p>
          </table:table-cell>
          <table:table-cell office:value-type="float" office:value="2449" table:style-name="ce97">
            <text:p>2.449</text:p>
          </table:table-cell>
          <table:table-cell office:value-type="string" table:style-name="ce98">
            <text:p>-</text:p>
          </table:table-cell>
          <table:table-cell office:value-type="float" office:value="2141" table:style-name="ce97">
            <text:p>2.141</text:p>
          </table:table-cell>
          <table:table-cell office:value-type="string" table:style-name="ce98">
            <text:p>-</text:p>
          </table:table-cell>
          <table:table-cell office:value-type="float" office:value="257" table:style-name="ce97">
            <text:p>257</text:p>
          </table:table-cell>
          <table:table-cell office:value-type="string" table:style-name="ce98">
            <text:p>-</text:p>
          </table:table-cell>
          <table:table-cell office:value-type="float" office:value="8144" table:style-name="ce97">
            <text:p>8.144</text:p>
          </table:table-cell>
          <table:table-cell office:value-type="string" table:style-name="ce97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table:number-columns-repeated="20" table:style-name="ce61"/>
          <table:table-cell table:number-columns-repeated="16343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28739" table:style-name="ce99">
            <text:p>2.928.739</text:p>
          </table:table-cell>
          <table:table-cell office:value-type="percentage" office:value="1" table:style-name="ce100">
            <text:p>100,0%</text:p>
          </table:table-cell>
          <table:table-cell office:value-type="float" office:value="3956422" table:style-name="ce99">
            <text:p>3.956.422</text:p>
          </table:table-cell>
          <table:table-cell office:value-type="percentage" office:value="0.98989023548418009" table:style-name="ce100">
            <text:p>99,0%</text:p>
          </table:table-cell>
          <table:table-cell office:value-type="float" office:value="5323282" table:style-name="ce99">
            <text:p>5.323.282</text:p>
          </table:table-cell>
          <table:table-cell office:value-type="percentage" office:value="0.96652335111462939" table:style-name="ce100">
            <text:p>96,7%</text:p>
          </table:table-cell>
          <table:table-cell office:value-type="float" office:value="6776354" table:style-name="ce99">
            <text:p>6.776.354</text:p>
          </table:table-cell>
          <table:table-cell office:value-type="percentage" office:value="0.95043840468215135" table:style-name="ce100">
            <text:p>95,0%</text:p>
          </table:table-cell>
          <table:table-cell office:value-type="float" office:value="7102039" table:style-name="ce99">
            <text:p>7.102.039</text:p>
          </table:table-cell>
          <table:table-cell office:value-type="percentage" office:value="0.90855999021595513" table:style-name="ce100">
            <text:p>90,9%</text:p>
          </table:table-cell>
          <table:table-cell office:value-type="float" office:value="5068028" table:style-name="ce99">
            <text:p>5.068.028</text:p>
          </table:table-cell>
          <table:table-cell office:value-type="percentage" office:value="0.85291331903965317" table:style-name="ce100">
            <text:p>85,3%</text:p>
          </table:table-cell>
          <table:table-cell office:value-type="float" office:value="4183972" table:style-name="ce99">
            <text:p>4.183.972</text:p>
          </table:table-cell>
          <table:table-cell office:value-type="percentage" office:value="0.84960560288591669" table:style-name="ce100">
            <text:p>85,0%</text:p>
          </table:table-cell>
          <table:table-cell office:value-type="float" office:value="3864317" table:style-name="ce99">
            <text:p>3.864.317</text:p>
          </table:table-cell>
          <table:table-cell office:value-type="percentage" office:value="0.96996833805141713" table:style-name="ce100">
            <text:p>97,0%</text:p>
          </table:table-cell>
          <table:table-cell office:value-type="float" office:value="39203153" table:style-name="ce99">
            <text:p>39.203.153</text:p>
          </table:table-cell>
          <table:table-cell office:value-type="float" office:value="42185033" table:style-name="ce99">
            <text:p>42.185.033</text:p>
          </table:table-cell>
          <table:table-cell office:value-type="percentage" office:value="0.92931426650774462" table:style-name="ce100">
            <text:p>92,9%</text:p>
          </table:table-cell>
          <table:table-cell office:value-type="percentage" office:value="0.82709347474256523" table:style-name="ce100">
            <text:p>82,7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Vacunas_Adaptadas" table:style-name="ta2">
        <table:table-column table:style-name="co4" table:number-columns-repeated="16384" table:default-cell-style-name="ce1"/>
        <table:table-row table:style-name="ro12">
          <table:table-cell table:number-columns-spanned="1" table:number-rows-spanned="2" table:style-name="ce47"/>
          <table:table-cell office:value-type="string" table:number-columns-spanned="2" table:number-rows-spanned="1" table:style-name="ce48">
            <text:p><text:s/>Mayores de 80 años</text:p>
          </table:table-cell>
          <table:covered-table-cell/>
          <table:table-cell office:value-type="string" table:number-columns-spanned="2" table:number-rows-spanned="1" table:style-name="ce48">
            <text:p>70-79 años</text:p>
          </table:table-cell>
          <table:covered-table-cell/>
          <table:table-cell office:value-type="string" table:number-columns-spanned="2" table:number-rows-spanned="1" table:style-name="ce48">
            <text:p>60-69 años</text:p>
          </table:table-cell>
          <table:covered-table-cell/>
          <table:table-cell table:number-columns-repeated="16377"/>
        </table:table-row>
        <table:table-row table:style-name="ro13">
          <table:covered-table-cell/>
          <table:table-cell office:value-type="string" table:style-name="ce101">
            <text:p>Nº Personas &gt; 80 años con <text:s/>dosis de recuerdo adaptadas</text:p>
          </table:table-cell>
          <table:table-cell office:value-type="string" table:style-name="ce101">
            <text:p>% Dosis de recuerdo adaptadas en &gt; 80 años (1)</text:p>
          </table:table-cell>
          <table:table-cell office:value-type="string" table:style-name="ce101">
            <text:p>Nº Personas 70-79 años con <text:s/>dosis de recuerdo adaptadas</text:p>
          </table:table-cell>
          <table:table-cell office:value-type="string" table:style-name="ce101">
            <text:p>% Dosis de recuerdo adaptadas en 70-79 años (1)</text:p>
          </table:table-cell>
          <table:table-cell office:value-type="string" table:style-name="ce101">
            <text:p>Nº Personas 60-69 años con <text:s/>dosis de recuerdo adaptadas</text:p>
          </table:table-cell>
          <table:table-cell office:value-type="string" table:style-name="ce101">
            <text:p>% Dosis de recuerdo adaptadas en 60-69 años (1)</text:p>
          </table:table-cell>
          <table:table-cell table:number-columns-repeated="16377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301229" table:style-name="ce102">
            <text:p>301.229</text:p>
          </table:table-cell>
          <table:table-cell office:value-type="percentage" office:value="0.71247058267008834" table:style-name="ce103">
            <text:p>71,25%</text:p>
          </table:table-cell>
          <table:table-cell office:value-type="float" office:value="402434" table:style-name="ce102">
            <text:p>402.434</text:p>
          </table:table-cell>
          <table:table-cell office:value-type="percentage" office:value="0.61503874997516517" table:style-name="ce103">
            <text:p>61,50%</text:p>
          </table:table-cell>
          <table:table-cell office:value-type="float" office:value="365993" table:style-name="ce102">
            <text:p>365.993</text:p>
          </table:table-cell>
          <table:table-cell office:value-type="percentage" office:value="0.38194732156926997" table:style-name="ce103">
            <text:p>38,1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72691" table:style-name="ce104">
            <text:p>72.691</text:p>
          </table:table-cell>
          <table:table-cell office:value-type="percentage" office:value="0.7436191216637853" table:style-name="ce105">
            <text:p>74,36%</text:p>
          </table:table-cell>
          <table:table-cell office:value-type="float" office:value="77486" table:style-name="ce104">
            <text:p>77.486</text:p>
          </table:table-cell>
          <table:table-cell office:value-type="percentage" office:value="0.64774085684430516" table:style-name="ce105">
            <text:p>64,77%</text:p>
          </table:table-cell>
          <table:table-cell office:value-type="float" office:value="68831" table:style-name="ce104">
            <text:p>68.831</text:p>
          </table:table-cell>
          <table:table-cell office:value-type="percentage" office:value="0.42670014258260491" table:style-name="ce105">
            <text:p>42,6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70159" table:style-name="ce104">
            <text:p>70.159</text:p>
          </table:table-cell>
          <table:table-cell office:value-type="percentage" office:value="0.81994016314891427" table:style-name="ce105">
            <text:p>81,99%</text:p>
          </table:table-cell>
          <table:table-cell office:value-type="float" office:value="87686" table:style-name="ce104">
            <text:p>87.686</text:p>
          </table:table-cell>
          <table:table-cell office:value-type="percentage" office:value="0.78431828549450355" table:style-name="ce105">
            <text:p>78,43%</text:p>
          </table:table-cell>
          <table:table-cell office:value-type="float" office:value="95268" table:style-name="ce104">
            <text:p>95.268</text:p>
          </table:table-cell>
          <table:table-cell office:value-type="percentage" office:value="0.6268043950259885" table:style-name="ce105">
            <text:p>62,6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36334" table:style-name="ce104">
            <text:p>36.334</text:p>
          </table:table-cell>
          <table:table-cell office:value-type="percentage" office:value="0.67745604385359759" table:style-name="ce105">
            <text:p>67,75%</text:p>
          </table:table-cell>
          <table:table-cell office:value-type="float" office:value="47064" table:style-name="ce104">
            <text:p>47.064</text:p>
          </table:table-cell>
          <table:table-cell office:value-type="percentage" office:value="0.53951440951922414" table:style-name="ce105">
            <text:p>53,95%</text:p>
          </table:table-cell>
          <table:table-cell office:value-type="float" office:value="39116" table:style-name="ce104">
            <text:p>39.116</text:p>
          </table:table-cell>
          <table:table-cell office:value-type="percentage" office:value="0.30704983790318147" table:style-name="ce105">
            <text:p>30,70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49902" table:style-name="ce104">
            <text:p>49.902</text:p>
          </table:table-cell>
          <table:table-cell office:value-type="percentage" office:value="0.49722006337059843" table:style-name="ce105">
            <text:p>49,72%</text:p>
          </table:table-cell>
          <table:table-cell office:value-type="float" office:value="59638" table:style-name="ce104">
            <text:p>59.638</text:p>
          </table:table-cell>
          <table:table-cell office:value-type="percentage" office:value="0.35616258375834597" table:style-name="ce105">
            <text:p>35,62%</text:p>
          </table:table-cell>
          <table:table-cell office:value-type="float" office:value="58021" table:style-name="ce104">
            <text:p>58.021</text:p>
          </table:table-cell>
          <table:table-cell office:value-type="percentage" office:value="0.23064936097473712" table:style-name="ce105">
            <text:p>23,0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30833" table:style-name="ce104">
            <text:p>30.833</text:p>
          </table:table-cell>
          <table:table-cell office:value-type="percentage" office:value="0.74724928505646837" table:style-name="ce105">
            <text:p>74,72%</text:p>
          </table:table-cell>
          <table:table-cell office:value-type="float" office:value="34047" table:style-name="ce104">
            <text:p>34.047</text:p>
          </table:table-cell>
          <table:table-cell office:value-type="percentage" office:value="0.6204690831556503" table:style-name="ce105">
            <text:p>62,05%</text:p>
          </table:table-cell>
          <table:table-cell office:value-type="float" office:value="28138" table:style-name="ce104">
            <text:p>28.138</text:p>
          </table:table-cell>
          <table:table-cell office:value-type="percentage" office:value="0.35502226932636866" table:style-name="ce105">
            <text:p>35,50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stilla y León<text:s/></text:p>
          </table:table-cell>
          <table:table-cell office:value-type="float" office:value="180266" table:style-name="ce104">
            <text:p>180.266</text:p>
          </table:table-cell>
          <table:table-cell office:value-type="percentage" office:value="0.82523129603603684" table:style-name="ce105">
            <text:p>82,52%</text:p>
          </table:table-cell>
          <table:table-cell office:value-type="float" office:value="174401" table:style-name="ce104">
            <text:p>174.401</text:p>
          </table:table-cell>
          <table:table-cell office:value-type="percentage" office:value="0.70843166963875881" table:style-name="ce105">
            <text:p>70,84%</text:p>
          </table:table-cell>
          <table:table-cell office:value-type="float" office:value="161729" table:style-name="ce104">
            <text:p>161.729</text:p>
          </table:table-cell>
          <table:table-cell office:value-type="percentage" office:value="0.49421683580703024" table:style-name="ce105">
            <text:p>49,42%</text:p>
          </table:table-cell>
          <table:table-cell table:number-columns-repeated="16377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100864" table:style-name="ce104">
            <text:p>100.864</text:p>
          </table:table-cell>
          <table:table-cell office:value-type="percentage" office:value="0.74891038825075551" table:style-name="ce105">
            <text:p>74,89%</text:p>
          </table:table-cell>
          <table:table-cell office:value-type="float" office:value="103352" table:style-name="ce104">
            <text:p>103.352</text:p>
          </table:table-cell>
          <table:table-cell office:value-type="percentage" office:value="0.65944387019384143" table:style-name="ce105">
            <text:p>65,94%</text:p>
          </table:table-cell>
          <table:table-cell office:value-type="float" office:value="99113" table:style-name="ce104">
            <text:p>99.113</text:p>
          </table:table-cell>
          <table:table-cell office:value-type="percentage" office:value="0.43465276194151597" table:style-name="ce105">
            <text:p>43,4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329336" table:style-name="ce104">
            <text:p>329.336</text:p>
          </table:table-cell>
          <table:table-cell office:value-type="percentage" office:value="0.72505355299049146" table:style-name="ce105">
            <text:p>72,51%</text:p>
          </table:table-cell>
          <table:table-cell office:value-type="float" office:value="374168" table:style-name="ce104">
            <text:p>374.168</text:p>
          </table:table-cell>
          <table:table-cell office:value-type="percentage" office:value="0.58855877282393954" table:style-name="ce105">
            <text:p>58,86%</text:p>
          </table:table-cell>
          <table:table-cell office:value-type="float" office:value="332340" table:style-name="ce104">
            <text:p>332.340</text:p>
          </table:table-cell>
          <table:table-cell office:value-type="percentage" office:value="0.38984895904204653" table:style-name="ce105">
            <text:p>38,9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200336" table:style-name="ce104">
            <text:p>200.336</text:p>
          </table:table-cell>
          <table:table-cell office:value-type="percentage" office:value="0.68460981177467639" table:style-name="ce105">
            <text:p>68,46%</text:p>
          </table:table-cell>
          <table:table-cell office:value-type="float" office:value="281405" table:style-name="ce104">
            <text:p>281.405</text:p>
          </table:table-cell>
          <table:table-cell office:value-type="percentage" office:value="0.63988257658444303" table:style-name="ce105">
            <text:p>63,99%</text:p>
          </table:table-cell>
          <table:table-cell office:value-type="float" office:value="242482" table:style-name="ce104">
            <text:p>242.482</text:p>
          </table:table-cell>
          <table:table-cell office:value-type="percentage" office:value="0.40607227785778877" table:style-name="ce105">
            <text:p>40,61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52473" table:style-name="ce104">
            <text:p>52.473</text:p>
          </table:table-cell>
          <table:table-cell office:value-type="percentage" office:value="0.70001334044823904" table:style-name="ce105">
            <text:p>70,00%</text:p>
          </table:table-cell>
          <table:table-cell office:value-type="float" office:value="56359" table:style-name="ce104">
            <text:p>56.359</text:p>
          </table:table-cell>
          <table:table-cell office:value-type="percentage" office:value="0.6213850207830296" table:style-name="ce105">
            <text:p>62,14%</text:p>
          </table:table-cell>
          <table:table-cell office:value-type="float" office:value="59461" table:style-name="ce104">
            <text:p>59.461</text:p>
          </table:table-cell>
          <table:table-cell office:value-type="percentage" office:value="0.45499483490836745" table:style-name="ce105">
            <text:p>45,50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04237" table:style-name="ce104">
            <text:p>204.237</text:p>
          </table:table-cell>
          <table:table-cell office:value-type="percentage" office:value="0.86456476923011794" table:style-name="ce105">
            <text:p>86,46%</text:p>
          </table:table-cell>
          <table:table-cell office:value-type="float" office:value="238948" table:style-name="ce104">
            <text:p>238.948</text:p>
          </table:table-cell>
          <table:table-cell office:value-type="percentage" office:value="0.81834589659199486" table:style-name="ce105">
            <text:p>81,83%</text:p>
          </table:table-cell>
          <table:table-cell office:value-type="float" office:value="254986" table:style-name="ce104">
            <text:p>254.986</text:p>
          </table:table-cell>
          <table:table-cell office:value-type="percentage" office:value="0.72118359797039311" table:style-name="ce105">
            <text:p>72,12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17048" table:style-name="ce104">
            <text:p>17.048</text:p>
          </table:table-cell>
          <table:table-cell office:value-type="percentage" office:value="0.7674094080576187" table:style-name="ce105">
            <text:p>76,74%</text:p>
          </table:table-cell>
          <table:table-cell office:value-type="float" office:value="20209" table:style-name="ce104">
            <text:p>20.209</text:p>
          </table:table-cell>
          <table:table-cell office:value-type="percentage" office:value="0.71564148872127198" table:style-name="ce105">
            <text:p>71,56%</text:p>
          </table:table-cell>
          <table:table-cell office:value-type="float" office:value="20004" table:style-name="ce104">
            <text:p>20.004</text:p>
          </table:table-cell>
          <table:table-cell office:value-type="percentage" office:value="0.51805044802403277" table:style-name="ce105">
            <text:p>51,81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260973" table:style-name="ce104">
            <text:p>260.973</text:p>
          </table:table-cell>
          <table:table-cell office:value-type="percentage" office:value="0.70444331074022792" table:style-name="ce105">
            <text:p>70,44%</text:p>
          </table:table-cell>
          <table:table-cell office:value-type="float" office:value="312229" table:style-name="ce104">
            <text:p>312.229</text:p>
          </table:table-cell>
          <table:table-cell office:value-type="percentage" office:value="0.59240868987762074" table:style-name="ce105">
            <text:p>59,24%</text:p>
          </table:table-cell>
          <table:table-cell office:value-type="float" office:value="272384" table:style-name="ce104">
            <text:p>272.384</text:p>
          </table:table-cell>
          <table:table-cell office:value-type="percentage" office:value="0.37807061619136717" table:style-name="ce105">
            <text:p>37,81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45459" table:style-name="ce104">
            <text:p>45.459</text:p>
          </table:table-cell>
          <table:table-cell office:value-type="percentage" office:value="0.6318049783880697" table:style-name="ce105">
            <text:p>63,18%</text:p>
          </table:table-cell>
          <table:table-cell office:value-type="float" office:value="60102" table:style-name="ce104">
            <text:p>60.102</text:p>
          </table:table-cell>
          <table:table-cell office:value-type="percentage" office:value="0.57833759935336115" table:style-name="ce105">
            <text:p>57,83%</text:p>
          </table:table-cell>
          <table:table-cell office:value-type="float" office:value="60299" table:style-name="ce104">
            <text:p>60.299</text:p>
          </table:table-cell>
          <table:table-cell office:value-type="percentage" office:value="0.39272246500934604" table:style-name="ce105">
            <text:p>39,2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Navarra</text:p>
          </table:table-cell>
          <table:table-cell office:value-type="float" office:value="35259" table:style-name="ce104">
            <text:p>35.259</text:p>
          </table:table-cell>
          <table:table-cell office:value-type="percentage" office:value="0.85185185185185186" table:style-name="ce105">
            <text:p>85,19%</text:p>
          </table:table-cell>
          <table:table-cell office:value-type="float" office:value="40382" table:style-name="ce104">
            <text:p>40.382</text:p>
          </table:table-cell>
          <table:table-cell office:value-type="percentage" office:value="0.71295903954802264" table:style-name="ce105">
            <text:p>71,30%</text:p>
          </table:table-cell>
          <table:table-cell office:value-type="float" office:value="39918" table:style-name="ce104">
            <text:p>39.918</text:p>
          </table:table-cell>
          <table:table-cell office:value-type="percentage" office:value="0.52752742169948463" table:style-name="ce105">
            <text:p>52,7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23166" table:style-name="ce104">
            <text:p>123.166</text:p>
          </table:table-cell>
          <table:table-cell office:value-type="percentage" office:value="0.77207477151060011" table:style-name="ce105">
            <text:p>77,21%</text:p>
          </table:table-cell>
          <table:table-cell office:value-type="float" office:value="141106" table:style-name="ce104">
            <text:p>141.106</text:p>
          </table:table-cell>
          <table:table-cell office:value-type="percentage" office:value="0.65216346376047996" table:style-name="ce105">
            <text:p>65,22%</text:p>
          </table:table-cell>
          <table:table-cell office:value-type="float" office:value="111182" table:style-name="ce104">
            <text:p>111.182</text:p>
          </table:table-cell>
          <table:table-cell office:value-type="percentage" office:value="0.39126135351893104" table:style-name="ce105">
            <text:p>39,1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861" table:style-name="ce106">
            <text:p>861</text:p>
          </table:table-cell>
          <table:table-cell office:value-type="percentage" office:value="0.30348960169192807" table:style-name="ce105">
            <text:p>30,35%</text:p>
          </table:table-cell>
          <table:table-cell office:value-type="float" office:value="972" table:style-name="ce106">
            <text:p>972</text:p>
          </table:table-cell>
          <table:table-cell office:value-type="percentage" office:value="0.22070844686648503" table:style-name="ce105">
            <text:p>22,07%</text:p>
          </table:table-cell>
          <table:table-cell office:value-type="float" office:value="1153" table:style-name="ce106">
            <text:p>1153</text:p>
          </table:table-cell>
          <table:table-cell office:value-type="percentage" office:value="0.13843198463200865" table:style-name="ce105">
            <text:p>13,84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871" table:style-name="ce106">
            <text:p>871</text:p>
          </table:table-cell>
          <table:table-cell office:value-type="percentage" office:value="0.34687375547590599" table:style-name="ce105">
            <text:p>34,69%</text:p>
          </table:table-cell>
          <table:table-cell office:value-type="float" office:value="1026" table:style-name="ce106">
            <text:p>1026</text:p>
          </table:table-cell>
          <table:table-cell office:value-type="percentage" office:value="0.2697870102550618" table:style-name="ce105">
            <text:p>26,98%</text:p>
          </table:table-cell>
          <table:table-cell office:value-type="float" office:value="1453" table:style-name="ce104">
            <text:p>1.453</text:p>
          </table:table-cell>
          <table:table-cell office:value-type="percentage" office:value="0.18151155527795129" table:style-name="ce105">
            <text:p>18,1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office:value-type="float" office:value="52" table:style-name="ce106">
            <text:p>52</text:p>
          </table:table-cell>
          <table:table-cell office:value-type="percentage" office:value="0" table:style-name="ce105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07">
            <text:p>Sanidad Exterior</text:p>
          </table:table-cell>
          <table:table-cell office:value-type="float" office:value="2" table:style-name="ce108">
            <text:p>2</text:p>
          </table:table-cell>
          <table:table-cell office:value-type="percentage" office:value="0" table:style-name="ce109">
            <text:p>0,00%</text:p>
          </table:table-cell>
          <table:table-cell office:value-type="float" office:value="17" table:style-name="ce108">
            <text:p>17</text:p>
          </table:table-cell>
          <table:table-cell office:value-type="percentage" office:value="0" table:style-name="ce109">
            <text:p>0,00%</text:p>
          </table:table-cell>
          <table:table-cell office:value-type="float" office:value="86" table:style-name="ce108">
            <text:p>86</text:p>
          </table:table-cell>
          <table:table-cell office:value-type="percentage" office:value="0" table:style-name="ce109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10">
            <text:p>Totales</text:p>
          </table:table-cell>
          <table:table-cell office:value-type="float" office:value="2112299" table:style-name="ce111">
            <text:p>2.112.299</text:p>
          </table:table-cell>
          <table:table-cell office:value-type="percentage" office:value="0.73256341828409521" table:style-name="ce112">
            <text:p>73,26%</text:p>
          </table:table-cell>
          <table:table-cell office:value-type="float" office:value="2513031" table:style-name="ce111">
            <text:p>2.513.031</text:p>
          </table:table-cell>
          <table:table-cell office:value-type="percentage" office:value="0.62875619647475534" table:style-name="ce112">
            <text:p>62,88%</text:p>
          </table:table-cell>
          <table:table-cell office:value-type="float" office:value="2312009" table:style-name="ce111">
            <text:p>2.312.009</text:p>
          </table:table-cell>
          <table:table-cell office:value-type="percentage" office:value="0.41978063279142142" table:style-name="ce112">
            <text:p>41,98%</text:p>
          </table:table-cell>
          <table:table-cell table:number-columns-repeated="16377"/>
        </table:table-row>
        <table:table-row table:number-rows-repeated="1048552" table:style-name="ro5">
          <table:table-cell table:number-columns-repeated="16384"/>
        </table:table-row>
      </table:table>
      <table:table table:name="Dosis_refuerzo" table:style-name="ta3">
        <table:table-column table:style-name="co4" table:number-columns-repeated="16384" table:default-cell-style-name="ce113"/>
        <table:table-row table:style-name="ro14">
          <table:table-cell table:number-columns-spanned="1" table:number-rows-spanned="2" table:style-name="ce124"/>
          <table:table-cell office:value-type="string" table:number-columns-spanned="2" table:number-rows-spanned="1" table:style-name="ce125">
            <text:p><text:s/>Mayores de 70 años</text:p>
          </table:table-cell>
          <table:covered-table-cell/>
          <table:table-cell office:value-type="string" table:number-columns-spanned="2" table:number-rows-spanned="1" table:style-name="ce125">
            <text:p>60-69 años</text:p>
          </table:table-cell>
          <table:covered-table-cell/>
          <table:table-cell office:value-type="string" table:number-columns-spanned="2" table:number-rows-spanned="1" table:style-name="ce125">
            <text:p>50-59 años</text:p>
          </table:table-cell>
          <table:covered-table-cell/>
          <table:table-cell office:value-type="string" table:number-columns-spanned="2" table:number-rows-spanned="1" table:style-name="ce125">
            <text:p>40-49 años</text:p>
          </table:table-cell>
          <table:covered-table-cell/>
          <table:table-cell office:value-type="string" table:number-columns-spanned="2" table:number-rows-spanned="1" table:style-name="ce125">
            <text:p>30-39 años</text:p>
          </table:table-cell>
          <table:covered-table-cell/>
          <table:table-cell office:value-type="string" table:number-columns-spanned="2" table:number-rows-spanned="1" table:style-name="ce125">
            <text:p>20-29 años</text:p>
          </table:table-cell>
          <table:covered-table-cell/>
          <table:table-cell office:value-type="string" table:number-columns-spanned="2" table:number-rows-spanned="1" table:style-name="ce126">
            <text:p>18-19 años</text:p>
          </table:table-cell>
          <table:covered-table-cell/>
          <table:table-cell table:number-columns-repeated="16369"/>
        </table:table-row>
        <table:table-row table:style-name="ro15">
          <table:covered-table-cell/>
          <table:table-cell office:value-type="string" table:style-name="ce114">
            <text:p>Nº Personas &gt; 70 años con <text:s/>dosis de recuerdo</text:p>
          </table:table-cell>
          <table:table-cell office:value-type="string" table:style-name="ce114">
            <text:p>% Dosis de recuerdo en &gt; 70 años</text:p>
          </table:table-cell>
          <table:table-cell office:value-type="string" table:style-name="ce114">
            <text:p>Nº Personas 60-69 años con <text:s/>dosis de recuerdo</text:p>
          </table:table-cell>
          <table:table-cell office:value-type="string" table:style-name="ce114">
            <text:p>% Dosis de recuerdo en 60-69 años</text:p>
          </table:table-cell>
          <table:table-cell office:value-type="string" table:style-name="ce114">
            <text:p>Nº Personas 50-59 años con <text:s/>dosis de recuerdo</text:p>
          </table:table-cell>
          <table:table-cell office:value-type="string" table:style-name="ce114">
            <text:p>% Dosis de recuerdo en 50-59 años</text:p>
          </table:table-cell>
          <table:table-cell office:value-type="string" table:style-name="ce114">
            <text:p>Nº Personas 40-49 años con <text:s/>dosis de recuerdo</text:p>
          </table:table-cell>
          <table:table-cell office:value-type="string" table:style-name="ce114">
            <text:p>% Dosis de recuerdo en 40-49 años</text:p>
          </table:table-cell>
          <table:table-cell office:value-type="string" table:style-name="ce114">
            <text:p>Nº Personas 30-39 años con <text:s/>dosis de recuerdo</text:p>
          </table:table-cell>
          <table:table-cell office:value-type="string" table:style-name="ce114">
            <text:p>% Dosis de recuerdo en 30-39 años</text:p>
          </table:table-cell>
          <table:table-cell office:value-type="string" table:style-name="ce114">
            <text:p>Nº Personas 20-29 años con <text:s/>dosis de recuerdo</text:p>
          </table:table-cell>
          <table:table-cell office:value-type="string" table:style-name="ce114">
            <text:p>% Dosis de recuerdo en 20-29 años</text:p>
          </table:table-cell>
          <table:table-cell office:value-type="string" table:style-name="ce114">
            <text:p>Nº Personas 18-19 años con <text:s/>dosis de recuerdo</text:p>
          </table:table-cell>
          <table:table-cell office:value-type="string" table:style-name="ce114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115">
            <text:p>Andalucía</text:p>
          </table:table-cell>
          <table:table-cell office:value-type="float" office:value="1009926" table:style-name="ce116">
            <text:p>1.009.926</text:p>
          </table:table-cell>
          <table:table-cell office:value-type="percentage" office:value="0.93164456539286455" table:style-name="ce117">
            <text:p>93,2%</text:p>
          </table:table-cell>
          <table:table-cell office:value-type="float" office:value="886248" table:style-name="ce116">
            <text:p>886.248</text:p>
          </table:table-cell>
          <table:table-cell office:value-type="percentage" office:value="0.94869184599525358" table:style-name="ce117">
            <text:p>94,9%</text:p>
          </table:table-cell>
          <table:table-cell office:value-type="float" office:value="908096" table:style-name="ce116">
            <text:p>908.096</text:p>
          </table:table-cell>
          <table:table-cell office:value-type="percentage" office:value="0.74251755524956742" table:style-name="ce117">
            <text:p>74,3%</text:p>
          </table:table-cell>
          <table:table-cell office:value-type="float" office:value="741989" table:style-name="ce116">
            <text:p>741.989</text:p>
          </table:table-cell>
          <table:table-cell office:value-type="percentage" office:value="0.58508961387455716" table:style-name="ce117">
            <text:p>58,5%</text:p>
          </table:table-cell>
          <table:table-cell office:value-type="float" office:value="420069" table:style-name="ce116">
            <text:p>420.069</text:p>
          </table:table-cell>
          <table:table-cell office:value-type="percentage" office:value="0.44027221122887039" table:style-name="ce117">
            <text:p>44,0%</text:p>
          </table:table-cell>
          <table:table-cell office:value-type="float" office:value="301878" table:style-name="ce116">
            <text:p>301.878</text:p>
          </table:table-cell>
          <table:table-cell office:value-type="percentage" office:value="0.37975562535930973" table:style-name="ce117">
            <text:p>38,0%</text:p>
          </table:table-cell>
          <table:table-cell office:value-type="float" office:value="38734" table:style-name="ce116">
            <text:p>38.734</text:p>
          </table:table-cell>
          <table:table-cell office:value-type="percentage" office:value="0.23148823255202419" table:style-name="ce117">
            <text:p>23,1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Aragón</text:p>
          </table:table-cell>
          <table:table-cell office:value-type="float" office:value="205127" table:style-name="ce119">
            <text:p>205.127</text:p>
          </table:table-cell>
          <table:table-cell office:value-type="percentage" office:value="0.93312074385090227" table:style-name="ce83">
            <text:p>93,3%</text:p>
          </table:table-cell>
          <table:table-cell office:value-type="float" office:value="148083" table:style-name="ce119">
            <text:p>148.083</text:p>
          </table:table-cell>
          <table:table-cell office:value-type="percentage" office:value="0.95176363215672155" table:style-name="ce83">
            <text:p>95,2%</text:p>
          </table:table-cell>
          <table:table-cell office:value-type="float" office:value="147449" table:style-name="ce119">
            <text:p>147.449</text:p>
          </table:table-cell>
          <table:table-cell office:value-type="percentage" office:value="0.78197390750954598" table:style-name="ce83">
            <text:p>78,2%</text:p>
          </table:table-cell>
          <table:table-cell office:value-type="float" office:value="118977" table:style-name="ce119">
            <text:p>118.977</text:p>
          </table:table-cell>
          <table:table-cell office:value-type="percentage" office:value="0.62191985614669687" table:style-name="ce83">
            <text:p>62,2%</text:p>
          </table:table-cell>
          <table:table-cell office:value-type="float" office:value="62744" table:style-name="ce119">
            <text:p>62.744</text:p>
          </table:table-cell>
          <table:table-cell office:value-type="percentage" office:value="0.4814757972927346" table:style-name="ce83">
            <text:p>48,1%</text:p>
          </table:table-cell>
          <table:table-cell office:value-type="float" office:value="47894" table:style-name="ce119">
            <text:p>47.894</text:p>
          </table:table-cell>
          <table:table-cell office:value-type="percentage" office:value="0.44065176788819477" table:style-name="ce83">
            <text:p>44,1%</text:p>
          </table:table-cell>
          <table:table-cell office:value-type="float" office:value="10731" table:style-name="ce116">
            <text:p>10.731</text:p>
          </table:table-cell>
          <table:table-cell office:value-type="percentage" office:value="0.47425641932204887" table:style-name="ce117">
            <text:p>47,4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Asturias<text:s/></text:p>
          </table:table-cell>
          <table:table-cell office:value-type="float" office:value="193626" table:style-name="ce119">
            <text:p>193.626</text:p>
          </table:table-cell>
          <table:table-cell office:value-type="percentage" office:value="0.95223247876698514" table:style-name="ce83">
            <text:p>95,2%</text:p>
          </table:table-cell>
          <table:table-cell office:value-type="float" office:value="144651" table:style-name="ce119">
            <text:p>144.651</text:p>
          </table:table-cell>
          <table:table-cell office:value-type="percentage" office:value="0.96720938785062349" table:style-name="ce83">
            <text:p>96,7%</text:p>
          </table:table-cell>
          <table:table-cell office:value-type="float" office:value="146766" table:style-name="ce119">
            <text:p>146.766</text:p>
          </table:table-cell>
          <table:table-cell office:value-type="percentage" office:value="0.94682855078447559" table:style-name="ce83">
            <text:p>94,7%</text:p>
          </table:table-cell>
          <table:table-cell office:value-type="float" office:value="129715" table:style-name="ce119">
            <text:p>129.715</text:p>
          </table:table-cell>
          <table:table-cell office:value-type="percentage" office:value="0.85105336018948019" table:style-name="ce83">
            <text:p>85,1%</text:p>
          </table:table-cell>
          <table:table-cell office:value-type="float" office:value="64407" table:style-name="ce119">
            <text:p>64.407</text:p>
          </table:table-cell>
          <table:table-cell office:value-type="percentage" office:value="0.70027399047556915" table:style-name="ce83">
            <text:p>70,0%</text:p>
          </table:table-cell>
          <table:table-cell office:value-type="float" office:value="45761" table:style-name="ce119">
            <text:p>45.761</text:p>
          </table:table-cell>
          <table:table-cell office:value-type="percentage" office:value="0.67814167160640193" table:style-name="ce83">
            <text:p>67,8%</text:p>
          </table:table-cell>
          <table:table-cell office:value-type="float" office:value="10368" table:style-name="ce116">
            <text:p>10.368</text:p>
          </table:table-cell>
          <table:table-cell office:value-type="percentage" office:value="0.72010001389081812" table:style-name="ce117">
            <text:p>72,0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Baleares</text:p>
          </table:table-cell>
          <table:table-cell office:value-type="float" office:value="122107" table:style-name="ce119">
            <text:p>122.107</text:p>
          </table:table-cell>
          <table:table-cell office:value-type="percentage" office:value="0.92964491275086036" table:style-name="ce83">
            <text:p>93,0%</text:p>
          </table:table-cell>
          <table:table-cell office:value-type="float" office:value="101136" table:style-name="ce119">
            <text:p>101.136</text:p>
          </table:table-cell>
          <table:table-cell office:value-type="percentage" office:value="0.90118154438365439" table:style-name="ce83">
            <text:p>90,1%</text:p>
          </table:table-cell>
          <table:table-cell office:value-type="float" office:value="113817" table:style-name="ce119">
            <text:p>113.817</text:p>
          </table:table-cell>
          <table:table-cell office:value-type="percentage" office:value="0.74279020289892905" table:style-name="ce83">
            <text:p>74,3%</text:p>
          </table:table-cell>
          <table:table-cell office:value-type="float" office:value="89857" table:style-name="ce119">
            <text:p>89.857</text:p>
          </table:table-cell>
          <table:table-cell office:value-type="percentage" office:value="0.51930856720144247" table:style-name="ce83">
            <text:p>51,9%</text:p>
          </table:table-cell>
          <table:table-cell office:value-type="float" office:value="43940" table:style-name="ce119">
            <text:p>43.940</text:p>
          </table:table-cell>
          <table:table-cell office:value-type="percentage" office:value="0.32837114758018715" table:style-name="ce83">
            <text:p>32,8%</text:p>
          </table:table-cell>
          <table:table-cell office:value-type="float" office:value="30342" table:style-name="ce119">
            <text:p>30.342</text:p>
          </table:table-cell>
          <table:table-cell office:value-type="percentage" office:value="0.29421118976049648" table:style-name="ce83">
            <text:p>29,4%</text:p>
          </table:table-cell>
          <table:table-cell office:value-type="float" office:value="3920" table:style-name="ce116">
            <text:p>3.920</text:p>
          </table:table-cell>
          <table:table-cell office:value-type="percentage" office:value="0.19664894150697301" table:style-name="ce117">
            <text:p>19,7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narias</text:p>
          </table:table-cell>
          <table:table-cell office:value-type="float" office:value="227339" table:style-name="ce119">
            <text:p>227.339</text:p>
          </table:table-cell>
          <table:table-cell office:value-type="percentage" office:value="0.9232078099809542" table:style-name="ce83">
            <text:p>92,3%</text:p>
          </table:table-cell>
          <table:table-cell office:value-type="float" office:value="202956" table:style-name="ce119">
            <text:p>202.956</text:p>
          </table:table-cell>
          <table:table-cell office:value-type="percentage" office:value="0.89597782084505051" table:style-name="ce83">
            <text:p>89,6%</text:p>
          </table:table-cell>
          <table:table-cell office:value-type="float" office:value="250508" table:style-name="ce119">
            <text:p>250.508</text:p>
          </table:table-cell>
          <table:table-cell office:value-type="percentage" office:value="0.77028901058690769" table:style-name="ce83">
            <text:p>77,0%</text:p>
          </table:table-cell>
          <table:table-cell office:value-type="float" office:value="197655" table:style-name="ce119">
            <text:p>197.655</text:p>
          </table:table-cell>
          <table:table-cell office:value-type="percentage" office:value="0.6121813733081426" table:style-name="ce83">
            <text:p>61,2%</text:p>
          </table:table-cell>
          <table:table-cell office:value-type="float" office:value="93069" table:style-name="ce119">
            <text:p>93.069</text:p>
          </table:table-cell>
          <table:table-cell office:value-type="percentage" office:value="0.39681673410392304" table:style-name="ce83">
            <text:p>39,7%</text:p>
          </table:table-cell>
          <table:table-cell office:value-type="float" office:value="56767" table:style-name="ce119">
            <text:p>56.767</text:p>
          </table:table-cell>
          <table:table-cell office:value-type="percentage" office:value="0.29437968014271193" table:style-name="ce83">
            <text:p>29,4%</text:p>
          </table:table-cell>
          <table:table-cell office:value-type="float" office:value="6946" table:style-name="ce116">
            <text:p>6.946</text:p>
          </table:table-cell>
          <table:table-cell office:value-type="percentage" office:value="0.16879708383961117" table:style-name="ce117">
            <text:p>16,9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ntabria</text:p>
          </table:table-cell>
          <table:table-cell office:value-type="float" office:value="93034" table:style-name="ce119">
            <text:p>93.034</text:p>
          </table:table-cell>
          <table:table-cell office:value-type="percentage" office:value="0.9452273304546609" table:style-name="ce83">
            <text:p>94,5%</text:p>
          </table:table-cell>
          <table:table-cell office:value-type="float" office:value="76887" table:style-name="ce119">
            <text:p>76.887</text:p>
          </table:table-cell>
          <table:table-cell office:value-type="percentage" office:value="0.99604881334853357" table:style-name="ce83">
            <text:p>99,6%</text:p>
          </table:table-cell>
          <table:table-cell office:value-type="float" office:value="74194" table:style-name="ce119">
            <text:p>74.194</text:p>
          </table:table-cell>
          <table:table-cell office:value-type="percentage" office:value="0.87130224419574176" table:style-name="ce83">
            <text:p>87,1%</text:p>
          </table:table-cell>
          <table:table-cell office:value-type="float" office:value="64584" table:style-name="ce119">
            <text:p>64.584</text:p>
          </table:table-cell>
          <table:table-cell office:value-type="percentage" office:value="0.72267478292006082" table:style-name="ce83">
            <text:p>72,3%</text:p>
          </table:table-cell>
          <table:table-cell office:value-type="float" office:value="33055" table:style-name="ce119">
            <text:p>33.055</text:p>
          </table:table-cell>
          <table:table-cell office:value-type="percentage" office:value="0.58163678274181341" table:style-name="ce83">
            <text:p>58,2%</text:p>
          </table:table-cell>
          <table:table-cell office:value-type="float" office:value="21838" table:style-name="ce119">
            <text:p>21.838</text:p>
          </table:table-cell>
          <table:table-cell office:value-type="percentage" office:value="0.50290162122328663" table:style-name="ce83">
            <text:p>50,3%</text:p>
          </table:table-cell>
          <table:table-cell office:value-type="float" office:value="3167" table:style-name="ce116">
            <text:p>3.167</text:p>
          </table:table-cell>
          <table:table-cell office:value-type="percentage" office:value="0.3183874535035689" table:style-name="ce117">
            <text:p>31,8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astilla y León<text:s/></text:p>
          </table:table-cell>
          <table:table-cell office:value-type="float" office:value="452736" table:style-name="ce119">
            <text:p>452.736</text:p>
          </table:table-cell>
          <table:table-cell office:value-type="percentage" office:value="0.94311747722074324" table:style-name="ce83">
            <text:p>94,3%</text:p>
          </table:table-cell>
          <table:table-cell office:value-type="float" office:value="312294" table:style-name="ce119">
            <text:p>312.294</text:p>
          </table:table-cell>
          <table:table-cell office:value-type="percentage" office:value="0.96069769588088716" table:style-name="ce83">
            <text:p>96,1%</text:p>
          </table:table-cell>
          <table:table-cell office:value-type="float" office:value="316760" table:style-name="ce119">
            <text:p>316.760</text:p>
          </table:table-cell>
          <table:table-cell office:value-type="percentage" office:value="0.88747184274523427" table:style-name="ce83">
            <text:p>88,7%</text:p>
          </table:table-cell>
          <table:table-cell office:value-type="float" office:value="243412" table:style-name="ce119">
            <text:p>243.412</text:p>
          </table:table-cell>
          <table:table-cell office:value-type="percentage" office:value="0.74877568598498834" table:style-name="ce83">
            <text:p>74,9%</text:p>
          </table:table-cell>
          <table:table-cell office:value-type="float" office:value="133527" table:style-name="ce119">
            <text:p>133.527</text:p>
          </table:table-cell>
          <table:table-cell office:value-type="percentage" office:value="0.61456712845767936" table:style-name="ce83">
            <text:p>61,5%</text:p>
          </table:table-cell>
          <table:table-cell office:value-type="float" office:value="102238" table:style-name="ce119">
            <text:p>102.238</text:p>
          </table:table-cell>
          <table:table-cell office:value-type="percentage" office:value="0.54770552751974111" table:style-name="ce83">
            <text:p>54,8%</text:p>
          </table:table-cell>
          <table:table-cell office:value-type="float" office:value="13721" table:style-name="ce116">
            <text:p>13.721</text:p>
          </table:table-cell>
          <table:table-cell office:value-type="percentage" office:value="0.28837140875559575" table:style-name="ce117">
            <text:p>28,8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astilla - La Mancha</text:p>
          </table:table-cell>
          <table:table-cell office:value-type="float" office:value="278294" table:style-name="ce119">
            <text:p>278.294</text:p>
          </table:table-cell>
          <table:table-cell office:value-type="percentage" office:value="0.94105036063666825" table:style-name="ce83">
            <text:p>94,1%</text:p>
          </table:table-cell>
          <table:table-cell office:value-type="float" office:value="214883" table:style-name="ce119">
            <text:p>214.883</text:p>
          </table:table-cell>
          <table:table-cell office:value-type="percentage" office:value="0.96200474548954651" table:style-name="ce83">
            <text:p>96,2%</text:p>
          </table:table-cell>
          <table:table-cell office:value-type="float" office:value="237141" table:style-name="ce119">
            <text:p>237.141</text:p>
          </table:table-cell>
          <table:table-cell office:value-type="percentage" office:value="0.82618602171890843" table:style-name="ce83">
            <text:p>82,6%</text:p>
          </table:table-cell>
          <table:table-cell office:value-type="float" office:value="194812" table:style-name="ce119">
            <text:p>194.812</text:p>
          </table:table-cell>
          <table:table-cell office:value-type="percentage" office:value="0.67772953716846174" table:style-name="ce83">
            <text:p>67,8%</text:p>
          </table:table-cell>
          <table:table-cell office:value-type="float" office:value="106814" table:style-name="ce119">
            <text:p>106.814</text:p>
          </table:table-cell>
          <table:table-cell office:value-type="percentage" office:value="0.51549167985792055" table:style-name="ce83">
            <text:p>51,5%</text:p>
          </table:table-cell>
          <table:table-cell office:value-type="float" office:value="79315" table:style-name="ce119">
            <text:p>79.315</text:p>
          </table:table-cell>
          <table:table-cell office:value-type="percentage" office:value="0.45330887185730045" table:style-name="ce83">
            <text:p>45,3%</text:p>
          </table:table-cell>
          <table:table-cell office:value-type="float" office:value="12177" table:style-name="ce116">
            <text:p>12.177</text:p>
          </table:table-cell>
          <table:table-cell office:value-type="percentage" office:value="0.32947320003246844" table:style-name="ce117">
            <text:p>32,9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taluña</text:p>
          </table:table-cell>
          <table:table-cell office:value-type="float" office:value="992408" table:style-name="ce119">
            <text:p>992.408</text:p>
          </table:table-cell>
          <table:table-cell office:value-type="percentage" office:value="0.92358348246983069" table:style-name="ce83">
            <text:p>92,4%</text:p>
          </table:table-cell>
          <table:table-cell office:value-type="float" office:value="747603" table:style-name="ce119">
            <text:p>747.603</text:p>
          </table:table-cell>
          <table:table-cell office:value-type="percentage" office:value="0.93147064870017005" table:style-name="ce83">
            <text:p>93,1%</text:p>
          </table:table-cell>
          <table:table-cell office:value-type="float" office:value="818244" table:style-name="ce119">
            <text:p>818.244</text:p>
          </table:table-cell>
          <table:table-cell office:value-type="percentage" office:value="0.78646076125538611" table:style-name="ce83">
            <text:p>78,6%</text:p>
          </table:table-cell>
          <table:table-cell office:value-type="float" office:value="714513" table:style-name="ce119">
            <text:p>714.513</text:p>
          </table:table-cell>
          <table:table-cell office:value-type="percentage" office:value="0.61752298708021947" table:style-name="ce83">
            <text:p>61,8%</text:p>
          </table:table-cell>
          <table:table-cell office:value-type="float" office:value="385498" table:style-name="ce119">
            <text:p>385.498</text:p>
          </table:table-cell>
          <table:table-cell office:value-type="percentage" office:value="0.46971395429312252" table:style-name="ce83">
            <text:p>47,0%</text:p>
          </table:table-cell>
          <table:table-cell office:value-type="float" office:value="271663" table:style-name="ce119">
            <text:p>271.663</text:p>
          </table:table-cell>
          <table:table-cell office:value-type="percentage" office:value="0.39605754623730532" table:style-name="ce83">
            <text:p>39,6%</text:p>
          </table:table-cell>
          <table:table-cell office:value-type="float" office:value="39700" table:style-name="ce116">
            <text:p>39.700</text:p>
          </table:table-cell>
          <table:table-cell office:value-type="percentage" office:value="0.27901746494711321" table:style-name="ce117">
            <text:p>27,9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. Valenciana</text:p>
          </table:table-cell>
          <table:table-cell office:value-type="float" office:value="701487" table:style-name="ce119">
            <text:p>701.487</text:p>
          </table:table-cell>
          <table:table-cell office:value-type="percentage" office:value="0.95917516244065715" table:style-name="ce83">
            <text:p>95,9%</text:p>
          </table:table-cell>
          <table:table-cell office:value-type="float" office:value="569282" table:style-name="ce119">
            <text:p>569.282</text:p>
          </table:table-cell>
          <table:table-cell office:value-type="percentage" office:value="0.98191176140842296" table:style-name="ce83">
            <text:p>98,2%</text:p>
          </table:table-cell>
          <table:table-cell office:value-type="float" office:value="623001" table:style-name="ce119">
            <text:p>623.001</text:p>
          </table:table-cell>
          <table:table-cell office:value-type="percentage" office:value="0.84899381448356592" table:style-name="ce83">
            <text:p>84,9%</text:p>
          </table:table-cell>
          <table:table-cell office:value-type="float" office:value="551065" table:style-name="ce119">
            <text:p>551.065</text:p>
          </table:table-cell>
          <table:table-cell office:value-type="percentage" office:value="0.71562793814379433" table:style-name="ce83">
            <text:p>71,6%</text:p>
          </table:table-cell>
          <table:table-cell office:value-type="float" office:value="308979" table:style-name="ce119">
            <text:p>308.979</text:p>
          </table:table-cell>
          <table:table-cell office:value-type="percentage" office:value="0.58219383284813886" table:style-name="ce83">
            <text:p>58,2%</text:p>
          </table:table-cell>
          <table:table-cell office:value-type="float" office:value="241206" table:style-name="ce119">
            <text:p>241.206</text:p>
          </table:table-cell>
          <table:table-cell office:value-type="percentage" office:value="0.53912106677156768" table:style-name="ce83">
            <text:p>53,9%</text:p>
          </table:table-cell>
          <table:table-cell office:value-type="float" office:value="50640" table:style-name="ce116">
            <text:p>50.640</text:p>
          </table:table-cell>
          <table:table-cell office:value-type="percentage" office:value="0.52986784694101763" table:style-name="ce117">
            <text:p>53,0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Extremadura</text:p>
          </table:table-cell>
          <table:table-cell office:value-type="float" office:value="156508" table:style-name="ce119">
            <text:p>156.508</text:p>
          </table:table-cell>
          <table:table-cell office:value-type="percentage" office:value="0.90212059554208046" table:style-name="ce83">
            <text:p>90,2%</text:p>
          </table:table-cell>
          <table:table-cell office:value-type="float" office:value="128679" table:style-name="ce119">
            <text:p>128.679</text:p>
          </table:table-cell>
          <table:table-cell office:value-type="percentage" office:value="0.96814457577513113" table:style-name="ce83">
            <text:p>96,8%</text:p>
          </table:table-cell>
          <table:table-cell office:value-type="float" office:value="137251" table:style-name="ce119">
            <text:p>137.251</text:p>
          </table:table-cell>
          <table:table-cell office:value-type="percentage" office:value="0.84918886812765271" table:style-name="ce83">
            <text:p>84,9%</text:p>
          </table:table-cell>
          <table:table-cell office:value-type="float" office:value="108768" table:style-name="ce119">
            <text:p>108.768</text:p>
          </table:table-cell>
          <table:table-cell office:value-type="percentage" office:value="0.74359587893869683" table:style-name="ce83">
            <text:p>74,4%</text:p>
          </table:table-cell>
          <table:table-cell office:value-type="float" office:value="73576" table:style-name="ce119">
            <text:p>73.576</text:p>
          </table:table-cell>
          <table:table-cell office:value-type="percentage" office:value="0.64872681103195318" table:style-name="ce83">
            <text:p>64,9%</text:p>
          </table:table-cell>
          <table:table-cell office:value-type="float" office:value="52044" table:style-name="ce119">
            <text:p>52.044</text:p>
          </table:table-cell>
          <table:table-cell office:value-type="percentage" office:value="0.5556872417438099" table:style-name="ce83">
            <text:p>55,6%</text:p>
          </table:table-cell>
          <table:table-cell office:value-type="float" office:value="6991" table:style-name="ce116">
            <text:p>6.991</text:p>
          </table:table-cell>
          <table:table-cell office:value-type="percentage" office:value="0.36279190451478982" table:style-name="ce117">
            <text:p>36,3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Galicia</text:p>
          </table:table-cell>
          <table:table-cell office:value-type="float" office:value="510178" table:style-name="ce119">
            <text:p>510.178</text:p>
          </table:table-cell>
          <table:table-cell office:value-type="percentage" office:value="0.95641219356277962" table:style-name="ce83">
            <text:p>95,6%</text:p>
          </table:table-cell>
          <table:table-cell office:value-type="float" office:value="339413" table:style-name="ce119">
            <text:p>339.413</text:p>
          </table:table-cell>
          <table:table-cell office:value-type="percentage" office:value="0.97468052723774512" table:style-name="ce83">
            <text:p>97,5%</text:p>
          </table:table-cell>
          <table:table-cell office:value-type="float" office:value="379294" table:style-name="ce119">
            <text:p>379.294</text:p>
          </table:table-cell>
          <table:table-cell office:value-type="percentage" office:value="0.96498226724809066" table:style-name="ce83">
            <text:p>96,5%</text:p>
          </table:table-cell>
          <table:table-cell office:value-type="float" office:value="393984" table:style-name="ce119">
            <text:p>393.984</text:p>
          </table:table-cell>
          <table:table-cell office:value-type="percentage" office:value="0.95747566114678162" table:style-name="ce83">
            <text:p>95,7%</text:p>
          </table:table-cell>
          <table:table-cell office:value-type="float" office:value="209289" table:style-name="ce119">
            <text:p>209.289</text:p>
          </table:table-cell>
          <table:table-cell office:value-type="percentage" office:value="0.78226011422420239" table:style-name="ce83">
            <text:p>78,2%</text:p>
          </table:table-cell>
          <table:table-cell office:value-type="float" office:value="152982" table:style-name="ce119">
            <text:p>152.982</text:p>
          </table:table-cell>
          <table:table-cell office:value-type="percentage" office:value="0.75476594568992739" table:style-name="ce83">
            <text:p>75,5%</text:p>
          </table:table-cell>
          <table:table-cell office:value-type="float" office:value="27494" table:style-name="ce116">
            <text:p>27.494</text:p>
          </table:table-cell>
          <table:table-cell office:value-type="percentage" office:value="0.65883875296542138" table:style-name="ce117">
            <text:p>65,9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La Rioja</text:p>
          </table:table-cell>
          <table:table-cell office:value-type="float" office:value="46280" table:style-name="ce119">
            <text:p>46.280</text:p>
          </table:table-cell>
          <table:table-cell office:value-type="percentage" office:value="0.82858882085437036" table:style-name="ce83">
            <text:p>82,9%</text:p>
          </table:table-cell>
          <table:table-cell office:value-type="float" office:value="37361" table:style-name="ce119">
            <text:p>37.361</text:p>
          </table:table-cell>
          <table:table-cell office:value-type="percentage" office:value="0.94025418396879323" table:style-name="ce83">
            <text:p>94,0%</text:p>
          </table:table-cell>
          <table:table-cell office:value-type="float" office:value="38295" table:style-name="ce119">
            <text:p>38.295</text:p>
          </table:table-cell>
          <table:table-cell office:value-type="percentage" office:value="0.82633838983233709" table:style-name="ce83">
            <text:p>82,6%</text:p>
          </table:table-cell>
          <table:table-cell office:value-type="float" office:value="34772" table:style-name="ce119">
            <text:p>34.772</text:p>
          </table:table-cell>
          <table:table-cell office:value-type="percentage" office:value="0.71442953709601198" table:style-name="ce83">
            <text:p>71,4%</text:p>
          </table:table-cell>
          <table:table-cell office:value-type="float" office:value="18280" table:style-name="ce119">
            <text:p>18.280</text:p>
          </table:table-cell>
          <table:table-cell office:value-type="percentage" office:value="0.56256539668861949" table:style-name="ce83">
            <text:p>56,3%</text:p>
          </table:table-cell>
          <table:table-cell office:value-type="float" office:value="12543" table:style-name="ce119">
            <text:p>12.543</text:p>
          </table:table-cell>
          <table:table-cell office:value-type="percentage" office:value="0.49072769953051643" table:style-name="ce83">
            <text:p>49,1%</text:p>
          </table:table-cell>
          <table:table-cell office:value-type="float" office:value="2131" table:style-name="ce116">
            <text:p>2.131</text:p>
          </table:table-cell>
          <table:table-cell office:value-type="percentage" office:value="0.38258527827648114" table:style-name="ce117">
            <text:p>38,3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adrid</text:p>
          </table:table-cell>
          <table:table-cell office:value-type="float" office:value="840288" table:style-name="ce119">
            <text:p>840.288</text:p>
          </table:table-cell>
          <table:table-cell office:value-type="percentage" office:value="0.95039399556861015" table:style-name="ce83">
            <text:p>95,0%</text:p>
          </table:table-cell>
          <table:table-cell office:value-type="float" office:value="640320" table:style-name="ce119">
            <text:p>640.320</text:p>
          </table:table-cell>
          <table:table-cell office:value-type="percentage" office:value="0.92533797697926978" table:style-name="ce83">
            <text:p>92,5%</text:p>
          </table:table-cell>
          <table:table-cell office:value-type="float" office:value="740211" table:style-name="ce119">
            <text:p>740.211</text:p>
          </table:table-cell>
          <table:table-cell office:value-type="percentage" office:value="0.76857128024088883" table:style-name="ce83">
            <text:p>76,9%</text:p>
          </table:table-cell>
          <table:table-cell office:value-type="float" office:value="654777" table:style-name="ce119">
            <text:p>654.777</text:p>
          </table:table-cell>
          <table:table-cell office:value-type="percentage" office:value="0.62108146716205692" table:style-name="ce83">
            <text:p>62,1%</text:p>
          </table:table-cell>
          <table:table-cell office:value-type="float" office:value="387591" table:style-name="ce119">
            <text:p>387.591</text:p>
          </table:table-cell>
          <table:table-cell office:value-type="percentage" office:value="0.49986974196011269" table:style-name="ce83">
            <text:p>50,0%</text:p>
          </table:table-cell>
          <table:table-cell office:value-type="float" office:value="281335" table:style-name="ce119">
            <text:p>281.335</text:p>
          </table:table-cell>
          <table:table-cell office:value-type="percentage" office:value="0.44545480454994552" table:style-name="ce83">
            <text:p>44,5%</text:p>
          </table:table-cell>
          <table:table-cell office:value-type="float" office:value="33879" table:style-name="ce116">
            <text:p>33.879</text:p>
          </table:table-cell>
          <table:table-cell office:value-type="percentage" office:value="0.27429279271985363" table:style-name="ce117">
            <text:p>27,4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urcia<text:s/></text:p>
          </table:table-cell>
          <table:table-cell office:value-type="float" office:value="164033" table:style-name="ce119">
            <text:p>164.033</text:p>
          </table:table-cell>
          <table:table-cell office:value-type="percentage" office:value="0.88994563743096167" table:style-name="ce83">
            <text:p>89,0%</text:p>
          </table:table-cell>
          <table:table-cell office:value-type="float" office:value="136969" table:style-name="ce119">
            <text:p>136.969</text:p>
          </table:table-cell>
          <table:table-cell office:value-type="percentage" office:value="0.88912041544952936" table:style-name="ce83">
            <text:p>88,9%</text:p>
          </table:table-cell>
          <table:table-cell office:value-type="float" office:value="157618" table:style-name="ce119">
            <text:p>157.618</text:p>
          </table:table-cell>
          <table:table-cell office:value-type="percentage" office:value="0.74317614941038346" table:style-name="ce83">
            <text:p>74,3%</text:p>
          </table:table-cell>
          <table:table-cell office:value-type="float" office:value="138608" table:style-name="ce119">
            <text:p>138.608</text:p>
          </table:table-cell>
          <table:table-cell office:value-type="percentage" office:value="0.58702354734880569" table:style-name="ce83">
            <text:p>58,7%</text:p>
          </table:table-cell>
          <table:table-cell office:value-type="float" office:value="69454" table:style-name="ce119">
            <text:p>69.454</text:p>
          </table:table-cell>
          <table:table-cell office:value-type="percentage" office:value="0.40335441457451321" table:style-name="ce83">
            <text:p>40,3%</text:p>
          </table:table-cell>
          <table:table-cell office:value-type="float" office:value="51745" table:style-name="ce119">
            <text:p>51.745</text:p>
          </table:table-cell>
          <table:table-cell office:value-type="percentage" office:value="0.35468746786940758" table:style-name="ce83">
            <text:p>35,5%</text:p>
          </table:table-cell>
          <table:table-cell office:value-type="float" office:value="6486" table:style-name="ce116">
            <text:p>6.486</text:p>
          </table:table-cell>
          <table:table-cell office:value-type="percentage" office:value="0.21155978863591884" table:style-name="ce117">
            <text:p>21,2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Navarra</text:p>
          </table:table-cell>
          <table:table-cell office:value-type="float" office:value="93677" table:style-name="ce119">
            <text:p>93.677</text:p>
          </table:table-cell>
          <table:table-cell office:value-type="percentage" office:value="0.95355252442996741" table:style-name="ce83">
            <text:p>95,4%</text:p>
          </table:table-cell>
          <table:table-cell office:value-type="float" office:value="72358" table:style-name="ce119">
            <text:p>72.358</text:p>
          </table:table-cell>
          <table:table-cell office:value-type="percentage" office:value="0.99794502599748991" table:style-name="ce83">
            <text:p>99,8%</text:p>
          </table:table-cell>
          <table:table-cell office:value-type="float" office:value="77455" table:style-name="ce119">
            <text:p>77.455</text:p>
          </table:table-cell>
          <table:table-cell office:value-type="percentage" office:value="0.83430276395441527" table:style-name="ce83">
            <text:p>83,4%</text:p>
          </table:table-cell>
          <table:table-cell office:value-type="float" office:value="65371" table:style-name="ce119">
            <text:p>65.371</text:p>
          </table:table-cell>
          <table:table-cell office:value-type="percentage" office:value="0.6765223330711595" table:style-name="ce83">
            <text:p>67,7%</text:p>
          </table:table-cell>
          <table:table-cell office:value-type="float" office:value="34231" table:style-name="ce119">
            <text:p>34.231</text:p>
          </table:table-cell>
          <table:table-cell office:value-type="percentage" office:value="0.51994349595965728" table:style-name="ce83">
            <text:p>52,0%</text:p>
          </table:table-cell>
          <table:table-cell office:value-type="float" office:value="26781" table:style-name="ce119">
            <text:p>26.781</text:p>
          </table:table-cell>
          <table:table-cell office:value-type="percentage" office:value="0.45010084033613446" table:style-name="ce83">
            <text:p>45,0%</text:p>
          </table:table-cell>
          <table:table-cell office:value-type="float" office:value="4018" table:style-name="ce116">
            <text:p>4.018</text:p>
          </table:table-cell>
          <table:table-cell office:value-type="percentage" office:value="0.30041121495327106" table:style-name="ce117">
            <text:p>30,0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País Vasco</text:p>
          </table:table-cell>
          <table:table-cell office:value-type="float" office:value="352677" table:style-name="ce119">
            <text:p>352.677</text:p>
          </table:table-cell>
          <table:table-cell office:value-type="percentage" office:value="0.93059773760551379" table:style-name="ce83">
            <text:p>93,1%</text:p>
          </table:table-cell>
          <table:table-cell office:value-type="float" office:value="261077" table:style-name="ce119">
            <text:p>261.077</text:p>
          </table:table-cell>
          <table:table-cell office:value-type="percentage" office:value="0.93676377192762139" table:style-name="ce83">
            <text:p>93,7%</text:p>
          </table:table-cell>
          <table:table-cell office:value-type="float" office:value="271765" table:style-name="ce119">
            <text:p>271.765</text:p>
          </table:table-cell>
          <table:table-cell office:value-type="percentage" office:value="0.82980665884996829" table:style-name="ce83">
            <text:p>83,0%</text:p>
          </table:table-cell>
          <table:table-cell office:value-type="float" office:value="201768" table:style-name="ce119">
            <text:p>201.768</text:p>
          </table:table-cell>
          <table:table-cell office:value-type="percentage" office:value="0.62027877006695642" table:style-name="ce83">
            <text:p>62,0%</text:p>
          </table:table-cell>
          <table:table-cell office:value-type="float" office:value="92656" table:style-name="ce119">
            <text:p>92.656</text:p>
          </table:table-cell>
          <table:table-cell office:value-type="percentage" office:value="0.44107622293733456" table:style-name="ce83">
            <text:p>44,1%</text:p>
          </table:table-cell>
          <table:table-cell office:value-type="float" office:value="65349" table:style-name="ce119">
            <text:p>65.349</text:p>
          </table:table-cell>
          <table:table-cell office:value-type="percentage" office:value="0.37579789987003576" table:style-name="ce83">
            <text:p>37,6%</text:p>
          </table:table-cell>
          <table:table-cell office:value-type="float" office:value="11630" table:style-name="ce116">
            <text:p>11.630</text:p>
          </table:table-cell>
          <table:table-cell office:value-type="percentage" office:value="0.30176440062272963" table:style-name="ce117">
            <text:p>30,2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euta</text:p>
          </table:table-cell>
          <table:table-cell office:value-type="float" office:value="5744" table:style-name="ce119">
            <text:p>5.744</text:p>
          </table:table-cell>
          <table:table-cell office:value-type="percentage" office:value="0.91073410496273977" table:style-name="ce83">
            <text:p>91,1%</text:p>
          </table:table-cell>
          <table:table-cell office:value-type="float" office:value="7346" table:style-name="ce119">
            <text:p>7.346</text:p>
          </table:table-cell>
          <table:table-cell office:value-type="percentage" office:value="0.95900783289817237" table:style-name="ce83">
            <text:p>95,9%</text:p>
          </table:table-cell>
          <table:table-cell office:value-type="float" office:value="9287" table:style-name="ce119">
            <text:p>9.287</text:p>
          </table:table-cell>
          <table:table-cell office:value-type="percentage" office:value="0.87407058823529415" table:style-name="ce83">
            <text:p>87,4%</text:p>
          </table:table-cell>
          <table:table-cell office:value-type="float" office:value="8965" table:style-name="ce119">
            <text:p>8.965</text:p>
          </table:table-cell>
          <table:table-cell office:value-type="percentage" office:value="0.79916206097343556" table:style-name="ce83">
            <text:p>79,9%</text:p>
          </table:table-cell>
          <table:table-cell office:value-type="float" office:value="6408" table:style-name="ce119">
            <text:p>6.408</text:p>
          </table:table-cell>
          <table:table-cell office:value-type="percentage" office:value="0.6812672762066766" table:style-name="ce83">
            <text:p>68,1%</text:p>
          </table:table-cell>
          <table:table-cell office:value-type="float" office:value="5300" table:style-name="ce119">
            <text:p>5.300</text:p>
          </table:table-cell>
          <table:table-cell office:value-type="percentage" office:value="0.57186016400517914" table:style-name="ce83">
            <text:p>57,2%</text:p>
          </table:table-cell>
          <table:table-cell office:value-type="float" office:value="1030" table:style-name="ce116">
            <text:p>1.030</text:p>
          </table:table-cell>
          <table:table-cell office:value-type="percentage" office:value="0.43867120954003408" table:style-name="ce117">
            <text:p>43,9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elilla</text:p>
          </table:table-cell>
          <table:table-cell office:value-type="float" office:value="4595" table:style-name="ce119">
            <text:p>4.595</text:p>
          </table:table-cell>
          <table:table-cell office:value-type="percentage" office:value="0.84638054890403391" table:style-name="ce83">
            <text:p>84,6%</text:p>
          </table:table-cell>
          <table:table-cell office:value-type="float" office:value="6228" table:style-name="ce119">
            <text:p>6.228</text:p>
          </table:table-cell>
          <table:table-cell office:value-type="percentage" office:value="0.84003237118964125" table:style-name="ce83">
            <text:p>84,0%</text:p>
          </table:table-cell>
          <table:table-cell office:value-type="float" office:value="8055" table:style-name="ce119">
            <text:p>8.055</text:p>
          </table:table-cell>
          <table:table-cell office:value-type="percentage" office:value="0.80005959475566146" table:style-name="ce83">
            <text:p>80,0%</text:p>
          </table:table-cell>
          <table:table-cell office:value-type="float" office:value="7791" table:style-name="ce119">
            <text:p>7.791</text:p>
          </table:table-cell>
          <table:table-cell office:value-type="percentage" office:value="0.73541627336228055" table:style-name="ce83">
            <text:p>73,5%</text:p>
          </table:table-cell>
          <table:table-cell office:value-type="float" office:value="5091" table:style-name="ce119">
            <text:p>5.091</text:p>
          </table:table-cell>
          <table:table-cell office:value-type="percentage" office:value="0.55487738419618526" table:style-name="ce83">
            <text:p>55,5%</text:p>
          </table:table-cell>
          <table:table-cell office:value-type="float" office:value="4510" table:style-name="ce119">
            <text:p>4.510</text:p>
          </table:table-cell>
          <table:table-cell office:value-type="percentage" office:value="0.46171171171171171" table:style-name="ce83">
            <text:p>46,2%</text:p>
          </table:table-cell>
          <table:table-cell office:value-type="float" office:value="975" table:style-name="ce116">
            <text:p>975</text:p>
          </table:table-cell>
          <table:table-cell office:value-type="percentage" office:value="0.40372670807453415" table:style-name="ce117">
            <text:p>40,4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Fuerzas Armadas</text:p>
          </table:table-cell>
          <table:table-cell office:value-type="float" office:value="7" table:style-name="ce119">
            <text:p>7</text:p>
          </table:table-cell>
          <table:table-cell office:value-type="percentage" office:value="0.16666666666666666" table:style-name="ce83">
            <text:p>16,7%</text:p>
          </table:table-cell>
          <table:table-cell office:value-type="float" office:value="2384" table:style-name="ce119">
            <text:p>2.384</text:p>
          </table:table-cell>
          <table:table-cell office:value-type="percentage" office:value="0.64397622906537011" table:style-name="ce83">
            <text:p>64,4%</text:p>
          </table:table-cell>
          <table:table-cell office:value-type="float" office:value="7432" table:style-name="ce119">
            <text:p>7.432</text:p>
          </table:table-cell>
          <table:table-cell office:value-type="percentage" office:value="0.7549009649568309" table:style-name="ce83">
            <text:p>75,5%</text:p>
          </table:table-cell>
          <table:table-cell office:value-type="float" office:value="15327" table:style-name="ce119">
            <text:p>15.327</text:p>
          </table:table-cell>
          <table:table-cell office:value-type="percentage" office:value="0.67401055408970978" table:style-name="ce83">
            <text:p>67,4%</text:p>
          </table:table-cell>
          <table:table-cell office:value-type="float" office:value="15434" table:style-name="ce119">
            <text:p>15.434</text:p>
          </table:table-cell>
          <table:table-cell office:value-type="percentage" office:value="0.47372621240024554" table:style-name="ce83">
            <text:p>47,4%</text:p>
          </table:table-cell>
          <table:table-cell office:value-type="float" office:value="11077" table:style-name="ce119">
            <text:p>11.077</text:p>
          </table:table-cell>
          <table:table-cell office:value-type="percentage" office:value="0.45039440513946494" table:style-name="ce83">
            <text:p>45,0%</text:p>
          </table:table-cell>
          <table:table-cell office:value-type="float" office:value="256" table:style-name="ce116">
            <text:p>256</text:p>
          </table:table-cell>
          <table:table-cell office:value-type="percentage" office:value="0.19379258137774413" table:style-name="ce117">
            <text:p>19,4%</text:p>
          </table:table-cell>
          <table:table-cell table:number-columns-repeated="16369"/>
        </table:table-row>
        <table:table-row table:style-name="ro16">
          <table:table-cell office:value-type="string" table:style-name="ce120">
            <text:p>Sanidad Exterior</text:p>
          </table:table-cell>
          <table:table-cell office:value-type="float" office:value="79" table:style-name="ce119">
            <text:p>79</text:p>
          </table:table-cell>
          <table:table-cell office:value-type="percentage" office:value="0.98750000000000004" table:style-name="ce86">
            <text:p>98,8%</text:p>
          </table:table-cell>
          <table:table-cell office:value-type="float" office:value="300" table:style-name="ce119">
            <text:p>300</text:p>
          </table:table-cell>
          <table:table-cell office:value-type="percentage" office:value="0.96153846153846156" table:style-name="ce86">
            <text:p>96,2%</text:p>
          </table:table-cell>
          <table:table-cell office:value-type="float" office:value="702" table:style-name="ce119">
            <text:p>702</text:p>
          </table:table-cell>
          <table:table-cell office:value-type="percentage" office:value="0.76138828633405642" table:style-name="ce86">
            <text:p>76,1%</text:p>
          </table:table-cell>
          <table:table-cell office:value-type="float" office:value="936" table:style-name="ce119">
            <text:p>936</text:p>
          </table:table-cell>
          <table:table-cell office:value-type="percentage" office:value="0.47201210287443268" table:style-name="ce86">
            <text:p>47,2%</text:p>
          </table:table-cell>
          <table:table-cell office:value-type="float" office:value="1162" table:style-name="ce119">
            <text:p>1.162</text:p>
          </table:table-cell>
          <table:table-cell office:value-type="percentage" office:value="0.47447937933850554" table:style-name="ce86">
            <text:p>47,4%</text:p>
          </table:table-cell>
          <table:table-cell office:value-type="float" office:value="935" table:style-name="ce119">
            <text:p>935</text:p>
          </table:table-cell>
          <table:table-cell office:value-type="percentage" office:value="0.43671181690798694" table:style-name="ce86">
            <text:p>43,7%</text:p>
          </table:table-cell>
          <table:table-cell office:value-type="float" office:value="20" table:style-name="ce116">
            <text:p>20</text:p>
          </table:table-cell>
          <table:table-cell office:value-type="percentage" office:value="0.11627906976744186" table:style-name="ce117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121">
            <text:p>Totales</text:p>
          </table:table-cell>
          <table:table-cell office:value-type="float" office:value="6450150" table:style-name="ce122">
            <text:p>6.450.150</text:p>
          </table:table-cell>
          <table:table-cell office:value-type="percentage" office:value="0.93681905187111825" table:style-name="ce123">
            <text:p>93,68%</text:p>
          </table:table-cell>
          <table:table-cell office:value-type="float" office:value="5036458" table:style-name="ce122">
            <text:p>5.036.458</text:p>
          </table:table-cell>
          <table:table-cell office:value-type="percentage" office:value="0.94611895443450111" table:style-name="ce123">
            <text:p>94,61%</text:p>
          </table:table-cell>
          <table:table-cell office:value-type="float" office:value="5463341" table:style-name="ce122">
            <text:p>5.463.341</text:p>
          </table:table-cell>
          <table:table-cell office:value-type="percentage" office:value="0.80623606736011721" table:style-name="ce123">
            <text:p>80,62%</text:p>
          </table:table-cell>
          <table:table-cell office:value-type="float" office:value="4677646" table:style-name="ce122">
            <text:p>4.677.646</text:p>
          </table:table-cell>
          <table:table-cell office:value-type="percentage" office:value="0.65863423166220292" table:style-name="ce123">
            <text:p>65,86%</text:p>
          </table:table-cell>
          <table:table-cell office:value-type="float" office:value="2565274" table:style-name="ce122">
            <text:p>2.565.274</text:p>
          </table:table-cell>
          <table:table-cell office:value-type="percentage" office:value="0.50616807957651377" table:style-name="ce123">
            <text:p>50,62%</text:p>
          </table:table-cell>
          <table:table-cell office:value-type="float" office:value="1863503" table:style-name="ce122">
            <text:p>1.863.503</text:p>
          </table:table-cell>
          <table:table-cell office:value-type="percentage" office:value="0.44539088693710188" table:style-name="ce123">
            <text:p>44,54%</text:p>
          </table:table-cell>
          <table:table-cell office:value-type="float" office:value="285014" table:style-name="ce122">
            <text:p>285.014</text:p>
          </table:table-cell>
          <table:table-cell office:value-type="percentage" office:value="0.32510163204409304" table:style-name="ce123">
            <text:p>32,51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3">
        <table:table-column table:style-name="co4" table:number-columns-repeated="16384" table:default-cell-style-name="ce113"/>
        <table:table-row table:style-name="ro17">
          <table:table-cell table:style-name="ce127"/>
          <table:table-cell office:value-type="string" table:style-name="ce128">
            <text:p>Población a vacunar de 5 a 11 años</text:p>
          </table:table-cell>
          <table:table-cell office:value-type="string" table:style-name="ce128">
            <text:p>Nº Personas con 1 dosis</text:p>
          </table:table-cell>
          <table:table-cell office:value-type="string" table:style-name="ce128">
            <text:p>% 1ª dosis</text:p>
          </table:table-cell>
          <table:table-cell office:value-type="string" table:style-name="ce128">
            <text:p>Nº Personas con pauta completa</text:p>
          </table:table-cell>
          <table:table-cell office:value-type="string" table:style-name="ce129">
            <text:p><text:s/>% PC</text:p>
          </table:table-cell>
          <table:table-cell office:value-type="string" table:style-name="ce130">
            <text:p>Fecha de la última</text:p>
            <text:p><text:s/>vacuna registrada<text:s/><text:span text:style-name="T5">(2)</text:span></text:p>
          </table:table-cell>
          <table:table-cell table:number-columns-repeated="16377"/>
        </table:table-row>
        <table:table-row table:style-name="ro5">
          <table:table-cell office:value-type="string" table:style-name="ce131">
            <text:p>Andalucía</text:p>
          </table:table-cell>
          <table:table-cell office:value-type="float" office:value="728275" table:style-name="ce132">
            <text:p>728.275</text:p>
          </table:table-cell>
          <table:table-cell office:value-type="float" office:value="456317" table:style-name="ce132">
            <text:p>456.317</text:p>
          </table:table-cell>
          <table:table-cell office:value-type="percentage" office:value="0.6265723799388967" table:style-name="ce133">
            <text:p>62,7%</text:p>
          </table:table-cell>
          <table:table-cell office:value-type="float" office:value="374314" table:style-name="ce132">
            <text:p>374.314</text:p>
          </table:table-cell>
          <table:table-cell office:value-type="percentage" office:value="0.51397343036627652" table:style-name="ce133">
            <text:p>51,4%</text:p>
          </table:table-cell>
          <table:table-cell office:value-type="date" office:date-value="2023-01-03T00:00:00" table:style-name="ce134">
            <text:p>03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Aragón</text:p>
          </table:table-cell>
          <table:table-cell office:value-type="float" office:value="103760" table:style-name="ce132">
            <text:p>103.760</text:p>
          </table:table-cell>
          <table:table-cell office:value-type="float" office:value="56203" table:style-name="ce132">
            <text:p>56.203</text:p>
          </table:table-cell>
          <table:table-cell office:value-type="percentage" office:value="0.54166345412490358" table:style-name="ce133">
            <text:p>54,2%</text:p>
          </table:table-cell>
          <table:table-cell office:value-type="float" office:value="47424" table:style-name="ce132">
            <text:p>47.424</text:p>
          </table:table-cell>
          <table:table-cell office:value-type="percentage" office:value="0.45705474171164223" table:style-name="ce133">
            <text:p>45,7%</text:p>
          </table:table-cell>
          <table:table-cell office:value-type="date" office:date-value="2023-01-03T00:00:00" table:style-name="ce134">
            <text:p>03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Asturias<text:s/></text:p>
          </table:table-cell>
          <table:table-cell office:value-type="float" office:value="62179" table:style-name="ce132">
            <text:p>62.179</text:p>
          </table:table-cell>
          <table:table-cell office:value-type="float" office:value="45188" table:style-name="ce132">
            <text:p>45.188</text:p>
          </table:table-cell>
          <table:table-cell office:value-type="percentage" office:value="0.72674053941041183" table:style-name="ce133">
            <text:p>72,7%</text:p>
          </table:table-cell>
          <table:table-cell office:value-type="float" office:value="39697" table:style-name="ce132">
            <text:p>39.697</text:p>
          </table:table-cell>
          <table:table-cell office:value-type="percentage" office:value="0.63843098152109234" table:style-name="ce133">
            <text:p>63,8%</text:p>
          </table:table-cell>
          <table:table-cell office:value-type="date" office:date-value="2023-01-03T00:00:00" table:style-name="ce134">
            <text:p>03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Baleares</text:p>
          </table:table-cell>
          <table:table-cell office:value-type="float" office:value="97822" table:style-name="ce132">
            <text:p>97.822</text:p>
          </table:table-cell>
          <table:table-cell office:value-type="float" office:value="34390" table:style-name="ce132">
            <text:p>34.390</text:p>
          </table:table-cell>
          <table:table-cell office:value-type="percentage" office:value="0.35155690948866308" table:style-name="ce133">
            <text:p>35,2%</text:p>
          </table:table-cell>
          <table:table-cell office:value-type="float" office:value="27203" table:style-name="ce132">
            <text:p>27.203</text:p>
          </table:table-cell>
          <table:table-cell office:value-type="percentage" office:value="0.27808672895667641" table:style-name="ce133">
            <text:p>27,8%</text:p>
          </table:table-cell>
          <table:table-cell office:value-type="date" office:date-value="2023-01-03T00:00:00" table:style-name="ce134">
            <text:p>03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narias</text:p>
          </table:table-cell>
          <table:table-cell office:value-type="float" office:value="156104" table:style-name="ce132">
            <text:p>156.104</text:p>
          </table:table-cell>
          <table:table-cell office:value-type="float" office:value="81911" table:style-name="ce132">
            <text:p>81.911</text:p>
          </table:table-cell>
          <table:table-cell office:value-type="percentage" office:value="0.52472069902116536" table:style-name="ce133">
            <text:p>52,5%</text:p>
          </table:table-cell>
          <table:table-cell office:value-type="float" office:value="63447" table:style-name="ce132">
            <text:p>63.447</text:p>
          </table:table-cell>
          <table:table-cell office:value-type="percentage" office:value="0.40644057807615436" table:style-name="ce133">
            <text:p>40,6%</text:p>
          </table:table-cell>
          <table:table-cell office:value-type="date" office:date-value="2023-01-03T00:00:00" table:style-name="ce134">
            <text:p>03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ntabria</text:p>
          </table:table-cell>
          <table:table-cell office:value-type="float" office:value="42931" table:style-name="ce132">
            <text:p>42.931</text:p>
          </table:table-cell>
          <table:table-cell office:value-type="float" office:value="26270" table:style-name="ce132">
            <text:p>26.270</text:p>
          </table:table-cell>
          <table:table-cell office:value-type="percentage" office:value="0.61191213808203859" table:style-name="ce133">
            <text:p>61,2%</text:p>
          </table:table-cell>
          <table:table-cell office:value-type="float" office:value="23844" table:style-name="ce132">
            <text:p>23.844</text:p>
          </table:table-cell>
          <table:table-cell office:value-type="percentage" office:value="0.55540285574526571" table:style-name="ce133">
            <text:p>55,5%</text:p>
          </table:table-cell>
          <table:table-cell office:value-type="date" office:date-value="2023-01-03T00:00:00" table:style-name="ce134">
            <text:p>03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stilla y Leon<text:s/></text:p>
          </table:table-cell>
          <table:table-cell office:value-type="float" office:value="158747" table:style-name="ce132">
            <text:p>158.747</text:p>
          </table:table-cell>
          <table:table-cell office:value-type="float" office:value="106997" table:style-name="ce132">
            <text:p>106.997</text:p>
          </table:table-cell>
          <table:table-cell office:value-type="percentage" office:value="0.67400958758275742" table:style-name="ce133">
            <text:p>67,4%</text:p>
          </table:table-cell>
          <table:table-cell office:value-type="float" office:value="99006" table:style-name="ce132">
            <text:p>99.006</text:p>
          </table:table-cell>
          <table:table-cell office:value-type="percentage" office:value="0.6236716284402225" table:style-name="ce133">
            <text:p>62,4%</text:p>
          </table:table-cell>
          <table:table-cell office:value-type="date" office:date-value="2023-01-03T00:00:00" table:style-name="ce134">
            <text:p>03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stilla - La Mancha</text:p>
          </table:table-cell>
          <table:table-cell office:value-type="float" office:value="171326" table:style-name="ce132">
            <text:p>171.326</text:p>
          </table:table-cell>
          <table:table-cell office:value-type="float" office:value="107447" table:style-name="ce132">
            <text:p>107.447</text:p>
          </table:table-cell>
          <table:table-cell office:value-type="percentage" office:value="0.62714941106428679" table:style-name="ce133">
            <text:p>62,7%</text:p>
          </table:table-cell>
          <table:table-cell office:value-type="float" office:value="89374" table:style-name="ce132">
            <text:p>89.374</text:p>
          </table:table-cell>
          <table:table-cell office:value-type="percentage" office:value="0.52166046017533829" table:style-name="ce133">
            <text:p>52,2%</text:p>
          </table:table-cell>
          <table:table-cell office:value-type="date" office:date-value="2023-01-03T00:00:00" table:style-name="ce134">
            <text:p>03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taluña</text:p>
          </table:table-cell>
          <table:table-cell office:value-type="float" office:value="648162" table:style-name="ce132">
            <text:p>648.162</text:p>
          </table:table-cell>
          <table:table-cell office:value-type="float" office:value="265335" table:style-name="ce132">
            <text:p>265.335</text:p>
          </table:table-cell>
          <table:table-cell office:value-type="percentage" office:value="0.40936525127977264" table:style-name="ce133">
            <text:p>40,9%</text:p>
          </table:table-cell>
          <table:table-cell office:value-type="float" office:value="208748" table:style-name="ce132">
            <text:p>208.748</text:p>
          </table:table-cell>
          <table:table-cell office:value-type="percentage" office:value="0.32206145994365604" table:style-name="ce133">
            <text:p>32,2%</text:p>
          </table:table-cell>
          <table:table-cell office:value-type="date" office:date-value="2023-01-03T00:00:00" table:style-name="ce134">
            <text:p>03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. Valenciana</text:p>
          </table:table-cell>
          <table:table-cell office:value-type="float" office:value="410244" table:style-name="ce132">
            <text:p>410.244</text:p>
          </table:table-cell>
          <table:table-cell office:value-type="float" office:value="265625" table:style-name="ce132">
            <text:p>265.625</text:p>
          </table:table-cell>
          <table:table-cell office:value-type="percentage" office:value="0.64748052378584453" table:style-name="ce133">
            <text:p>64,7%</text:p>
          </table:table-cell>
          <table:table-cell office:value-type="float" office:value="204856" table:style-name="ce132">
            <text:p>204.856</text:p>
          </table:table-cell>
          <table:table-cell office:value-type="percentage" office:value="0.49935160538606294" table:style-name="ce133">
            <text:p>49,9%</text:p>
          </table:table-cell>
          <table:table-cell office:value-type="date" office:date-value="2023-01-03T00:00:00" table:style-name="ce134">
            <text:p>03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Extremadura</text:p>
          </table:table-cell>
          <table:table-cell office:value-type="float" office:value="78583" table:style-name="ce132">
            <text:p>78.583</text:p>
          </table:table-cell>
          <table:table-cell office:value-type="float" office:value="61807" table:style-name="ce132">
            <text:p>61.807</text:p>
          </table:table-cell>
          <table:table-cell office:value-type="percentage" office:value="0.78651871269867524" table:style-name="ce133">
            <text:p>78,7%</text:p>
          </table:table-cell>
          <table:table-cell office:value-type="float" office:value="53079" table:style-name="ce132">
            <text:p>53.079</text:p>
          </table:table-cell>
          <table:table-cell office:value-type="percentage" office:value="0.67545143351615489" table:style-name="ce133">
            <text:p>67,5%</text:p>
          </table:table-cell>
          <table:table-cell office:value-type="date" office:date-value="2023-01-03T00:00:00" table:style-name="ce134">
            <text:p>03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Galicia</text:p>
          </table:table-cell>
          <table:table-cell office:value-type="float" office:value="177577" table:style-name="ce132">
            <text:p>177.577</text:p>
          </table:table-cell>
          <table:table-cell office:value-type="float" office:value="143921" table:style-name="ce132">
            <text:p>143.921</text:p>
          </table:table-cell>
          <table:table-cell office:value-type="percentage" office:value="0.81047095062986763" table:style-name="ce133">
            <text:p>81,0%</text:p>
          </table:table-cell>
          <table:table-cell office:value-type="float" office:value="127511" table:style-name="ce132">
            <text:p>127.511</text:p>
          </table:table-cell>
          <table:table-cell office:value-type="percentage" office:value="0.71806033439015193" table:style-name="ce133">
            <text:p>71,8%</text:p>
          </table:table-cell>
          <table:table-cell office:value-type="date" office:date-value="2023-01-03T00:00:00" table:style-name="ce134">
            <text:p>03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La Rioja</text:p>
          </table:table-cell>
          <table:table-cell office:value-type="float" office:value="25397" table:style-name="ce132">
            <text:p>25.397</text:p>
          </table:table-cell>
          <table:table-cell office:value-type="float" office:value="17137" table:style-name="ce132">
            <text:p>17.137</text:p>
          </table:table-cell>
          <table:table-cell office:value-type="percentage" office:value="0.67476473599244002" table:style-name="ce133">
            <text:p>67,5%</text:p>
          </table:table-cell>
          <table:table-cell office:value-type="float" office:value="14917" table:style-name="ce132">
            <text:p>14.917</text:p>
          </table:table-cell>
          <table:table-cell office:value-type="percentage" office:value="0.587352836949246" table:style-name="ce133">
            <text:p>58,7%</text:p>
          </table:table-cell>
          <table:table-cell office:value-type="date" office:date-value="2023-01-03T00:00:00" table:style-name="ce134">
            <text:p>03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adrid</text:p>
          </table:table-cell>
          <table:table-cell office:value-type="float" office:value="567425" table:style-name="ce132">
            <text:p>567.425</text:p>
          </table:table-cell>
          <table:table-cell office:value-type="float" office:value="271231" table:style-name="ce132">
            <text:p>271.231</text:p>
          </table:table-cell>
          <table:table-cell office:value-type="percentage" office:value="0.47800326034277657" table:style-name="ce133">
            <text:p>47,8%</text:p>
          </table:table-cell>
          <table:table-cell office:value-type="float" office:value="243050" table:style-name="ce132">
            <text:p>243.050</text:p>
          </table:table-cell>
          <table:table-cell office:value-type="percentage" office:value="0.42833854694453011" table:style-name="ce133">
            <text:p>42,8%</text:p>
          </table:table-cell>
          <table:table-cell office:value-type="date" office:date-value="2023-01-03T00:00:00" table:style-name="ce134">
            <text:p>03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urcia<text:s/></text:p>
          </table:table-cell>
          <table:table-cell office:value-type="float" office:value="139748" table:style-name="ce132">
            <text:p>139.748</text:p>
          </table:table-cell>
          <table:table-cell office:value-type="float" office:value="72530" table:style-name="ce132">
            <text:p>72.530</text:p>
          </table:table-cell>
          <table:table-cell office:value-type="percentage" office:value="0.51900563872112659" table:style-name="ce133">
            <text:p>51,9%</text:p>
          </table:table-cell>
          <table:table-cell office:value-type="float" office:value="52436" table:style-name="ce132">
            <text:p>52.436</text:p>
          </table:table-cell>
          <table:table-cell office:value-type="percentage" office:value="0.37521824999284425" table:style-name="ce133">
            <text:p>37,5%</text:p>
          </table:table-cell>
          <table:table-cell office:value-type="date" office:date-value="2023-01-03T00:00:00" table:style-name="ce134">
            <text:p>03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Navarra</text:p>
          </table:table-cell>
          <table:table-cell office:value-type="float" office:value="56431" table:style-name="ce132">
            <text:p>56.431</text:p>
          </table:table-cell>
          <table:table-cell office:value-type="float" office:value="29958" table:style-name="ce132">
            <text:p>29.958</text:p>
          </table:table-cell>
          <table:table-cell office:value-type="percentage" office:value="0.53087841789087553" table:style-name="ce133">
            <text:p>53,1%</text:p>
          </table:table-cell>
          <table:table-cell office:value-type="float" office:value="26357" table:style-name="ce132">
            <text:p>26.357</text:p>
          </table:table-cell>
          <table:table-cell office:value-type="percentage" office:value="0.46706597437578634" table:style-name="ce133">
            <text:p>46,7%</text:p>
          </table:table-cell>
          <table:table-cell office:value-type="date" office:date-value="2022-12-31T00:00:00" table:style-name="ce134">
            <text:p>31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País Vasco</text:p>
          </table:table-cell>
          <table:table-cell office:value-type="float" office:value="170178" table:style-name="ce132">
            <text:p>170.178</text:p>
          </table:table-cell>
          <table:table-cell office:value-type="float" office:value="88621" table:style-name="ce132">
            <text:p>88.621</text:p>
          </table:table-cell>
          <table:table-cell office:value-type="percentage" office:value="0.52075473915547255" table:style-name="ce133">
            <text:p>52,1%</text:p>
          </table:table-cell>
          <table:table-cell office:value-type="float" office:value="71314" table:style-name="ce132">
            <text:p>71.314</text:p>
          </table:table-cell>
          <table:table-cell office:value-type="percentage" office:value="0.41905534205361444" table:style-name="ce133">
            <text:p>41,9%</text:p>
          </table:table-cell>
          <table:table-cell office:value-type="date" office:date-value="2023-01-03T00:00:00" table:style-name="ce134">
            <text:p>03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euta</text:p>
          </table:table-cell>
          <table:table-cell office:value-type="float" office:value="9201" table:style-name="ce132">
            <text:p>9.201</text:p>
          </table:table-cell>
          <table:table-cell office:value-type="float" office:value="3244" table:style-name="ce132">
            <text:p>3.244</text:p>
          </table:table-cell>
          <table:table-cell office:value-type="percentage" office:value="0.3525703727855668" table:style-name="ce133">
            <text:p>35,3%</text:p>
          </table:table-cell>
          <table:table-cell office:value-type="float" office:value="2279" table:style-name="ce132">
            <text:p>2.279</text:p>
          </table:table-cell>
          <table:table-cell office:value-type="percentage" office:value="0.24769046842734485" table:style-name="ce133">
            <text:p>24,8%</text:p>
          </table:table-cell>
          <table:table-cell office:value-type="date" office:date-value="2023-01-03T00:00:00" table:style-name="ce134">
            <text:p>03/01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elilla</text:p>
          </table:table-cell>
          <table:table-cell office:value-type="float" office:value="11074" table:style-name="ce132">
            <text:p>11.074</text:p>
          </table:table-cell>
          <table:table-cell office:value-type="float" office:value="3657" table:style-name="ce132">
            <text:p>3.657</text:p>
          </table:table-cell>
          <table:table-cell office:value-type="percentage" office:value="0.33023297814701102" table:style-name="ce133">
            <text:p>33,0%</text:p>
          </table:table-cell>
          <table:table-cell office:value-type="float" office:value="2188" table:style-name="ce132">
            <text:p>2.188</text:p>
          </table:table-cell>
          <table:table-cell office:value-type="percentage" office:value="0.19757991692252122" table:style-name="ce133">
            <text:p>19,8%</text:p>
          </table:table-cell>
          <table:table-cell office:value-type="date" office:date-value="2023-01-03T00:00:00" table:style-name="ce134">
            <text:p>03/01/2023</text:p>
          </table:table-cell>
          <table:table-cell table:number-columns-repeated="16377"/>
        </table:table-row>
        <table:table-row table:style-name="ro5">
          <table:table-cell office:value-type="string" table:style-name="ce136">
            <text:p>Min. Defensa</text:p>
          </table:table-cell>
          <table:table-cell office:value-type="string" table:style-name="ce132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date" office:date-value="2022-12-30T00:00:00" table:style-name="ce134">
            <text:p>30/12/2022</text:p>
          </table:table-cell>
          <table:table-cell table:number-columns-repeated="16377"/>
        </table:table-row>
        <table:table-row table:style-name="ro5">
          <table:table-cell office:value-type="string" table:style-name="ce137">
            <text:p>Sanidad Exterior</text:p>
          </table:table-cell>
          <table:table-cell office:value-type="string" table:style-name="ce132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date" office:date-value="2022-12-30T00:00:00" table:style-name="ce134">
            <text:p>30/12/2022</text:p>
          </table:table-cell>
          <table:table-cell table:number-columns-repeated="16377"/>
        </table:table-row>
        <table:table-row table:style-name="ro5">
          <table:table-cell office:value-type="string" table:style-name="ce138">
            <text:p>Totales</text:p>
          </table:table-cell>
          <table:table-cell office:value-type="float" office:value="3815164" table:style-name="ce139">
            <text:p>3.815.164</text:p>
          </table:table-cell>
          <table:table-cell office:value-type="float" office:value="2137789" table:style-name="ce139">
            <text:p>2.137.789</text:p>
          </table:table-cell>
          <table:table-cell office:value-type="percentage" office:value="0.56034000111135462" table:style-name="ce140">
            <text:p>56,0%</text:p>
          </table:table-cell>
          <table:table-cell office:value-type="float" office:value="1771044" table:style-name="ce139">
            <text:p>1.771.044</text:p>
          </table:table-cell>
          <table:table-cell office:value-type="percentage" office:value="0.46421176127684155" table:style-name="ce140">
            <text:p>46,4%</text:p>
          </table:table-cell>
          <table:table-cell table:style-name="ce139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4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4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4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4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style style:name="Porcentaje_32_4" style:display-name="Porcentaje 4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Juárez Sánchez. Samuel</dc:creator>
    <meta:creation-date>2021-10-19T15:41:35Z</meta:creation-date>
    <dc:date>2023-01-04T14:36:47Z</dc:date>
  </office:meta>
</office:document-meta>
</file>